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8.00pt" fo:font-weight="normal" fo:font-family="Calibri" style:font-family-asian="Calibri" style:font-family-complex="Calibri" fo:background-color="transparent" fo:color="#215868"/>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fo:color="#00000a"/>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fo:color="#00000a"/>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1.00pt" fo:font-weight="normal" fo:font-family="Calibri" style:font-family-asian="Calibri" style:font-family-complex="Calibri" fo:background-color="transparent" fo:color="#00000a"/>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fo:color="#00000a"/>
    </style:style>
    <style:style style:name="T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 style:family="text">
      <style:text-properties fo:font-size="11.00pt" fo:font-weight="normal" fo:font-family="Calibri" style:font-family-asian="Calibri" style:font-family-complex="Calibri" fo:background-color="transparent" fo:color="#00000a"/>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fo:color="#00000a"/>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8.00pt" fo:font-weight="bold" fo:font-family="'Calibri Light'" style:font-family-asian="'Calibri Light'" style:font-family-complex="'Calibri Light'" fo:background-color="transparent" fo:color="#215868"/>
    </style:style>
    <style:style style:name="T17" style:family="text">
      <style:text-properties fo:font-size="11.00pt" fo:font-weight="normal" fo:font-family="Calibri" style:font-family-asian="Calibri" style:font-family-complex="Calibri" fo:background-color="transparent" fo:color="#00000a"/>
    </style:style>
    <style:style style:name="T18" style:family="text">
      <style:text-properties fo:font-size="11.00pt" fo:font-weight="normal" fo:font-family="'Courier New'" style:font-family-asian="'Courier New'" style:font-family-complex="'Courier New'" fo:background-color="transparent" fo:color="#408080"/>
    </style:style>
    <style:style style:name="T19" style:family="text">
      <style:text-properties fo:font-size="11.00pt" fo:font-weight="normal" fo:font-family="Calibri" style:font-family-asian="Calibri" style:font-family-complex="Calibri" fo:background-color="transparent" fo:color="#00000a"/>
    </style:style>
    <style:style style:name="T20" style:family="text">
      <style:text-properties fo:font-size="11.00pt" fo:font-weight="normal" fo:font-family="'Courier New'" style:font-family-asian="'Courier New'" style:font-family-complex="'Courier New'" fo:background-color="transparent" fo:color="#408080"/>
    </style:style>
    <style:style style:name="T21" style:family="text">
      <style:text-properties fo:font-size="11.00pt" fo:font-weight="normal" fo:font-family="Calibri" style:font-family-asian="Calibri" style:font-family-complex="Calibri" fo:background-color="transparent" fo:color="#00000a"/>
    </style:style>
    <style:style style:name="T22" style:family="text">
      <style:text-properties fo:font-size="11.00pt" fo:font-weight="normal" fo:font-family="Calibri" style:font-family-asian="Calibri" style:font-family-complex="Calibri" fo:background-color="transparent" fo:color="#00000a" fo:font-style="italic"/>
    </style:style>
    <style:style style:name="T23" style:family="text">
      <style:text-properties fo:font-size="11.00pt" fo:font-weight="normal" fo:font-family="Calibri" style:font-family-asian="Calibri" style:font-family-complex="Calibri" fo:background-color="transparent" fo:color="#00000a"/>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8.00pt" fo:font-weight="bold" fo:font-family="'Calibri Light'" style:font-family-asian="'Calibri Light'" style:font-family-complex="'Calibri Light'" fo:background-color="transparent" fo:color="#215868"/>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fo:color="#00000a"/>
    </style:style>
    <style:style style:name="T2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fo:color="#00000a"/>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fo:color="#00000a"/>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fo:color="#00000a"/>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fo:color="#00000a"/>
    </style:style>
    <style:style style:name="T37" style:family="text">
      <style:text-properties fo:font-size="11.00pt" fo:font-weight="normal" fo:font-family="Calibri" style:font-family-asian="Calibri" style:font-family-complex="Calibri" fo:background-color="transparent" fo:color="#000000"/>
    </style:style>
    <style:style style:name="T38" style:family="text">
      <style:text-properties fo:font-size="11.00pt" fo:font-weight="normal" fo:font-family="Calibri" style:font-family-asian="Calibri" style:font-family-complex="Calibri" fo:background-color="transparent" fo:color="#00000a"/>
    </style:style>
    <style:style style:name="T39" style:family="text">
      <style:text-properties fo:font-size="11.00pt" fo:font-weight="normal" fo:font-family="'Courier New'" style:font-family-asian="'Courier New'" style:font-family-complex="'Courier New'" fo:background-color="transparent" fo:color="#408080"/>
    </style:style>
    <style:style style:name="T40" style:family="text">
      <style:text-properties fo:font-size="11.00pt" fo:font-weight="normal" fo:font-family="Calibri" style:font-family-asian="Calibri" style:font-family-complex="Calibri" fo:background-color="transparent" fo:color="#00000a"/>
    </style:style>
    <style:style style:name="T41" style:family="text">
      <style:text-properties fo:font-size="11.00pt" fo:font-weight="normal" fo:font-family="'Courier New'" style:font-family-asian="'Courier New'" style:font-family-complex="'Courier New'" fo:background-color="transparent" fo:color="#215868"/>
    </style:style>
    <style:style style:name="T42" style:family="text">
      <style:text-properties fo:font-size="11.00pt" fo:font-weight="normal" fo:font-family="'Courier New'" style:font-family-asian="'Courier New'" style:font-family-complex="'Courier New'" fo:background-color="transparent" fo:color="#408080"/>
    </style:style>
    <style:style style:name="T43" style:family="text">
      <style:text-properties fo:font-size="11.00pt" fo:font-weight="normal" fo:font-family="Calibri" style:font-family-asian="Calibri" style:font-family-complex="Calibri" fo:background-color="transparent" fo:color="#00000a"/>
    </style:style>
    <style:style style:name="T44" style:family="text">
      <style:text-properties fo:font-size="11.00pt" fo:font-weight="normal" fo:font-family="'Courier New'" style:font-family-asian="'Courier New'" style:font-family-complex="'Courier New'" fo:background-color="transparent" fo:color="#215868"/>
    </style:style>
    <style:style style:name="T45" style:family="text">
      <style:text-properties fo:font-size="11.00pt" fo:font-weight="normal" fo:font-family="Calibri" style:font-family-asian="Calibri" style:font-family-complex="Calibri" fo:background-color="transparent" fo:color="#00000a"/>
    </style:style>
    <style:style style:name="T46" style:family="text">
      <style:text-properties fo:font-size="11.00pt" fo:font-weight="normal" fo:font-family="'Courier New'" style:font-family-asian="'Courier New'" style:font-family-complex="'Courier New'" fo:background-color="transparent" fo:color="#408080"/>
    </style:style>
    <style:style style:name="T47" style:family="text">
      <style:text-properties fo:font-size="11.00pt" fo:font-weight="normal" fo:font-family="Calibri" style:font-family-asian="Calibri" style:font-family-complex="Calibri" fo:background-color="transparent" fo:color="#00000a"/>
    </style:style>
    <style:style style:name="T48" style:family="text">
      <style:text-properties fo:font-size="11.00pt" fo:font-weight="normal" fo:font-family="'Courier New'" style:font-family-asian="'Courier New'" style:font-family-complex="'Courier New'" fo:background-color="transparent" fo:color="#408080"/>
    </style:style>
    <style:style style:name="T49" style:family="text">
      <style:text-properties fo:font-size="11.00pt" fo:font-weight="normal" fo:font-family="Calibri" style:font-family-asian="Calibri" style:font-family-complex="Calibri" fo:background-color="transparent" fo:color="#00000a"/>
    </style:style>
    <style:style style:name="T50" style:family="text">
      <style:text-properties fo:font-size="11.00pt" fo:font-weight="normal" fo:font-family="'Courier New'" style:font-family-asian="'Courier New'" style:font-family-complex="'Courier New'" fo:background-color="transparent" fo:color="#408080"/>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fo:font-family="Calibri" style:font-family-asian="Calibri" style:font-family-complex="Calibri" fo:background-color="transparent" fo:color="#00000a"/>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fo:color="#00000a"/>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fo:color="#00000a"/>
    </style:style>
    <style:style style:name="T57" style:family="text">
      <style:text-properties fo:font-size="11.00pt" fo:font-weight="normal" fo:font-family="Calibri" style:font-family-asian="Calibri" style:font-family-complex="Calibri" fo:background-color="transparent" fo:color="#408080"/>
    </style:style>
    <style:style style:name="T58" style:family="text">
      <style:text-properties fo:font-size="11.00pt" fo:font-weight="normal" fo:font-family="Calibri" style:font-family-asian="Calibri" style:font-family-complex="Calibri" fo:background-color="transparent" fo:color="#00000a"/>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fo:color="#408080"/>
    </style:style>
    <style:style style:name="T6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408080"/>
    </style:style>
    <style:style style:name="T6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408080"/>
    </style:style>
    <style:style style:name="T63" style:family="text">
      <style:text-properties fo:font-size="11.00pt" fo:font-weight="normal" fo:font-family="Calibri" style:font-family-asian="Calibri" style:font-family-complex="Calibri" fo:background-color="transparent" fo:color="#408080"/>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fo:color="#00000a"/>
    </style:style>
    <style:style style:name="T6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8" style:family="text">
      <style:text-properties fo:font-size="11.00pt" fo:font-weight="normal" fo:font-family="Calibri" style:font-family-asian="Calibri" style:font-family-complex="Calibri" fo:background-color="transparent" fo:color="#408080"/>
    </style:style>
    <style:style style:name="T69" style:family="text">
      <style:text-properties fo:font-size="11.00pt" fo:font-weight="normal" fo:font-family="'Courier New'" style:font-family-asian="'Courier New'" style:font-family-complex="'Courier New'" fo:background-color="transparent" fo:color="#215868"/>
    </style:style>
    <style:style style:name="T70"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215868"/>
    </style:style>
    <style:style style:name="T71"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215868"/>
    </style:style>
    <style:style style:name="T72" style:family="text">
      <style:text-properties fo:font-size="11.00pt" fo:font-weight="normal" fo:font-family="'Courier New'" style:font-family-asian="'Courier New'" style:font-family-complex="'Courier New'" fo:background-color="transparent" fo:color="#215868"/>
    </style:style>
    <style:style style:name="T73" style:family="text">
      <style:text-properties fo:font-size="11.00pt" fo:font-weight="normal" fo:font-family="Calibri" style:font-family-asian="Calibri" style:font-family-complex="Calibri" fo:background-color="transparent" fo:color="#00000a"/>
    </style:style>
    <style:style style:name="T74" style:family="text">
      <style:text-properties fo:font-size="11.00pt" fo:font-weight="normal" fo:font-family="'Courier New'" style:font-family-asian="'Courier New'" style:font-family-complex="'Courier New'" fo:background-color="transparent" fo:color="#408080"/>
    </style:style>
    <style:style style:name="T75" style:family="text">
      <style:text-properties fo:font-size="11.00pt" fo:font-weight="normal" fo:font-family="Calibri" style:font-family-asian="Calibri" style:font-family-complex="Calibri" fo:background-color="transparent" fo:color="#00000a"/>
    </style:style>
    <style:style style:name="T76" style:family="text">
      <style:text-properties fo:font-size="11.00pt" fo:font-weight="normal" fo:font-family="'Courier New'" style:font-family-asian="'Courier New'" style:font-family-complex="'Courier New'" fo:background-color="transparent" fo:color="#215868"/>
    </style:style>
    <style:style style:name="T77" style:family="text">
      <style:text-properties fo:font-size="11.00pt" fo:font-weight="normal" fo:font-family="'Courier New'" style:font-family-asian="'Courier New'" style:font-family-complex="'Courier New'" fo:background-color="transparent" fo:color="#408080"/>
    </style:style>
    <style:style style:name="T78" style:family="text">
      <style:text-properties fo:font-size="11.00pt" fo:font-weight="normal" fo:font-family="Calibri" style:font-family-asian="Calibri" style:font-family-complex="Calibri" fo:background-color="transparent" fo:color="#00000a"/>
    </style:style>
    <style:style style:name="T79" style:family="text">
      <style:text-properties fo:font-size="11.00pt" fo:font-weight="normal" fo:font-family="'Courier New'" style:font-family-asian="'Courier New'" style:font-family-complex="'Courier New'" fo:background-color="transparent" fo:color="#215868"/>
    </style:style>
    <style:style style:name="T80" style:family="text">
      <style:text-properties fo:font-size="11.00pt" fo:font-weight="normal" fo:font-family="'Courier New'" style:font-family-asian="'Courier New'" style:font-family-complex="'Courier New'" fo:background-color="transparent" fo:color="#408080"/>
    </style:style>
    <style:style style:name="T81" style:family="text">
      <style:text-properties fo:font-size="11.00pt" fo:font-weight="normal" fo:font-family="Calibri" style:font-family-asian="Calibri" style:font-family-complex="Calibri" fo:background-color="transparent" fo:color="#00000a"/>
    </style:style>
    <style:style style:name="T82" style:family="text">
      <style:text-properties fo:font-size="11.00pt" fo:font-weight="normal" fo:font-family="'Courier New'" style:font-family-asian="'Courier New'" style:font-family-complex="'Courier New'" fo:background-color="transparent" fo:color="#00000a"/>
    </style:style>
    <style:style style:name="T83" style:family="text">
      <style:text-properties fo:font-size="11.00pt" fo:font-weight="normal" fo:font-family="'Courier New'" style:font-family-asian="'Courier New'" style:font-family-complex="'Courier New'" fo:background-color="transparent" fo:color="#408080"/>
    </style:style>
    <style:style style:name="T84" style:family="text">
      <style:text-properties fo:font-size="11.00pt" fo:font-weight="normal" fo:font-family="Calibri" style:font-family-asian="Calibri" style:font-family-complex="Calibri" fo:background-color="transparent" fo:color="#00000a"/>
    </style:style>
    <style:style style:name="T85" style:family="text">
      <style:text-properties fo:font-size="11.00pt" fo:font-weight="normal" fo:font-family="Calibri" style:font-family-asian="Calibri" style:font-family-complex="Calibri" fo:background-color="transparent" fo:color="#00000a" fo:font-style="italic"/>
    </style:style>
    <style:style style:name="T86" style:family="text">
      <style:text-properties fo:font-size="11.00pt" fo:font-weight="normal" fo:font-family="Calibri" style:font-family-asian="Calibri" style:font-family-complex="Calibri" fo:background-color="transparent" fo:color="#00000a"/>
    </style:style>
    <style:style style:name="T87" style:family="text">
      <style:text-properties fo:font-size="11.00pt" fo:font-weight="normal" fo:font-family="Calibri" style:font-family-asian="Calibri" style:font-family-complex="Calibri" fo:background-color="transparent" fo:color="#00000a" fo:font-style="italic"/>
    </style:style>
    <style:style style:name="T88" style:family="text">
      <style:text-properties fo:font-size="11.00pt" fo:font-weight="normal" fo:font-family="Calibri" style:font-family-asian="Calibri" style:font-family-complex="Calibri" fo:background-color="transparent" fo:color="#00000a"/>
    </style:style>
    <style:style style:name="T89" style:family="text">
      <style:text-properties fo:font-size="11.00pt" fo:font-weight="normal" fo:font-family="'Courier New'" style:font-family-asian="'Courier New'" style:font-family-complex="'Courier New'" fo:background-color="transparent" fo:color="#215868"/>
    </style:style>
    <style:style style:name="T90" style:family="text">
      <style:text-properties fo:font-size="11.00pt" fo:font-weight="normal" fo:font-family="'Courier New'" style:font-family-asian="'Courier New'" style:font-family-complex="'Courier New'" fo:background-color="transparent" fo:color="#408080"/>
    </style:style>
    <style:style style:name="T91" style:family="text">
      <style:text-properties fo:font-size="11.00pt" fo:font-weight="normal" fo:font-family="Calibri" style:font-family-asian="Calibri" style:font-family-complex="Calibri" fo:background-color="transparent" fo:color="#00000a"/>
    </style:style>
    <style:style style:name="T92" style:family="text">
      <style:text-properties fo:font-size="11.00pt" fo:font-weight="normal" fo:font-family="'Courier New'" style:font-family-asian="'Courier New'" style:font-family-complex="'Courier New'" fo:background-color="transparent" fo:color="#215868"/>
    </style:style>
    <style:style style:name="T93" style:family="text">
      <style:text-properties fo:font-size="11.00pt" fo:font-weight="normal" fo:font-family="'Courier New'" style:font-family-asian="'Courier New'" style:font-family-complex="'Courier New'" fo:background-color="transparent" fo:color="#408080"/>
    </style:style>
    <style:style style:name="T94" style:family="text">
      <style:text-properties fo:font-size="11.00pt" fo:font-weight="normal" fo:font-family="Calibri" style:font-family-asian="Calibri" style:font-family-complex="Calibri" fo:background-color="transparent" fo:color="#00000a"/>
    </style:style>
    <style:style style:name="T95" style:family="text">
      <style:text-properties fo:font-size="11.00pt" fo:font-weight="normal" fo:font-family="'Courier New'" style:font-family-asian="'Courier New'" style:font-family-complex="'Courier New'" fo:background-color="transparent" fo:color="#408080"/>
    </style:style>
    <style:style style:name="T96" style:family="text">
      <style:text-properties fo:font-size="11.00pt" fo:font-weight="normal" fo:font-family="Calibri" style:font-family-asian="Calibri" style:font-family-complex="Calibri" fo:background-color="transparent" fo:color="#00000a"/>
    </style:style>
    <style:style style:name="T97" style:family="text">
      <style:text-properties fo:font-size="11.00pt" fo:font-weight="normal" fo:font-family="'Courier New'" style:font-family-asian="'Courier New'" style:font-family-complex="'Courier New'" fo:background-color="transparent" fo:color="#408080"/>
    </style:style>
    <style:style style:name="T98" style:family="text">
      <style:text-properties fo:font-size="11.00pt" fo:font-weight="normal" fo:font-family="Calibri" style:font-family-asian="Calibri" style:font-family-complex="Calibri" fo:background-color="transparent" fo:color="#00000a"/>
    </style:style>
    <style:style style:name="T99" style:family="text">
      <style:text-properties fo:font-size="11.00pt" fo:font-weight="normal" fo:font-family="'Courier New'" style:font-family-asian="'Courier New'" style:font-family-complex="'Courier New'" fo:background-color="transparent" fo:color="#215868"/>
    </style:style>
    <style:style style:name="T100" style:family="text">
      <style:text-properties fo:font-size="11.00pt" fo:font-weight="normal" fo:font-family="'Courier New'" style:font-family-asian="'Courier New'" style:font-family-complex="'Courier New'" fo:background-color="transparent" fo:color="#408080"/>
    </style:style>
    <style:style style:name="T101" style:family="text">
      <style:text-properties fo:font-size="11.00pt" fo:font-weight="normal" fo:font-family="Calibri" style:font-family-asian="Calibri" style:font-family-complex="Calibri" fo:background-color="transparent" fo:color="#00000a"/>
    </style:style>
    <style:style style:name="T102" style:family="text">
      <style:text-properties fo:font-size="11.00pt" fo:font-weight="normal" fo:font-family="'Courier New'" style:font-family-asian="'Courier New'" style:font-family-complex="'Courier New'" fo:background-color="transparent" fo:color="#408080"/>
    </style:style>
    <style:style style:name="T103" style:family="text">
      <style:text-properties fo:font-size="11.00pt" fo:font-weight="normal" fo:font-family="Calibri" style:font-family-asian="Calibri" style:font-family-complex="Calibri" fo:background-color="transparent" fo:color="#00000a"/>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Courier New'" style:font-family-asian="'Courier New'" style:font-family-complex="'Courier New'" fo:background-color="transparent" fo:color="#408080"/>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Calibri" style:font-family-asian="Calibri" style:font-family-complex="Calibri" fo:background-color="transparent" fo:color="#00000a"/>
    </style:style>
    <style:style style:name="T108" style:family="text">
      <style:text-properties fo:font-size="11.00pt" fo:font-weight="normal" fo:font-family="'Courier New'" style:font-family-asian="'Courier New'" style:font-family-complex="'Courier New'" fo:background-color="transparent" fo:color="#215868"/>
    </style:style>
    <style:style style:name="T109" style:family="text">
      <style:text-properties fo:font-size="11.00pt" fo:font-weight="normal" fo:font-family="'Courier New'" style:font-family-asian="'Courier New'" style:font-family-complex="'Courier New'" fo:background-color="transparent" fo:color="#408080"/>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fo:color="#00000a"/>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fo:color="#00000a"/>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Calibri" style:font-family-asian="Calibri" style:font-family-complex="Calibri" fo:background-color="transparent" fo:color="#00000a"/>
    </style:style>
    <style:style style:name="T116" style:family="text">
      <style:text-properties fo:font-size="11.00pt" fo:font-weight="normal" fo:font-family="'Courier New'" style:font-family-asian="'Courier New'" style:font-family-complex="'Courier New'" fo:background-color="transparent" fo:color="#408080"/>
    </style:style>
    <style:style style:name="T117" style:family="text">
      <style:text-properties fo:font-size="11.00pt" fo:font-weight="normal" fo:font-family="Calibri" style:font-family-asian="Calibri" style:font-family-complex="Calibri" fo:background-color="transparent" fo:color="#00000a"/>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ourier New'" style:font-family-asian="'Courier New'" style:font-family-complex="'Courier New'" fo:background-color="transparent" fo:color="#408080"/>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8.00pt" fo:font-weight="bold" fo:font-family="'Calibri Light'" style:font-family-asian="'Calibri Light'" style:font-family-complex="'Calibri Light'" fo:background-color="transparent" fo:color="#215868"/>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Light'" style:font-family-asian="'Calibri Light'" style:font-family-complex="'Calibri Light'" fo:background-color="transparent" fo:color="#00000a"/>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bold" fo:font-family="'Calibri Light'" style:font-family-asian="'Calibri Light'" style:font-family-complex="'Calibri Light'" fo:background-color="transparent" fo:color="#00000a"/>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Calibri Light'" style:font-family-asian="'Calibri Light'" style:font-family-complex="'Calibri Light'" fo:background-color="transparent" fo:color="#00000a"/>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normal" fo:font-family="'Calibri Light'" style:font-family-asian="'Calibri Light'" style:font-family-complex="'Calibri Light'" fo:background-color="transparent" fo:color="#00000a"/>
    </style:style>
    <style:style style:name="T130" style:family="text">
      <style:text-properties fo:font-size="11.00pt" fo:font-weight="normal" fo:font-family="'Courier New'" style:font-family-asian="'Courier New'" style:font-family-complex="'Courier New'" fo:background-color="transparent" fo:color="#408080"/>
    </style:style>
    <style:style style:name="T131"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408080"/>
    </style:style>
    <style:style style:name="T132"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408080"/>
    </style:style>
    <style:style style:name="T133" style:family="text">
      <style:text-properties fo:font-size="11.00pt" fo:font-weight="normal" fo:font-family="'Courier New'" style:font-family-asian="'Courier New'" style:font-family-complex="'Courier New'" fo:background-color="transparent" fo:color="#408080"/>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Calibri Light'" style:font-family-asian="'Calibri Light'" style:font-family-complex="'Calibri Light'" fo:background-color="transparent" fo:color="#00000a"/>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ourier New'" style:font-family-asian="'Courier New'" style:font-family-complex="'Courier New'" fo:background-color="transparent" fo:color="#215868"/>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1.00pt" fo:font-weight="normal" fo:font-family="'Courier New'" style:font-family-asian="'Courier New'" style:font-family-complex="'Courier New'" fo:background-color="transparent" fo:color="#215868"/>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normal" fo:font-family="'Calibri Light'" style:font-family-asian="'Calibri Light'" style:font-family-complex="'Calibri Light'" fo:background-color="transparent" fo:color="#00000a"/>
    </style:style>
    <style:style style:name="T142" style:family="text">
      <style:text-properties fo:font-size="11.00pt" fo:font-weight="normal" fo:font-family="'Courier New'" style:font-family-asian="'Courier New'" style:font-family-complex="'Courier New'" fo:background-color="transparent" fo:color="#215868"/>
    </style:style>
    <style:style style:name="T143" style:family="text">
      <style:text-properties fo:font-size="11.00pt" fo:font-weight="normal" fo:font-family="'Courier New'" style:font-family-asian="'Courier New'" style:font-family-complex="'Courier New'" fo:background-color="transparent" fo:color="#408080"/>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1.00pt" fo:font-weight="normal" fo:font-family="'Calibri Light'" style:font-family-asian="'Calibri Light'" style:font-family-complex="'Calibri Light'" fo:background-color="transparent" fo:color="#00000a"/>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normal" fo:font-family="Calibri" style:font-family-asian="Calibri" style:font-family-complex="Calibri" fo:background-color="transparent" fo:color="#00000a"/>
    </style:style>
    <style:style style:name="T148" style:family="text">
      <style:text-properties fo:font-size="11.00pt" fo:font-weight="normal" fo:font-family="'Courier New'" style:font-family-asian="'Courier New'" style:font-family-complex="'Courier New'" fo:background-color="transparent" fo:color="#40808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normal" fo:font-family="'Courier New'" style:font-family-asian="'Courier New'" style:font-family-complex="'Courier New'" fo:background-color="transparent" fo:color="#215868"/>
    </style:style>
    <style:style style:name="T151" style:family="text">
      <style:text-properties fo:font-size="11.00pt" fo:font-weight="normal" fo:font-family="'Courier New'" style:font-family-asian="'Courier New'" style:font-family-complex="'Courier New'" fo:background-color="transparent" fo:color="#40808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normal" fo:font-family="'Courier New'" style:font-family-asian="'Courier New'" style:font-family-complex="'Courier New'" fo:background-color="transparent" fo:color="#408080"/>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Light'" style:font-family-asian="'Calibri Light'" style:font-family-complex="'Calibri Light'" fo:background-color="transparent" fo:color="#00000a"/>
    </style:style>
    <style:style style:name="T156" style:family="text">
      <style:text-properties fo:font-size="11.00pt" fo:font-weight="normal" fo:font-family="'Courier New'" style:font-family-asian="'Courier New'" style:font-family-complex="'Courier New'" fo:background-color="transparent" fo:color="#408080"/>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ourier New'" style:font-family-asian="'Courier New'" style:font-family-complex="'Courier New'" fo:background-color="transparent" fo:color="#408080"/>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1.00pt" fo:font-weight="normal" fo:font-family="'Calibri Light'" style:font-family-asian="'Calibri Light'" style:font-family-complex="'Calibri Light'" fo:background-color="transparent" fo:color="#00000a"/>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a"/>
    </style:style>
    <style:style style:name="T163" style:family="text">
      <style:text-properties fo:font-size="11.00pt" fo:font-weight="normal" fo:font-family="'Courier New'" style:font-family-asian="'Courier New'" style:font-family-complex="'Courier New'" fo:background-color="transparent" fo:color="#408080"/>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bold" fo:font-family="'Calibri Light'" style:font-family-asian="'Calibri Light'" style:font-family-complex="'Calibri Light'" fo:background-color="transparent" fo:color="#00000a"/>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Light'" style:font-family-asian="'Calibri Light'" style:font-family-complex="'Calibri Light'" fo:background-color="transparent" fo:color="#00000a"/>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normal" fo:font-family="'Calibri Light'" style:font-family-asian="'Calibri Light'" style:font-family-complex="'Calibri Light'" fo:background-color="transparent" fo:color="#00000a"/>
    </style:style>
    <style:style style:name="T170" style:family="text">
      <style:text-properties fo:font-size="11.00pt" fo:font-weight="normal" fo:font-family="'Calibri Light'" style:font-family-asian="'Calibri Light'" style:font-family-complex="'Calibri Light'" fo:background-color="transparent" fo:color="#ff0000"/>
    </style:style>
    <style:style style:name="T171" style:family="text">
      <style:text-properties fo:font-size="11.00pt" fo:font-weight="normal" fo:font-family="'Calibri Light'" style:font-family-asian="'Calibri Light'" style:font-family-complex="'Calibri Light'" fo:background-color="transparent" fo:color="#000000"/>
    </style:style>
    <style:style style:name="T172" style:family="text">
      <style:text-properties fo:font-size="11.00pt" fo:font-weight="normal" fo:font-family="'Calibri Light'" style:font-family-asian="'Calibri Light'" style:font-family-complex="'Calibri Light'" fo:background-color="transparent" fo:color="#00000a"/>
    </style:style>
    <style:style style:name="T173" style:family="text">
      <style:text-properties fo:font-size="11.00pt" fo:font-weight="normal" fo:font-family="'Courier New'" style:font-family-asian="'Courier New'" style:font-family-complex="'Courier New'" fo:background-color="transparent" fo:color="#215868"/>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0.00pt" fo:font-weight="normal" fo:font-family="'Courier New'" style:font-family-asian="'Courier New'" style:font-family-complex="'Courier New'" fo:background-color="transparent" fo:color="#215868"/>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0.00pt" fo:font-weight="normal" fo:font-family="'Courier New'" style:font-family-asian="'Courier New'" style:font-family-complex="'Courier New'" fo:background-color="transparent" fo:color="#215868"/>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0.00pt" fo:font-weight="normal" fo:font-family="'Courier New'" style:font-family-asian="'Courier New'" style:font-family-complex="'Courier New'" fo:background-color="transparent" fo:color="#215868"/>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Calibri Light'" style:font-family-asian="'Calibri Light'" style:font-family-complex="'Calibri Light'" fo:background-color="transparent" fo:color="#00000a"/>
    </style:style>
    <style:style style:name="T182" style:family="text">
      <style:text-properties fo:font-size="11.00pt" fo:font-weight="normal" fo:font-family="'Courier New'" style:font-family-asian="'Courier New'" style:font-family-complex="'Courier New'" fo:background-color="transparent" fo:color="#008080"/>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normal" fo:font-family="'Calibri Light'" style:font-family-asian="'Calibri Light'" style:font-family-complex="'Calibri Light'" fo:background-color="transparent" fo:color="#00000a"/>
    </style:style>
    <style:style style:name="T185" style:family="text">
      <style:text-properties fo:font-size="11.00pt" fo:font-weight="normal" fo:font-family="'Courier New'" style:font-family-asian="'Courier New'" style:font-family-complex="'Courier New'" fo:background-color="transparent" fo:color="#008080"/>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Light'" style:font-family-asian="'Calibri Light'" style:font-family-complex="'Calibri Light'" fo:background-color="transparent" fo:color="#00000a"/>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Light'" style:font-family-asian="'Calibri Light'" style:font-family-complex="'Calibri Light'" fo:background-color="transparent" fo:color="#00000a"/>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Light'" style:font-family-asian="'Calibri Light'" style:font-family-complex="'Calibri Light'" fo:background-color="transparent" fo:color="#00000a"/>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Light'" style:font-family-asian="'Calibri Light'" style:font-family-complex="'Calibri Light'" fo:background-color="transparent" fo:color="#00000a"/>
    </style:style>
    <style:style style:name="T194" style:family="text">
      <style:text-properties fo:font-size="11.00pt" fo:font-weight="normal" fo:font-family="'Courier New'" style:font-family-asian="'Courier New'" style:font-family-complex="'Courier New'" fo:background-color="transparent" fo:color="#008080"/>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alibri Light'" style:font-family-asian="'Calibri Light'" style:font-family-complex="'Calibri Light'" fo:background-color="transparent" fo:color="#00000a"/>
    </style:style>
    <style:style style:name="T197" style:family="text">
      <style:text-properties fo:font-size="11.00pt" fo:font-weight="normal" fo:font-family="'Courier New'" style:font-family-asian="'Courier New'" style:font-family-complex="'Courier New'" fo:background-color="transparent" fo:color="#215868"/>
    </style:style>
    <style:style style:name="T198" style:family="text">
      <style:text-properties fo:font-size="11.00pt" fo:font-weight="normal" fo:font-family="'Courier New'" style:font-family-asian="'Courier New'" style:font-family-complex="'Courier New'" fo:background-color="transparent" fo:color="#008080"/>
    </style:style>
    <style:style style:name="T199" style:family="text">
      <style:text-properties fo:font-size="11.00pt" fo:font-weight="normal" fo:font-family="'Calibri Light'" style:font-family-asian="'Calibri Light'" style:font-family-complex="'Calibri Light'" fo:background-color="transparent" fo:color="#00000a"/>
    </style:style>
    <style:style style:name="T200" style:family="text">
      <style:text-properties fo:font-size="11.00pt" fo:font-weight="normal" fo:font-family="'Courier New'" style:font-family-asian="'Courier New'" style:font-family-complex="'Courier New'" fo:background-color="transparent" fo:color="#008080"/>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2.00pt" fo:font-weight="normal" fo:font-family="'Courier New'" style:font-family-asian="'Courier New'" style:font-family-complex="'Courier New'" fo:background-color="transparent" fo:color="#215868"/>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8.00pt" fo:font-weight="bold" fo:font-family="'Calibri Light'" style:font-family-asian="'Calibri Light'" style:font-family-complex="'Calibri Light'"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a"/>
    </style:style>
    <style:style style:name="T206" style:family="text">
      <style:text-properties fo:font-size="11.00pt" fo:font-weight="normal" fo:font-family="'Calibri Light'" style:font-family-asian="'Calibri Light'" style:font-family-complex="'Calibri Light'" fo:background-color="transparent" fo:color="#00000a"/>
    </style:style>
    <style:style style:name="T207" style:family="text">
      <style:text-properties fo:font-size="11.00pt" fo:font-weight="normal" fo:font-family="Calibri" style:font-family-asian="Calibri" style:font-family-complex="Calibri" fo:background-color="transparent" fo:color="#00000a"/>
    </style:style>
    <style:style style:name="T208" style:family="text">
      <style:text-properties fo:font-size="11.00pt" fo:font-weight="normal" fo:font-family="'Calibri Light'" style:font-family-asian="'Calibri Light'" style:font-family-complex="'Calibri Light'" fo:background-color="transparent" fo:color="#00000a"/>
    </style:style>
    <style:style style:name="T209" style:family="text">
      <style:text-properties fo:font-size="11.00pt" fo:font-weight="normal" fo:font-family="Calibri" style:font-family-asian="Calibri" style:font-family-complex="Calibri" fo:background-color="transparent" fo:color="#00000a"/>
    </style:style>
    <style:style style:name="T210" style:family="text">
      <style:text-properties fo:font-size="11.00pt" fo:font-weight="bold" fo:font-family="'Calibri Light'" style:font-family-asian="'Calibri Light'" style:font-family-complex="'Calibri Light'" fo:background-color="transparent" fo:color="#00000a"/>
    </style:style>
    <style:style style:name="T211" style:family="text">
      <style:text-properties fo:font-size="11.00pt" fo:font-weight="normal" fo:font-family="Calibri" style:font-family-asian="Calibri" style:font-family-complex="Calibri" fo:background-color="transparent" fo:color="#00000a"/>
    </style:style>
    <style:style style:name="T212" style:family="text">
      <style:text-properties fo:font-size="11.00pt" fo:font-weight="normal" fo:font-family="'Calibri Light'" style:font-family-asian="'Calibri Light'" style:font-family-complex="'Calibri Light'" fo:background-color="transparent" fo:color="#00000a"/>
    </style:style>
    <style:style style:name="T213" style:family="text">
      <style:text-properties fo:font-size="11.00pt" fo:font-weight="normal" fo:font-family="'Calibri, sans-serif'" style:font-family-asian="'Calibri, sans-serif'" style:font-family-complex="'Calibri, sans-serif'" fo:background-color="transparent" fo:color="#00000a"/>
    </style:style>
    <style:style style:name="T214" style:family="text">
      <style:text-properties fo:font-size="11.00pt" fo:font-weight="normal" fo:font-family="'Calibri Light'" style:font-family-asian="'Calibri Light'" style:font-family-complex="'Calibri Light'" fo:background-color="transparent" fo:color="#00000a"/>
    </style:style>
    <style:style style:name="T215" style:family="text">
      <style:text-properties fo:font-size="11.00pt" fo:font-weight="normal" fo:font-family="'Calibri Light'" style:font-family-asian="'Calibri Light'" style:font-family-complex="'Calibri Light'" fo:background-color="transparent" fo:color="#000000"/>
    </style:style>
    <style:style style:name="T216" style:family="text">
      <style:text-properties fo:font-size="11.00pt" fo:font-weight="normal" fo:font-family="'Calibri, sans-serif'" style:font-family-asian="'Calibri, sans-serif'" style:font-family-complex="'Calibri, sans-serif'" fo:background-color="transparent" fo:color="#000000"/>
    </style:style>
    <style:style style:name="T217" style:family="text">
      <style:text-properties fo:font-size="11.00pt" fo:font-weight="normal" fo:font-family="'Calibri Light'" style:font-family-asian="'Calibri Light'" style:font-family-complex="'Calibri Light'" fo:background-color="transparent" fo:color="#000000"/>
    </style:style>
    <style:style style:name="T218" style:family="text">
      <style:text-properties fo:font-size="11.00pt" fo:font-weight="normal" fo:font-family="'Calibri, sans-serif'" style:font-family-asian="'Calibri, sans-serif'" style:font-family-complex="'Calibri, sans-serif'" fo:background-color="transparent" fo:color="#00000a"/>
    </style:style>
    <style:style style:name="T219" style:family="text">
      <style:text-properties fo:font-size="11.00pt" fo:font-weight="normal" fo:font-family="'Calibri Light'" style:font-family-asian="'Calibri Light'" style:font-family-complex="'Calibri Light'" fo:background-color="transparent" fo:color="#000000"/>
    </style:style>
    <style:style style:name="T220" style:family="text">
      <style:text-properties fo:font-size="11.00pt" fo:font-weight="normal" fo:font-family="'Calibri, sans-serif'" style:font-family-asian="'Calibri, sans-serif'" style:font-family-complex="'Calibri, sans-serif'" fo:background-color="transparent" fo:color="#000000"/>
    </style:style>
    <style:style style:name="T221" style:family="text">
      <style:text-properties fo:font-size="11.00pt" fo:font-weight="normal" fo:font-family="'Calibri Light'" style:font-family-asian="'Calibri Light'" style:font-family-complex="'Calibri Light'" fo:background-color="transparent" fo:color="#000000"/>
    </style:style>
    <style:style style:name="T222" style:family="text">
      <style:text-properties fo:font-size="11.00pt" fo:font-weight="normal" fo:font-family="'Calibri, Calibri_MSFontService,'" style:font-family-asian="'Calibri, Calibri_MSFontService,'" style:font-family-complex="'Calibri, Calibri_MSFontService,'" fo:background-color="transparent" fo:color="#00000a"/>
    </style:style>
    <style:style style:name="T223" style:family="text">
      <style:text-properties fo:font-size="11.00pt" fo:font-weight="normal" fo:font-family="'Calibri, sans-serif'" style:font-family-asian="'Calibri, sans-serif'" style:font-family-complex="'Calibri, sans-serif'" fo:background-color="transparent" fo:color="#00000a"/>
    </style:style>
    <style:style style:name="T224" style:family="text">
      <style:text-properties fo:font-size="11.00pt" fo:font-weight="normal" fo:font-family="'Calibri Light'" style:font-family-asian="'Calibri Light'" style:font-family-complex="'Calibri Light'" fo:background-color="transparent" fo:color="#000000"/>
    </style:style>
    <style:style style:name="T225" style:family="text">
      <style:text-properties fo:font-size="11.00pt" fo:font-weight="normal" fo:font-family="'Calibri, sans-serif'" style:font-family-asian="'Calibri, sans-serif'" style:font-family-complex="'Calibri, sans-serif'" fo:background-color="transparent" fo:color="#000000"/>
    </style:style>
    <style:style style:name="T226" style:family="text">
      <style:text-properties fo:font-size="11.00pt" fo:font-weight="normal" fo:font-family="'Calibri Light'" style:font-family-asian="'Calibri Light'" style:font-family-complex="'Calibri Light'" fo:background-color="transparent" fo:color="#000000"/>
    </style:style>
    <style:style style:name="T227" style:family="text">
      <style:text-properties fo:font-size="11.00pt" fo:font-weight="normal" fo:font-family="'Calibri, sans-serif'" style:font-family-asian="'Calibri, sans-serif'" style:font-family-complex="'Calibri, sans-serif'" fo:background-color="transparent" fo:color="#000000"/>
    </style:style>
    <style:style style:name="T228" style:family="text">
      <style:text-properties fo:font-size="11.00pt" fo:font-weight="normal" fo:font-family="'Calibri Light'" style:font-family-asian="'Calibri Light'" style:font-family-complex="'Calibri Light'" fo:background-color="transparent" fo:color="#000000"/>
    </style:style>
    <style:style style:name="T229" style:family="text">
      <style:text-properties fo:font-size="11.00pt" fo:font-weight="normal" fo:font-family="'Calibri, sans-serif'" style:font-family-asian="'Calibri, sans-serif'" style:font-family-complex="'Calibri, sans-serif'" fo:background-color="transparent" fo:color="#00000a"/>
    </style:style>
    <style:style style:name="T230" style:family="text">
      <style:text-properties fo:font-size="11.00pt" fo:font-weight="normal" fo:font-family="Calibri" style:font-family-asian="Calibri" style:font-family-complex="Calibri" fo:background-color="transparent" fo:color="#00000a"/>
    </style:style>
    <style:style style:name="T231" style:family="text">
      <style:text-properties fo:font-size="11.00pt" fo:font-weight="normal" fo:font-family="'Calibri, Calibri_MSFontService,'" style:font-family-asian="'Calibri, Calibri_MSFontService,'" style:font-family-complex="'Calibri, Calibri_MSFontService,'" fo:background-color="transparent" fo:color="#00000a"/>
    </style:style>
    <style:style style:name="T232" style:family="text">
      <style:text-properties fo:font-size="11.00pt" fo:font-weight="normal" fo:font-family="'Calibri Light'" style:font-family-asian="'Calibri Light'" style:font-family-complex="'Calibri Light'" fo:background-color="transparent" fo:color="#00000a"/>
    </style:style>
    <style:style style:name="T233" style:family="text">
      <style:text-properties fo:font-size="11.00pt" fo:font-weight="bold" fo:font-family="'Calibri Light'" style:font-family-asian="'Calibri Light'" style:font-family-complex="'Calibri Light'" fo:background-color="transparent" fo:color="#00000a"/>
    </style:style>
    <style:style style:name="T234" style:family="text">
      <style:text-properties fo:font-size="11.00pt" fo:font-weight="normal" fo:font-family="'Calibri Light'" style:font-family-asian="'Calibri Light'" style:font-family-complex="'Calibri Light'" fo:background-color="transparent" fo:color="#00000a"/>
    </style:style>
    <style:style style:name="T235" style:family="text">
      <style:text-properties fo:font-size="11.00pt" fo:font-weight="normal" fo:font-family="'Calibri, sans-serif'" style:font-family-asian="'Calibri, sans-serif'" style:font-family-complex="'Calibri, sans-serif'" fo:background-color="transparent" fo:color="#00000a"/>
    </style:style>
    <style:style style:name="T236" style:family="text">
      <style:text-properties fo:font-size="10.50pt" fo:font-weight="normal" fo:font-family="'Courier New'" style:font-family-asian="'Courier New'" style:font-family-complex="'Courier New'" fo:background-color="transparent" fo:color="#215868"/>
    </style:style>
    <style:style style:name="T237" style:family="text">
      <style:text-properties fo:font-size="10.50pt" fo:font-weight="normal" style:text-underline-mode="continuous" style:text-underline-type="single" style:text-underline-style="solid" style:text-underline-width="normal" fo:font-family="'Courier New'" style:font-family-asian="'Courier New'" style:font-family-complex="'Courier New'" fo:background-color="transparent" fo:color="#215868"/>
    </style:style>
    <style:style style:name="T238" style:family="text">
      <style:text-properties fo:font-size="10.50pt" fo:font-weight="normal" style:text-underline-mode="continuous" style:text-underline-type="single" style:text-underline-style="solid" style:text-underline-width="normal" fo:font-family="'Courier New'" style:font-family-asian="'Courier New'" style:font-family-complex="'Courier New'" fo:background-color="transparent" fo:color="#215868"/>
    </style:style>
    <style:style style:name="T239" style:family="text">
      <style:text-properties fo:font-size="10.50pt" fo:font-weight="normal" fo:font-family="'Courier New'" style:font-family-asian="'Courier New'" style:font-family-complex="'Courier New'" fo:background-color="transparent" fo:color="#215868"/>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0.50pt" fo:font-weight="normal" fo:font-family="'Courier New'" style:font-family-asian="'Courier New'" style:font-family-complex="'Courier New'" fo:background-color="transparent" fo:color="#215868"/>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0.50pt" fo:font-weight="normal" fo:font-family="'Courier New'" style:font-family-asian="'Courier New'" style:font-family-complex="'Courier New'" fo:background-color="transparent" fo:color="#215868"/>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0.50pt" fo:font-weight="normal" fo:font-family="'Courier New'" style:font-family-asian="'Courier New'" style:font-family-complex="'Courier New'" fo:background-color="transparent" fo:color="#215868"/>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0.50pt" fo:font-weight="normal" fo:font-family="'Courier New'" style:font-family-asian="'Courier New'" style:font-family-complex="'Courier New'" fo:background-color="transparent" fo:color="#215868"/>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0.50pt" fo:font-weight="normal" fo:font-family="'Courier New'" style:font-family-asian="'Courier New'" style:font-family-complex="'Courier New'" fo:background-color="transparent" fo:color="#215868"/>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0.50pt" fo:font-weight="normal" fo:font-family="'Courier New'" style:font-family-asian="'Courier New'" style:font-family-complex="'Courier New'" fo:background-color="transparent" fo:color="#215868"/>
    </style:style>
    <style:style style:name="T252" style:family="text">
      <style:text-properties fo:font-size="11.00pt" fo:font-weight="normal" fo:font-family="Calibri" style:font-family-asian="Calibri" style:font-family-complex="Calibri" fo:background-color="transparent" fo:color="#00000a"/>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1.00pt" fo:font-weight="normal" fo:font-family="'Calibri Light'" style:font-family-asian="'Calibri Light'" style:font-family-complex="'Calibri Light'" fo:background-color="transparent" fo:color="#00000a"/>
    </style:style>
    <style:style style:name="T255" style:family="text">
      <style:text-properties fo:font-size="11.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256" style:family="text">
      <style:text-properties fo:font-size="11.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257" style:family="text">
      <style:text-properties fo:font-size="11.00pt" fo:font-weight="normal" fo:font-family="'Calibri, sans-serif'" style:font-family-asian="'Calibri, sans-serif'" style:font-family-complex="'Calibri, sans-serif'" fo:background-color="transparent" fo:color="#00000a"/>
    </style:style>
    <style:style style:name="T258" style:family="text">
      <style:text-properties fo:font-size="11.00pt" fo:font-weight="normal" fo:font-family="'Calibri Light'" style:font-family-asian="'Calibri Light'" style:font-family-complex="'Calibri Light'" fo:background-color="transparent" fo:color="#00000a"/>
    </style:style>
    <style:style style:name="T259" style:family="text">
      <style:text-properties fo:font-size="11.00pt" fo:font-weight="normal" fo:font-family="'Calibri, sans-serif'" style:font-family-asian="'Calibri, sans-serif'" style:font-family-complex="'Calibri, sans-serif'" fo:background-color="transparent" fo:color="#00000a"/>
    </style:style>
    <style:style style:name="T260" style:family="text">
      <style:text-properties fo:font-size="11.00pt" fo:font-weight="normal" fo:font-family="'Calibri Light'" style:font-family-asian="'Calibri Light'" style:font-family-complex="'Calibri Light'" fo:background-color="transparent" fo:color="#00000a"/>
    </style:style>
    <style:style style:name="T261" style:family="text">
      <style:text-properties fo:font-size="11.00pt" fo:font-weight="normal" fo:font-family="'Calibri, sans-serif'" style:font-family-asian="'Calibri, sans-serif'" style:font-family-complex="'Calibri, sans-serif'" fo:background-color="transparent" fo:color="#00000a"/>
    </style:style>
    <style:style style:name="T262" style:family="text">
      <style:text-properties fo:font-size="11.00pt" fo:font-weight="normal" fo:font-family="Calibri" style:font-family-asian="Calibri" style:font-family-complex="Calibri" fo:background-color="transparent" fo:color="#00000a"/>
    </style:style>
    <style:style style:name="T263" style:family="text">
      <style:text-properties fo:font-size="11.00pt" fo:font-weight="normal" fo:font-family="'Calibri Light'" style:font-family-asian="'Calibri Light'" style:font-family-complex="'Calibri Light'" fo:background-color="transparent" fo:color="#00000a"/>
    </style:style>
    <style:style style:name="T264" style:family="text">
      <style:text-properties fo:font-size="11.00pt" fo:font-weight="normal" fo:font-family="'Calibri, sans-serif'" style:font-family-asian="'Calibri, sans-serif'" style:font-family-complex="'Calibri, sans-serif'" fo:background-color="transparent" fo:color="#00000a"/>
    </style:style>
    <style:style style:name="T265" style:family="text">
      <style:text-properties fo:font-size="11.00pt" fo:font-weight="normal" fo:font-family="'Calibri Light'" style:font-family-asian="'Calibri Light'" style:font-family-complex="'Calibri Light'" fo:background-color="transparent" fo:color="#00000a"/>
    </style:style>
    <style:style style:name="T266" style:family="text">
      <style:text-properties fo:font-size="11.00pt" fo:font-weight="normal" fo:font-family="'Calibri, sans-serif'" style:font-family-asian="'Calibri, sans-serif'" style:font-family-complex="'Calibri, sans-serif'" fo:background-color="transparent" fo:color="#00000a"/>
    </style:style>
    <style:style style:name="T267" style:family="text">
      <style:text-properties fo:font-size="11.00pt" fo:font-weight="normal" fo:font-family="'Calibri Light'" style:font-family-asian="'Calibri Light'" style:font-family-complex="'Calibri Light'" fo:background-color="transparent" fo:color="#00000a"/>
    </style:style>
    <style:style style:name="T268" style:family="text">
      <style:text-properties fo:font-size="11.00pt" fo:font-weight="normal" fo:font-family="'Calibri, sans-serif'" style:font-family-asian="'Calibri, sans-serif'" style:font-family-complex="'Calibri, sans-serif'" fo:background-color="transparent" fo:color="#00000a"/>
    </style:style>
    <style:style style:name="T269" style:family="text">
      <style:text-properties fo:font-size="11.00pt" fo:font-weight="normal" fo:font-family="Calibri" style:font-family-asian="Calibri" style:font-family-complex="Calibri" fo:background-color="transparent" fo:color="#00000a"/>
    </style:style>
    <style:style style:name="T270" style:family="text">
      <style:text-properties fo:font-size="11.00pt" fo:font-weight="normal" fo:font-family="'Calibri Light'" style:font-family-asian="'Calibri Light'" style:font-family-complex="'Calibri Light'" fo:background-color="transparent" fo:color="#00000a"/>
    </style:style>
    <style:style style:name="T271" style:family="text">
      <style:text-properties fo:font-size="11.00pt" fo:font-weight="normal" fo:font-family="'Calibri, sans-serif'" style:font-family-asian="'Calibri, sans-serif'" style:font-family-complex="'Calibri, sans-serif'" fo:background-color="transparent" fo:color="#00000a"/>
    </style:style>
    <style:style style:name="T272" style:family="text">
      <style:text-properties fo:font-size="11.00pt" fo:font-weight="normal" fo:font-family="'Calibri Light'" style:font-family-asian="'Calibri Light'" style:font-family-complex="'Calibri Light'" fo:background-color="transparent" fo:color="#00000a"/>
    </style:style>
    <style:style style:name="T273" style:family="text">
      <style:text-properties fo:font-size="11.00pt" fo:font-weight="normal" fo:font-family="'Calibri, sans-serif'" style:font-family-asian="'Calibri, sans-serif'" style:font-family-complex="'Calibri, sans-serif'" fo:background-color="transparent" fo:color="#00000a"/>
    </style:style>
    <style:style style:name="T274" style:family="text">
      <style:text-properties fo:font-size="11.00pt" fo:font-weight="normal" fo:font-family="'Calibri Light'" style:font-family-asian="'Calibri Light'" style:font-family-complex="'Calibri Light'" fo:background-color="transparent" fo:color="#00000a"/>
    </style:style>
    <style:style style:name="T275" style:family="text">
      <style:text-properties fo:font-size="11.00pt" fo:font-weight="normal" fo:font-family="'Calibri, sans-serif'" style:font-family-asian="'Calibri, sans-serif'" style:font-family-complex="'Calibri, sans-serif'" fo:background-color="transparent" fo:color="#00000a"/>
    </style:style>
    <style:style style:name="T276" style:family="text">
      <style:text-properties fo:font-size="11.00pt" fo:font-weight="normal" fo:font-family="'Calibri Light'" style:font-family-asian="'Calibri Light'" style:font-family-complex="'Calibri Light'" fo:background-color="transparent" fo:color="#00000a"/>
    </style:style>
    <style:style style:name="T277" style:family="text">
      <style:text-properties fo:font-size="11.00pt" fo:font-weight="normal" fo:font-family="'Calibri, sans-serif'" style:font-family-asian="'Calibri, sans-serif'" style:font-family-complex="'Calibri, sans-serif'" fo:background-color="transparent" fo:color="#00000a"/>
    </style:style>
    <style:style style:name="T278" style:family="text">
      <style:text-properties fo:font-size="11.00pt" fo:font-weight="normal" fo:font-family="'Calibri Light'" style:font-family-asian="'Calibri Light'" style:font-family-complex="'Calibri Light'" fo:background-color="transparent" fo:color="#00000a"/>
    </style:style>
    <style:style style:name="T279" style:family="text">
      <style:text-properties fo:font-size="11.00pt" fo:font-weight="normal" fo:font-family="'Calibri, Calibri_MSFontService,'" style:font-family-asian="'Calibri, Calibri_MSFontService,'" style:font-family-complex="'Calibri, Calibri_MSFontService,'" fo:background-color="transparent" fo:color="#00000a"/>
    </style:style>
    <style:style style:name="T280" style:family="text">
      <style:text-properties fo:font-size="11.00pt" fo:font-weight="normal" fo:font-family="'Calibri, sans-serif'" style:font-family-asian="'Calibri, sans-serif'" style:font-family-complex="'Calibri, sans-serif'" fo:background-color="transparent" fo:color="#00000a"/>
    </style:style>
    <style:style style:name="T281" style:family="text">
      <style:text-properties fo:font-size="11.00pt" fo:font-weight="normal" fo:font-family="Calibri" style:font-family-asian="Calibri" style:font-family-complex="Calibri" fo:background-color="transparent" fo:color="#00000a"/>
    </style:style>
    <style:style style:name="T282" style:family="text">
      <style:text-properties fo:font-size="10.00pt" fo:font-weight="normal" fo:font-family="'Calibri (Light)_MSFontService'" style:font-family-asian="'Calibri (Light)_MSFontService'" style:font-family-complex="'Calibri (Light)_MSFontService'" fo:background-color="transparent" fo:color="#00000a"/>
    </style:style>
    <style:style style:name="T283" style:family="text">
      <style:text-properties fo:font-size="10.00pt" fo:font-weight="normal" fo:font-family="'Calibri, sans-serif'" style:font-family-asian="'Calibri, sans-serif'" style:font-family-complex="'Calibri, sans-serif'" fo:background-color="transparent" fo:color="#00000a"/>
    </style:style>
    <style:style style:name="T284" style:family="text">
      <style:text-properties fo:font-size="10.00pt" fo:font-weight="normal" fo:font-family="'Calibri (Light)_MSFontService'" style:font-family-asian="'Calibri (Light)_MSFontService'" style:font-family-complex="'Calibri (Light)_MSFontService'" fo:background-color="transparent" fo:color="#00000a"/>
    </style:style>
    <style:style style:name="T285" style:family="text">
      <style:text-properties fo:font-size="10.00pt" fo:font-weight="normal" fo:font-family="'Calibri, sans-serif'" style:font-family-asian="'Calibri, sans-serif'" style:font-family-complex="'Calibri, sans-serif'" fo:background-color="transparent" fo:color="#00000a"/>
    </style:style>
    <style:style style:name="T286" style:family="text">
      <style:text-properties fo:font-size="11.00pt" fo:font-weight="normal" fo:font-family="'Calibri Light'" style:font-family-asian="'Calibri Light'" style:font-family-complex="'Calibri Light'" fo:background-color="transparent" fo:color="#00000a"/>
    </style:style>
    <style:style style:name="T287" style:family="text">
      <style:text-properties fo:font-size="11.00pt" fo:font-weight="normal" fo:font-family="'Calibri, sans-serif'" style:font-family-asian="'Calibri, sans-serif'" style:font-family-complex="'Calibri, sans-serif'" fo:background-color="transparent" fo:color="#00000a"/>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0.50pt" fo:font-weight="normal" fo:font-family="'Courier New'" style:font-family-asian="'Courier New'" style:font-family-complex="'Courier New'" fo:background-color="transparent" fo:color="#215868"/>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8.00pt" fo:font-weight="bold" fo:font-family="'Calibri Light'" style:font-family-asian="'Calibri Light'" style:font-family-complex="'Calibri Light'" fo:background-color="transparent" fo:color="#215868"/>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1.00pt" fo:font-weight="normal" fo:font-family="Calibri" style:font-family-asian="Calibri" style:font-family-complex="Calibri" fo:background-color="transparent" fo:color="#00000a"/>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1.00pt" fo:font-weight="normal" fo:font-family="Calibri" style:font-family-asian="Calibri" style:font-family-complex="Calibri" fo:background-color="transparent" fo:color="#00000a"/>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normal" fo:font-family="Calibri" style:font-family-asian="Calibri" style:font-family-complex="Calibri" fo:background-color="transparent" fo:color="#00000a"/>
    </style:style>
    <style:style style:name="T300" style:family="text">
      <style:text-properties fo:font-size="11.00pt" fo:font-weight="normal" fo:font-family="'Courier New'" style:font-family-asian="'Courier New'" style:font-family-complex="'Courier New'" fo:background-color="transparent" fo:color="#008080"/>
    </style:style>
    <style:style style:name="T301" style:family="text">
      <style:text-properties fo:font-size="11.00pt" fo:font-weight="normal" fo:font-family="Calibri" style:font-family-asian="Calibri" style:font-family-complex="Calibri" fo:background-color="transparent" fo:color="#00000a"/>
    </style:style>
    <style:style style:name="T302" style:family="text">
      <style:text-properties fo:font-size="11.00pt" fo:font-weight="normal" fo:font-family="'Courier New'" style:font-family-asian="'Courier New'" style:font-family-complex="'Courier New'" fo:background-color="transparent" fo:color="#008080"/>
    </style:style>
    <style:style style:name="T303" style:family="text">
      <style:text-properties fo:font-size="11.00pt" fo:font-weight="normal" fo:font-family="Calibri" style:font-family-asian="Calibri" style:font-family-complex="Calibri" fo:background-color="transparent" fo:color="#00000a"/>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1.00pt" fo:font-weight="normal" fo:font-family="'Courier New'" style:font-family-asian="'Courier New'" style:font-family-complex="'Courier New'" fo:background-color="transparent" fo:color="#008080"/>
    </style:style>
    <style:style style:name="T306" style:family="text">
      <style:text-properties fo:font-size="11.00pt" fo:font-weight="normal" fo:font-family="Calibri" style:font-family-asian="Calibri" style:font-family-complex="Calibri" fo:background-color="transparent" fo:color="#00000a"/>
    </style:style>
    <style:style style:name="T307" style:family="text">
      <style:text-properties fo:font-size="11.00pt" fo:font-weight="normal" fo:font-family="'Courier New'" style:font-family-asian="'Courier New'" style:font-family-complex="'Courier New'" fo:background-color="transparent" fo:color="#008080"/>
    </style:style>
    <style:style style:name="T308" style:family="text">
      <style:text-properties fo:font-size="11.00pt" fo:font-weight="normal" fo:font-family="Calibri" style:font-family-asian="Calibri" style:font-family-complex="Calibri" fo:background-color="transparent" fo:color="#00000a"/>
    </style:style>
    <style:style style:name="T309" style:family="text">
      <style:text-properties fo:font-size="11.00pt" fo:font-weight="normal" fo:font-family="'Courier New'" style:font-family-asian="'Courier New'" style:font-family-complex="'Courier New'" fo:background-color="transparent" fo:color="#008080"/>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1.00pt" fo:font-weight="normal" fo:font-family="Calibri" style:font-family-asian="Calibri" style:font-family-complex="Calibri" fo:background-color="transparent" fo:color="#00000a"/>
    </style:style>
    <style:style style:name="T312" style:family="text">
      <style:text-properties fo:font-size="11.00pt" fo:font-weight="normal" fo:font-family="'Courier New'" style:font-family-asian="'Courier New'" style:font-family-complex="'Courier New'" fo:background-color="transparent" fo:color="#215868"/>
    </style:style>
    <style:style style:name="T313" style:family="text">
      <style:text-properties fo:font-size="11.00pt" fo:font-weight="normal" fo:font-family="Calibri" style:font-family-asian="Calibri" style:font-family-complex="Calibri" fo:background-color="transparent" fo:color="#00000a"/>
    </style:style>
    <style:style style:name="T314" style:family="text">
      <style:text-properties fo:font-size="11.00pt" fo:font-weight="normal" fo:font-family="'Courier New'" style:font-family-asian="'Courier New'" style:font-family-complex="'Courier New'" fo:background-color="transparent" fo:color="#008080"/>
    </style:style>
    <style:style style:name="T315" style:family="text">
      <style:text-properties fo:font-size="11.00pt" fo:font-weight="normal" fo:font-family="Calibri" style:font-family-asian="Calibri" style:font-family-complex="Calibri" fo:background-color="transparent" fo:color="#00000a"/>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1.00pt" fo:font-weight="normal" fo:font-family="'Courier New'" style:font-family-asian="'Courier New'" style:font-family-complex="'Courier New'" fo:background-color="transparent" fo:color="#008080"/>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normal" fo:font-family="Calibri" style:font-family-asian="Calibri" style:font-family-complex="Calibri" fo:background-color="transparent" fo:color="#00000a"/>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normal" fo:font-family="'Courier New'" style:font-family-asian="'Courier New'" style:font-family-complex="'Courier New'" fo:background-color="transparent" fo:color="#008080"/>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1.00pt" fo:font-weight="normal" fo:font-family="Calibri" style:font-family-asian="Calibri" style:font-family-complex="Calibri" fo:background-color="transparent" fo:color="#00000a"/>
    </style:style>
    <style:style style:name="T324" style:family="text">
      <style:text-properties fo:font-size="11.00pt" fo:font-weight="normal" fo:font-family="'Courier New'" style:font-family-asian="'Courier New'" style:font-family-complex="'Courier New'" fo:background-color="transparent" fo:color="#008080"/>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1.00pt" fo:font-weight="normal" fo:font-family="Calibri" style:font-family-asian="Calibri" style:font-family-complex="Calibri" fo:background-color="transparent" fo:color="#00000a"/>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8.00pt" fo:font-weight="bold" fo:font-family="'Calibri Light'" style:font-family-asian="'Calibri Light'" style:font-family-complex="'Calibri Light'" fo:background-color="transparent" fo:color="#215868"/>
    </style:style>
    <style:style style:name="T329" style:family="text">
      <style:text-properties fo:font-size="11.00pt" fo:font-weight="normal" fo:font-family="Calibri" style:font-family-asian="Calibri" style:font-family-complex="Calibri" fo:background-color="transparent" fo:color="#00000a"/>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1.00pt" fo:font-weight="normal" fo:font-family="Calibri" style:font-family-asian="Calibri" style:font-family-complex="Calibri" fo:background-color="transparent" fo:color="#00000a"/>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normal" fo:font-family="Calibri" style:font-family-asian="Calibri" style:font-family-complex="Calibri" fo:background-color="transparent" fo:color="#00000a"/>
    </style:style>
    <style:style style:name="T33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35" style:family="text">
      <style:text-properties fo:font-size="11.00pt" fo:font-weight="normal" fo:font-family="Calibri" style:font-family-asian="Calibri" style:font-family-complex="Calibri" fo:background-color="transparent" fo:color="#00000a"/>
    </style:style>
    <style:style style:name="T336"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fo:color="#00000a"/>
    </style:style>
    <style:style style:name="T337" style:family="text">
      <style:text-properties fo:font-size="11.00pt" fo:font-weight="normal" fo:font-family="Calibri" style:font-family-asian="Calibri" style:font-family-complex="Calibri" fo:background-color="transparent" fo:color="#00000a"/>
    </style:style>
    <style:style style:name="T338" style:family="text">
      <style:text-properties fo:font-size="11.00pt" fo:font-weight="normal" fo:font-family="'Courier New'" style:font-family-asian="'Courier New'" style:font-family-complex="'Courier New'" fo:background-color="transparent" fo:color="#008080"/>
    </style:style>
    <style:style style:name="T339" style:family="text">
      <style:text-properties fo:font-size="11.00pt" fo:font-weight="normal" fo:font-family="Calibri" style:font-family-asian="Calibri" style:font-family-complex="Calibri" fo:background-color="transparent" fo:color="#008080"/>
    </style:style>
    <style:style style:name="T340" style:family="text">
      <style:text-properties fo:font-size="11.00pt" fo:font-weight="normal" fo:font-family="'Courier New'" style:font-family-asian="'Courier New'" style:font-family-complex="'Courier New'" fo:background-color="transparent" fo:color="#008080"/>
    </style:style>
    <style:style style:name="T341" style:family="text">
      <style:text-properties fo:font-size="11.00pt" fo:font-weight="normal" fo:font-family="Calibri" style:font-family-asian="Calibri" style:font-family-complex="Calibri" fo:background-color="transparent" fo:color="#008080"/>
    </style:style>
    <style:style style:name="T342" style:family="text">
      <style:text-properties fo:font-size="11.00pt" fo:font-weight="normal" fo:font-family="'Courier New'" style:font-family-asian="'Courier New'" style:font-family-complex="'Courier New'" fo:background-color="transparent" fo:color="#008080"/>
    </style:style>
    <style:style style:name="T343" style:family="text">
      <style:text-properties fo:font-size="11.00pt" fo:font-weight="normal" fo:font-family="Calibri" style:font-family-asian="Calibri" style:font-family-complex="Calibri" fo:background-color="transparent" fo:color="#00000a"/>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2.00pt" fo:font-weight="normal" fo:font-family="F" style:font-family-asian="F" style:font-family-complex="F" fo:background-color="transparent" fo:color="#215868"/>
    </style:style>
    <style:style style:name="T346" style:family="text">
      <style:text-properties fo:font-size="11.00pt" fo:font-weight="normal" fo:font-family="Calibri" style:font-family-asian="Calibri" style:font-family-complex="Calibri" fo:background-color="transparent" fo:color="#00000a"/>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normal" fo:font-family="Calibri" style:font-family-asian="Calibri" style:font-family-complex="Calibri" fo:background-color="transparent" fo:color="#00000a"/>
    </style:style>
    <style:style style:name="T349" style:family="text">
      <style:text-properties fo:font-size="11.00pt" fo:font-weight="normal" fo:font-family="Calibri" style:font-family-asian="Calibri" style:font-family-complex="Calibri" fo:background-color="transparent" fo:color="#00000a" fo:font-style="italic"/>
    </style:style>
    <style:style style:name="T350" style:family="text">
      <style:text-properties fo:font-size="11.00pt" fo:font-weight="normal" fo:font-family="Calibri" style:font-family-asian="Calibri" style:font-family-complex="Calibri" fo:background-color="transparent" fo:color="#00000a"/>
    </style:style>
    <style:style style:name="T351" style:family="text">
      <style:text-properties fo:font-size="11.00pt" fo:font-weight="normal" fo:font-family="'Courier New'" style:font-family-asian="'Courier New'" style:font-family-complex="'Courier New'" fo:background-color="transparent" fo:color="#215868"/>
    </style:style>
    <style:style style:name="T352" style:family="text">
      <style:text-properties fo:font-size="11.00pt" fo:font-weight="normal" fo:font-family="'Courier New'" style:font-family-asian="'Courier New'" style:font-family-complex="'Courier New'" fo:background-color="transparent" fo:color="#008080"/>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1.00pt" fo:font-weight="normal" fo:font-family="Calibri" style:font-family-asian="Calibri" style:font-family-complex="Calibri" fo:background-color="transparent" fo:color="#00000a"/>
    </style:style>
    <style:style style:name="T355" style:family="text">
      <style:text-properties fo:font-size="11.00pt" fo:font-weight="normal" fo:font-family="'Courier New'" style:font-family-asian="'Courier New'" style:font-family-complex="'Courier New'" fo:background-color="transparent" fo:color="#00808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8.00pt" fo:font-weight="bold" fo:font-family="'Calibri Light'" style:font-family-asian="'Calibri Light'" style:font-family-complex="'Calibri Light'" fo:background-color="transparent" fo:color="#215868"/>
    </style:style>
    <style:style style:name="T358" style:family="text">
      <style:text-properties fo:font-size="11.00pt" fo:font-weight="normal" fo:font-family="Calibri" style:font-family-asian="Calibri" style:font-family-complex="Calibri" fo:background-color="transparent" fo:color="#00000a"/>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fo:color="#00000a"/>
    </style:style>
    <style:style style:name="T361" style:family="text">
      <style:text-properties fo:font-size="11.00pt" fo:font-weight="normal" fo:font-family="'Courier New'" style:font-family-asian="'Courier New'" style:font-family-complex="'Courier New'" fo:background-color="transparent" fo:color="#008080"/>
    </style:style>
    <style:style style:name="T362" style:family="text">
      <style:text-properties fo:font-size="11.00pt" fo:font-weight="normal" fo:font-family="Calibri" style:font-family-asian="Calibri" style:font-family-complex="Calibri" fo:background-color="transparent" fo:color="#00000a"/>
    </style:style>
    <style:style style:name="T363" style:family="text">
      <style:text-properties fo:font-size="11.00pt" fo:font-weight="normal" fo:font-family="'Courier New'" style:font-family-asian="'Courier New'" style:font-family-complex="'Courier New'" fo:background-color="transparent" fo:color="#00808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ourier New'" style:font-family-asian="'Courier New'" style:font-family-complex="'Courier New'" fo:background-color="transparent" fo:color="#00808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ourier New'" style:font-family-asian="'Courier New'" style:font-family-complex="'Courier New'" fo:background-color="transparent" fo:color="#008080"/>
    </style:style>
    <style:style style:name="T368" style:family="text">
      <style:text-properties fo:font-size="11.00pt" fo:font-weight="normal" fo:font-family="Calibri" style:font-family-asian="Calibri" style:font-family-complex="Calibri" fo:background-color="transparent" fo:color="#00000a"/>
    </style:style>
    <style:style style:name="T369" style:family="text">
      <style:text-properties fo:font-size="11.00pt" fo:font-weight="normal" fo:font-family="'Courier New'" style:font-family-asian="'Courier New'" style:font-family-complex="'Courier New'" fo:background-color="transparent" fo:color="#008080"/>
    </style:style>
    <style:style style:name="T370"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8080"/>
    </style:style>
    <style:style style:name="T371" style:family="text">
      <style:text-properties fo:font-size="11.00pt" fo:font-weight="normal" fo:font-family="'Courier New'" style:font-family-asian="'Courier New'" style:font-family-complex="'Courier New'" fo:background-color="transparent" fo:color="#008080"/>
    </style:style>
    <style:style style:name="T372" style:family="text">
      <style:text-properties fo:font-size="11.00pt" fo:font-weight="normal" fo:font-family="Calibri" style:font-family-asian="Calibri" style:font-family-complex="Calibri" fo:background-color="transparent" fo:color="#00000a"/>
    </style:style>
    <style:style style:name="T373" style:family="text">
      <style:text-properties fo:font-size="11.00pt" fo:font-weight="normal" fo:font-family="'Courier New'" style:font-family-asian="'Courier New'" style:font-family-complex="'Courier New'" fo:background-color="transparent" fo:color="#008080"/>
    </style:style>
    <style:style style:name="T374" style:family="text">
      <style:text-properties fo:font-size="11.00pt" fo:font-weight="normal" fo:font-family="Calibri" style:font-family-asian="Calibri" style:font-family-complex="Calibri" fo:background-color="transparent" fo:color="#00000a"/>
    </style:style>
    <style:style style:name="T375" style:family="text">
      <style:text-properties fo:font-size="11.00pt" fo:font-weight="normal" fo:font-family="'Courier New'" style:font-family-asian="'Courier New'" style:font-family-complex="'Courier New'" fo:background-color="transparent" fo:color="#008080"/>
    </style:style>
    <style:style style:name="T376" style:family="text">
      <style:text-properties fo:font-size="11.00pt" fo:font-weight="normal" fo:font-family="'Courier New'" style:font-family-asian="'Courier New'" style:font-family-complex="'Courier New'" fo:background-color="transparent" fo:color="#215868"/>
    </style:style>
    <style:style style:name="T377" style:family="text">
      <style:text-properties fo:font-size="11.00pt" fo:font-weight="normal" fo:font-family="Calibri" style:font-family-asian="Calibri" style:font-family-complex="Calibri" fo:background-color="transparent" fo:color="#00000a"/>
    </style:style>
    <style:style style:name="T378" style:family="text">
      <style:text-properties fo:font-size="11.00pt" fo:font-weight="normal" fo:font-family="'Courier New'" style:font-family-asian="'Courier New'" style:font-family-complex="'Courier New'" fo:background-color="transparent" fo:color="#215868"/>
    </style:style>
    <style:style style:name="T379" style:family="text">
      <style:text-properties fo:font-size="11.00pt" fo:font-weight="normal" fo:font-family="'Courier New'" style:font-family-asian="'Courier New'" style:font-family-complex="'Courier New'" fo:background-color="transparent" fo:color="#008080"/>
    </style:style>
    <style:style style:name="T380" style:family="text">
      <style:text-properties fo:font-size="11.00pt" fo:font-weight="normal" fo:font-family="'Courier New'" style:font-family-asian="'Courier New'" style:font-family-complex="'Courier New'" fo:background-color="transparent" fo:color="#215868"/>
    </style:style>
    <style:style style:name="T381" style:family="text">
      <style:text-properties fo:font-size="11.00pt" fo:font-weight="normal" fo:font-family="Calibri" style:font-family-asian="Calibri" style:font-family-complex="Calibri" fo:background-color="transparent" fo:color="#00000a"/>
    </style:style>
    <style:style style:name="T382" style:family="text">
      <style:text-properties fo:font-size="11.00pt" fo:font-weight="normal" fo:font-family="'Courier New'" style:font-family-asian="'Courier New'" style:font-family-complex="'Courier New'" fo:background-color="transparent" fo:color="#008080"/>
    </style:style>
    <style:style style:name="T383" style:family="text">
      <style:text-properties fo:font-size="11.00pt" fo:font-weight="normal" fo:font-family="'Courier New'" style:font-family-asian="'Courier New'" style:font-family-complex="'Courier New'" fo:background-color="transparent" fo:color="#215868"/>
    </style:style>
    <style:style style:name="T384" style:family="text">
      <style:text-properties fo:font-size="11.00pt" fo:font-weight="normal" fo:font-family="Calibri" style:font-family-asian="Calibri" style:font-family-complex="Calibri" fo:background-color="transparent" fo:color="#00000a"/>
    </style:style>
    <style:style style:name="T385" style:family="text">
      <style:text-properties fo:font-size="11.00pt" fo:font-weight="normal" fo:font-family="'Courier New'" style:font-family-asian="'Courier New'" style:font-family-complex="'Courier New'" fo:background-color="transparent" fo:color="#008080"/>
    </style:style>
    <style:style style:name="T386" style:family="text">
      <style:text-properties fo:font-size="11.00pt" fo:font-weight="normal" fo:font-family="'Courier New'" style:font-family-asian="'Courier New'" style:font-family-complex="'Courier New'" fo:background-color="transparent" fo:color="#215868"/>
    </style:style>
    <style:style style:name="T387" style:family="text">
      <style:text-properties fo:font-size="11.00pt" fo:font-weight="normal" fo:font-family="Calibri" style:font-family-asian="Calibri" style:font-family-complex="Calibri" fo:background-color="transparent" fo:color="#00000a"/>
    </style:style>
    <style:style style:name="T388" style:family="text">
      <style:text-properties fo:font-size="11.00pt" fo:font-weight="normal" fo:font-family="Calibri" style:font-family-asian="Calibri" style:font-family-complex="Calibri" fo:background-color="transparent" fo:color="#008080"/>
    </style:style>
    <style:style style:name="T389" style:family="text">
      <style:text-properties fo:font-size="11.00pt" fo:font-weight="normal" fo:font-family="Calibri" style:font-family-asian="Calibri" style:font-family-complex="Calibri" fo:background-color="transparent" fo:color="#00000a"/>
    </style:style>
    <style:style style:name="T390" style:family="text">
      <style:text-properties fo:font-size="11.00pt" fo:font-weight="normal" fo:font-family="Calibri" style:font-family-asian="Calibri" style:font-family-complex="Calibri" fo:background-color="transparent" fo:color="#215868"/>
    </style:style>
    <style:style style:name="T391" style:family="text">
      <style:text-properties fo:font-size="11.00pt" fo:font-weight="normal" fo:font-family="Calibri" style:font-family-asian="Calibri" style:font-family-complex="Calibri" fo:background-color="transparent" fo:color="#008080"/>
    </style:style>
    <style:style style:name="T392" style:family="text">
      <style:text-properties fo:font-size="11.00pt" fo:font-weight="normal" fo:font-family="Calibri" style:font-family-asian="Calibri" style:font-family-complex="Calibri" fo:background-color="transparent" fo:color="#00000a"/>
    </style:style>
    <style:style style:name="T393" style:family="text">
      <style:text-properties fo:font-size="11.00pt" fo:font-weight="normal" fo:font-family="Calibri" style:font-family-asian="Calibri" style:font-family-complex="Calibri" fo:background-color="transparent" fo:color="#215868"/>
    </style:style>
    <style:style style:name="T394" style:family="text">
      <style:text-properties fo:font-size="11.00pt" fo:font-weight="normal" fo:font-family="Calibri" style:font-family-asian="Calibri" style:font-family-complex="Calibri" fo:background-color="transparent" fo:color="#008080"/>
    </style:style>
    <style:style style:name="T395" style:family="text">
      <style:text-properties fo:font-size="11.00pt" fo:font-weight="normal" fo:font-family="Calibri" style:font-family-asian="Calibri" style:font-family-complex="Calibri" fo:background-color="transparent" fo:color="#215868"/>
    </style:style>
    <style:style style:name="T396" style:family="text">
      <style:text-properties fo:font-size="11.00pt" fo:font-weight="normal" fo:font-family="Calibri" style:font-family-asian="Calibri" style:font-family-complex="Calibri" fo:background-color="transparent" fo:color="#00000a"/>
    </style:style>
    <style:style style:name="T397" style:family="text">
      <style:text-properties fo:font-size="11.00pt" fo:font-weight="normal" fo:font-family="Calibri" style:font-family-asian="Calibri" style:font-family-complex="Calibri" fo:background-color="transparent" fo:color="#215868"/>
    </style:style>
    <style:style style:name="T398" style:family="text">
      <style:text-properties fo:font-size="11.00pt" fo:font-weight="normal" fo:font-family="Calibri" style:font-family-asian="Calibri" style:font-family-complex="Calibri" fo:background-color="transparent" fo:color="#008080"/>
    </style:style>
    <style:style style:name="T399" style:family="text">
      <style:text-properties fo:font-size="11.00pt" fo:font-weight="normal" fo:font-family="Calibri" style:font-family-asian="Calibri" style:font-family-complex="Calibri" fo:background-color="transparent" fo:color="#215868"/>
    </style:style>
    <style:style style:name="T400" style:family="text">
      <style:text-properties fo:font-size="11.00pt" fo:font-weight="normal" fo:font-family="Calibri" style:font-family-asian="Calibri" style:font-family-complex="Calibri" fo:background-color="transparent" fo:color="#008080"/>
    </style:style>
    <style:style style:name="T401" style:family="text">
      <style:text-properties fo:font-size="11.00pt" fo:font-weight="normal" fo:font-family="Calibri" style:font-family-asian="Calibri" style:font-family-complex="Calibri" fo:background-color="transparent" fo:color="#215868"/>
    </style:style>
    <style:style style:name="T402" style:family="text">
      <style:text-properties fo:font-size="11.00pt" fo:font-weight="normal" fo:font-family="Calibri" style:font-family-asian="Calibri" style:font-family-complex="Calibri" fo:background-color="transparent" fo:color="#00000a"/>
    </style:style>
    <style:style style:name="T403" style:family="text">
      <style:text-properties fo:font-size="11.00pt" fo:font-weight="normal" fo:font-family="Calibri" style:font-family-asian="Calibri" style:font-family-complex="Calibri" fo:background-color="transparent" fo:color="#215868"/>
    </style:style>
    <style:style style:name="T404" style:family="text">
      <style:text-properties fo:font-size="11.00pt" fo:font-weight="normal" fo:font-family="Calibri" style:font-family-asian="Calibri" style:font-family-complex="Calibri" fo:background-color="transparent" fo:color="#008080"/>
    </style:style>
    <style:style style:name="T405" style:family="text">
      <style:text-properties fo:font-size="11.00pt" fo:font-weight="normal" fo:font-family="Calibri" style:font-family-asian="Calibri" style:font-family-complex="Calibri" fo:background-color="transparent" fo:color="#215868"/>
    </style:style>
    <style:style style:name="T406" style:family="text">
      <style:text-properties fo:font-size="11.00pt" fo:font-weight="normal" fo:font-family="Calibri" style:font-family-asian="Calibri" style:font-family-complex="Calibri" fo:background-color="transparent" fo:color="#008080"/>
    </style:style>
    <style:style style:name="T407" style:family="text">
      <style:text-properties fo:font-size="11.00pt" fo:font-weight="normal" fo:font-family="Calibri" style:font-family-asian="Calibri" style:font-family-complex="Calibri" fo:background-color="transparent" fo:color="#215868"/>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8.00pt" fo:font-weight="bold" fo:font-family="'Calibri Light'" style:font-family-asian="'Calibri Light'" style:font-family-complex="'Calibri Light'" fo:background-color="transparent" fo:color="#215868"/>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normal" fo:font-family="Calibri" style:font-family-asian="Calibri" style:font-family-complex="Calibri" fo:background-color="transparent" fo:color="#00000a"/>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normal" fo:font-family="Calibri" style:font-family-asian="Calibri" style:font-family-complex="Calibri" fo:background-color="transparent" fo:color="#00000a"/>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fo:color="#00000a"/>
    </style:style>
    <style:style style:name="T4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17" style:family="text">
      <style:text-properties fo:font-size="11.00pt" fo:font-weight="normal" fo:font-family="Calibri" style:font-family-asian="Calibri" style:font-family-complex="Calibri" fo:background-color="transparent" fo:color="#00000a"/>
    </style:style>
    <style:style style:name="T418" style:family="text">
      <style:text-properties fo:font-size="11.00pt" fo:font-weight="normal" fo:font-family="Calibri" style:font-family-asian="Calibri" style:font-family-complex="Calibri" fo:background-color="transparent" fo:color="#008080"/>
    </style:style>
    <style:style style:name="T419" style:family="text">
      <style:text-properties fo:font-size="10.00pt" fo:font-weight="normal" fo:font-family="'Courier New'" style:font-family-asian="'Courier New'" style:font-family-complex="'Courier New'" fo:background-color="transparent" fo:color="#008080"/>
    </style:style>
    <style:style style:name="T420" style:family="text">
      <style:text-properties fo:font-size="11.00pt" fo:font-weight="normal" fo:font-family="Calibri" style:font-family-asian="Calibri" style:font-family-complex="Calibri" fo:background-color="transparent" fo:color="#008080"/>
    </style:style>
    <style:style style:name="T421" style:family="text">
      <style:text-properties fo:font-size="11.00pt" fo:font-weight="normal" fo:font-family="Calibri" style:font-family-asian="Calibri" style:font-family-complex="Calibri" fo:background-color="transparent" fo:color="#00000a"/>
    </style:style>
    <style:style style:name="T422" style:family="text">
      <style:text-properties fo:font-size="11.00pt" fo:font-weight="normal" fo:font-family="'Courier New'" style:font-family-asian="'Courier New'" style:font-family-complex="'Courier New'" fo:background-color="transparent" fo:color="#215868"/>
    </style:style>
    <style:style style:name="T423" style:family="text">
      <style:text-properties fo:font-size="11.00pt" fo:font-weight="normal" fo:font-family="'Courier New'" style:font-family-asian="'Courier New'" style:font-family-complex="'Courier New'" fo:background-color="transparent" fo:color="#008080"/>
    </style:style>
    <style:style style:name="T424" style:family="text">
      <style:text-properties fo:font-size="11.00pt" fo:font-weight="normal" fo:font-family="Calibri" style:font-family-asian="Calibri" style:font-family-complex="Calibri" fo:background-color="transparent" fo:color="#00000a"/>
    </style:style>
    <style:style style:name="T425" style:family="text">
      <style:text-properties fo:font-size="11.00pt" fo:font-weight="normal" fo:font-family="'Courier New'" style:font-family-asian="'Courier New'" style:font-family-complex="'Courier New'" fo:background-color="transparent" fo:color="#008080"/>
    </style:style>
    <style:style style:name="T426" style:family="text">
      <style:text-properties fo:font-size="11.00pt" fo:font-weight="normal" fo:font-family="Calibri" style:font-family-asian="Calibri" style:font-family-complex="Calibri" fo:background-color="transparent" fo:color="#00000a"/>
    </style:style>
    <style:style style:name="T427" style:family="text">
      <style:text-properties fo:font-size="11.00pt" fo:font-weight="normal" fo:font-family="'Courier New'" style:font-family-asian="'Courier New'" style:font-family-complex="'Courier New'" fo:background-color="transparent" fo:color="#215868"/>
    </style:style>
    <style:style style:name="T428" style:family="text">
      <style:text-properties fo:font-size="11.00pt" fo:font-weight="normal" fo:font-family="'Courier New'" style:font-family-asian="'Courier New'" style:font-family-complex="'Courier New'" fo:background-color="transparent" fo:color="#008080"/>
    </style:style>
    <style:style style:name="T429" style:family="text">
      <style:text-properties fo:font-size="11.00pt" fo:font-weight="normal" fo:font-family="'Courier New'" style:font-family-asian="'Courier New'" style:font-family-complex="'Courier New'" fo:background-color="transparent" fo:color="#215868"/>
    </style:style>
    <style:style style:name="T430" style:family="text">
      <style:text-properties fo:font-size="11.00pt" fo:font-weight="normal" fo:font-family="Calibri" style:font-family-asian="Calibri" style:font-family-complex="Calibri" fo:background-color="transparent" fo:color="#00000a"/>
    </style:style>
    <style:style style:name="T431" style:family="text">
      <style:text-properties fo:font-size="10.00pt" fo:font-weight="normal" fo:font-family="'Courier New'" style:font-family-asian="'Courier New'" style:font-family-complex="'Courier New'" fo:background-color="transparent" fo:color="#008080"/>
    </style:style>
    <style:style style:name="T432" style:family="text">
      <style:text-properties fo:font-size="10.00pt" fo:font-weight="normal" fo:font-family="'Courier New'" style:font-family-asian="'Courier New'" style:font-family-complex="'Courier New'" fo:background-color="transparent" fo:color="#215868"/>
    </style:style>
    <style:style style:name="T433" style:family="text">
      <style:text-properties fo:font-size="10.00pt" fo:font-weight="normal" fo:font-family="'Courier New'" style:font-family-asian="'Courier New'" style:font-family-complex="'Courier New'" fo:background-color="transparent" fo:color="#008080"/>
    </style:style>
    <style:style style:name="T434" style:family="text">
      <style:text-properties fo:font-size="10.00pt" fo:font-weight="normal" fo:font-family="'Courier New'" style:font-family-asian="'Courier New'" style:font-family-complex="'Courier New'" fo:background-color="transparent" fo:color="#215868"/>
    </style:style>
    <style:style style:name="T435" style:family="text">
      <style:text-properties fo:font-size="11.00pt" fo:font-weight="normal" fo:font-family="Calibri" style:font-family-asian="Calibri" style:font-family-complex="Calibri" fo:background-color="transparent" fo:color="#00000a"/>
    </style:style>
    <style:style style:name="T436" style:family="text">
      <style:text-properties fo:font-size="11.00pt" fo:font-weight="normal" fo:font-family="'Courier New'" style:font-family-asian="'Courier New'" style:font-family-complex="'Courier New'" fo:background-color="transparent" fo:color="#008080"/>
    </style:style>
    <style:style style:name="T437" style:family="text">
      <style:text-properties fo:font-size="11.00pt" fo:font-weight="normal" fo:font-family="Calibri" style:font-family-asian="Calibri" style:font-family-complex="Calibri" fo:background-color="transparent" fo:color="#00000a"/>
    </style:style>
    <style:style style:name="T438" style:family="text">
      <style:text-properties fo:font-size="11.00pt" fo:font-weight="normal" fo:font-family="'Courier New'" style:font-family-asian="'Courier New'" style:font-family-complex="'Courier New'" fo:background-color="transparent" fo:color="#215868"/>
    </style:style>
    <style:style style:name="T439" style:family="text">
      <style:text-properties fo:font-size="11.00pt" fo:font-weight="normal" fo:font-family="'Courier New'" style:font-family-asian="'Courier New'" style:font-family-complex="'Courier New'" fo:background-color="transparent" fo:color="#008080"/>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normal" fo:font-family="'Courier New'" style:font-family-asian="'Courier New'" style:font-family-complex="'Courier New'" fo:background-color="transparent" fo:color="#008080"/>
    </style:style>
    <style:style style:name="T442" style:family="text">
      <style:text-properties fo:font-size="11.00pt" fo:font-weight="normal" fo:font-family="'Courier New'" style:font-family-asian="'Courier New'" style:font-family-complex="'Courier New'" fo:background-color="transparent" fo:color="#008080"/>
    </style:style>
    <style:style style:name="T443" style:family="text">
      <style:text-properties fo:font-size="11.00pt" fo:font-weight="normal" fo:font-family="'Courier New'" style:font-family-asian="'Courier New'" style:font-family-complex="'Courier New'" fo:background-color="transparent" fo:color="#008080"/>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1.00pt" fo:font-weight="normal" fo:font-family="Calibri" style:font-family-asian="Calibri" style:font-family-complex="Calibri" fo:background-color="transparent" fo:color="#00000a"/>
    </style:style>
    <style:style style:name="T446" style:family="text">
      <style:text-properties fo:font-size="18.00pt" fo:font-weight="bold" fo:font-family="'Calibri Light'" style:font-family-asian="'Calibri Light'" style:font-family-complex="'Calibri Light'" fo:background-color="transparent" fo:color="#215868"/>
    </style:style>
    <style:style style:name="P1" style:family="paragraph">
      <style:paragraph-properties fo:line-height="115.00%" fo:text-align="center"/>
    </style:style>
    <style:style style:name="P2" style:family="paragraph">
      <style:paragraph-properties fo:line-height="115.00%" fo:text-align="justify"/>
    </style:style>
    <style:style style:name="P3" style:family="paragraph">
      <style:paragraph-properties fo:line-height="115.00%" fo:text-align="justify" fo:margin-top="24.00pt"/>
    </style:style>
    <style:style style:name="P4" style:family="paragraph">
      <style:paragraph-properties fo:line-height="115.00%" fo:text-align="justify"/>
    </style:style>
    <text:list-style style:name="L5">
      <text:list-level-style-bullet text:level="1" text:bullet-char="•">
        <style:list-level-properties text:space-before="54.00pt" text:min-label-width="18.00pt"/>
        <style:text-properties fo:font-family="Symbol"/>
      </text:list-level-style-bullet>
    </text:list-style>
    <style:style style:name="P5" style:family="paragraph">
      <style:paragraph-properties fo:line-height="115.00%" fo:text-align="justify"/>
    </style:style>
    <style:style style:name="P6" style:family="paragraph">
      <style:paragraph-properties fo:line-height="115.00%" fo:text-align="justify"/>
    </style:style>
    <text:list-style style:name="L7">
      <text:list-level-style-bullet text:level="1" text:bullet-char="•">
        <style:list-level-properties text:space-before="54.00pt" text:min-label-width="18.00pt"/>
        <style:text-properties fo:font-family="Symbol"/>
      </text:list-level-style-bullet>
    </text:list-style>
    <style:style style:name="P7" style:family="paragraph">
      <style:paragraph-properties fo:line-height="115.00%" fo:text-align="justify"/>
    </style:style>
    <style:style style:name="P8" style:family="paragraph">
      <style:paragraph-properties fo:line-height="115.00%" fo:text-align="justify"/>
    </style:style>
    <text:list-style style:name="L9">
      <text:list-level-style-bullet text:level="1" text:bullet-char="•">
        <style:list-level-properties text:space-before="90.00pt" text:min-label-width="18.00pt"/>
        <style:text-properties fo:font-family="Symbol"/>
      </text:list-level-style-bullet>
    </text:list-style>
    <style:style style:name="P9" style:family="paragraph">
      <style:paragraph-properties fo:line-height="115.00%" fo:text-align="justify"/>
    </style:style>
    <style:style style:name="P10" style:family="paragraph">
      <style:paragraph-properties fo:line-height="115.00%" fo:text-align="justify" fo:margin-left="36.00pt" fo:text-indent="0.00pt" fo:margin-bottom="10.00pt"/>
    </style:style>
    <text:list-style style:name="L11">
      <text:list-level-style-bullet text:level="1" text:bullet-char="•">
        <style:list-level-properties text:space-before="54.00pt" text:min-label-width="18.00pt"/>
        <style:text-properties fo:font-family="Symbol"/>
      </text:list-level-style-bullet>
    </text:list-style>
    <style:style style:name="P11" style:family="paragraph">
      <style:paragraph-properties fo:line-height="115.00%" fo:text-align="justify"/>
    </style:style>
    <style:style style:name="P12" style:family="paragraph">
      <style:paragraph-properties fo:line-height="115.00%" fo:text-align="justify"/>
    </style:style>
    <style:style style:name="P13" style:family="paragraph">
      <style:paragraph-properties fo:line-height="115.00%" fo:text-align="justify" fo:margin-top="24.00pt"/>
    </style:style>
    <style:style style:name="P14" style:family="paragraph">
      <style:paragraph-properties fo:line-height="115.00%" fo:text-align="justify" fo:margin-bottom="10.00pt"/>
    </style:style>
    <style:style style:name="P15" style:family="paragraph">
      <style:paragraph-properties fo:line-height="115.00%" fo:text-align="justify"/>
    </style:style>
    <text:list-style style:name="L16">
      <text:list-level-style-bullet text:level="1" text:bullet-char="•">
        <style:list-level-properties text:space-before="56.25pt" text:min-label-width="18.00pt"/>
        <style:text-properties fo:font-family="Symbol"/>
      </text:list-level-style-bullet>
    </text:list-style>
    <style:style style:name="P16" style:family="paragraph">
      <style:paragraph-properties fo:line-height="115.00%" fo:text-align="justify"/>
    </style:style>
    <style:style style:name="P17" style:family="paragraph">
      <style:paragraph-properties fo:line-height="115.00%" fo:text-align="justify" fo:margin-left="38.25pt" fo:text-indent="0.00pt"/>
    </style:style>
    <style:style style:name="P18" style:family="paragraph">
      <style:paragraph-properties fo:line-height="115.00%" fo:text-align="justify"/>
    </style:style>
    <text:list-style style:name="L19">
      <text:list-level-style-bullet text:level="1" text:bullet-char="•">
        <style:list-level-properties text:space-before="54.00pt" text:min-label-width="18.00pt"/>
        <style:text-properties fo:font-family="Symbol"/>
      </text:list-level-style-bullet>
    </text:list-style>
    <style:style style:name="P19" style:family="paragraph">
      <style:paragraph-properties fo:line-height="115.00%" fo:text-align="justify"/>
    </style:style>
    <style:style style:name="P20" style:family="paragraph">
      <style:paragraph-properties fo:line-height="115.00%" fo:text-align="justify" fo:margin-left="36.00pt" fo:text-indent="0.00pt"/>
    </style:style>
    <style:style style:name="P21" style:family="paragraph">
      <style:paragraph-properties fo:line-height="115.00%" fo:text-align="justify"/>
    </style:style>
    <style:style style:name="P22" style:family="paragraph">
      <style:paragraph-properties fo:line-height="115.00%" fo:text-align="justify" fo:margin-left="36.00pt" fo:text-indent="0.00pt"/>
    </style:style>
    <style:style style:name="P23" style:family="paragraph">
      <style:paragraph-properties fo:line-height="115.00%" fo:text-align="justify"/>
    </style:style>
    <text:list-style style:name="L24">
      <text:list-level-style-bullet text:level="1" text:bullet-char="•">
        <style:list-level-properties text:space-before="54.00pt" text:min-label-width="18.00pt"/>
        <style:text-properties fo:font-family="Symbol"/>
      </text:list-level-style-bullet>
    </text:list-style>
    <style:style style:name="P24" style:family="paragraph">
      <style:paragraph-properties fo:line-height="115.00%" fo:text-align="justify"/>
    </style:style>
    <style:style style:name="P25" style:family="paragraph">
      <style:paragraph-properties fo:line-height="115.00%" fo:text-align="justify"/>
    </style:style>
    <text:list-style style:name="L26">
      <text:list-level-style-bullet text:level="1" text:bullet-char="•">
        <style:list-level-properties text:space-before="54.00pt" text:min-label-width="18.00pt"/>
        <style:text-properties fo:font-family="Symbol"/>
      </text:list-level-style-bullet>
    </text:list-style>
    <style:style style:name="P26" style:family="paragraph">
      <style:paragraph-properties fo:line-height="115.00%" fo:text-align="justify"/>
    </style:style>
    <style:style style:name="P27" style:family="paragraph">
      <style:paragraph-properties fo:line-height="115.00%" fo:text-align="left"/>
    </style:style>
    <style:style style:name="P28" style:family="paragraph">
      <style:paragraph-properties fo:line-height="115.00%" fo:text-align="justify"/>
    </style:style>
    <text:list-style style:name="L29">
      <text:list-level-style-bullet text:level="1" text:bullet-char="•">
        <style:list-level-properties text:space-before="54.00pt" text:min-label-width="18.00pt"/>
        <style:text-properties fo:font-family="Symbol"/>
      </text:list-level-style-bullet>
    </text:list-style>
    <style:style style:name="P29" style:family="paragraph">
      <style:paragraph-properties fo:line-height="115.00%" fo:text-align="justify"/>
    </style:style>
    <style:style style:name="P30" style:family="paragraph">
      <style:paragraph-properties fo:line-height="115.00%" fo:text-align="justify"/>
    </style:style>
    <text:list-style style:name="L31">
      <text:list-level-style-bullet text:level="1" text:bullet-char="•">
        <style:list-level-properties text:space-before="54.00pt" text:min-label-width="18.00pt"/>
        <style:text-properties fo:font-family="Symbol"/>
      </text:list-level-style-bullet>
    </text:list-style>
    <style:style style:name="P31" style:family="paragraph">
      <style:paragraph-properties fo:line-height="115.00%" fo:text-align="justify"/>
    </style:style>
    <style:style style:name="P32" style:family="paragraph">
      <style:paragraph-properties fo:line-height="115.00%" fo:text-align="justify"/>
    </style:style>
    <text:list-style style:name="L33">
      <text:list-level-style-bullet text:level="1" text:bullet-char="•">
        <style:list-level-properties text:space-before="54.00pt" text:min-label-width="18.00pt"/>
        <style:text-properties fo:font-family="Symbol"/>
      </text:list-level-style-bullet>
    </text:list-style>
    <style:style style:name="P33" style:family="paragraph">
      <style:paragraph-properties fo:line-height="115.00%" fo:text-align="justify"/>
    </style:style>
    <style:style style:name="P34" style:family="paragraph">
      <style:paragraph-properties fo:line-height="115.00%" fo:text-align="justify"/>
    </style:style>
    <text:list-style style:name="L35">
      <text:list-level-style-bullet text:level="1" text:bullet-char="•">
        <style:list-level-properties text:space-before="56.25pt" text:min-label-width="18.00pt"/>
        <style:text-properties fo:font-family="Symbol"/>
      </text:list-level-style-bullet>
    </text:list-style>
    <style:style style:name="P35" style:family="paragraph">
      <style:paragraph-properties fo:line-height="115.00%" fo:text-align="justify"/>
    </style:style>
    <style:style style:name="P36" style:family="paragraph">
      <style:paragraph-properties fo:line-height="115.00%" fo:text-align="justify" fo:margin-left="38.25pt" fo:text-indent="0.00pt"/>
    </style:style>
    <style:style style:name="P37" style:family="paragraph">
      <style:paragraph-properties fo:line-height="115.00%" fo:text-align="justify"/>
    </style:style>
    <text:list-style style:name="L38">
      <text:list-level-style-bullet text:level="1" text:bullet-char="•">
        <style:list-level-properties text:space-before="54.00pt" text:min-label-width="18.00pt"/>
        <style:text-properties fo:font-family="Symbol"/>
      </text:list-level-style-bullet>
    </text:list-style>
    <style:style style:name="P38" style:family="paragraph">
      <style:paragraph-properties fo:line-height="115.00%" fo:text-align="justify"/>
    </style:style>
    <style:style style:name="P39" style:family="paragraph">
      <style:paragraph-properties fo:line-height="115.00%" fo:text-align="justify" fo:margin-left="36.00pt" fo:text-indent="0.00pt"/>
    </style:style>
    <style:style style:name="P40" style:family="paragraph">
      <style:paragraph-properties fo:line-height="115.00%" fo:text-align="justify" fo:margin-left="72.00pt" fo:text-indent="0.00pt"/>
    </style:style>
    <style:style style:name="P41" style:family="paragraph">
      <style:paragraph-properties fo:line-height="115.00%" fo:text-align="justify"/>
    </style:style>
    <text:list-style style:name="L42">
      <text:list-level-style-bullet text:level="1" text:bullet-char="•">
        <style:list-level-properties text:space-before="54.00pt" text:min-label-width="18.00pt"/>
        <style:text-properties fo:font-family="Symbol"/>
      </text:list-level-style-bullet>
    </text:list-style>
    <style:style style:name="P42" style:family="paragraph">
      <style:paragraph-properties fo:line-height="115.00%" fo:text-align="justify"/>
    </style:style>
    <style:style style:name="P43" style:family="paragraph">
      <style:paragraph-properties fo:line-height="115.00%" fo:text-align="left"/>
    </style:style>
    <text:list-style style:name="L44">
      <text:list-level-style-bullet text:level="1" text:bullet-char="•">
        <style:list-level-properties text:space-before="54.00pt" text:min-label-width="18.00pt"/>
        <style:text-properties fo:font-family="Symbol"/>
      </text:list-level-style-bullet>
    </text:list-style>
    <style:style style:name="P44" style:family="paragraph">
      <style:paragraph-properties fo:line-height="115.00%" fo:text-align="justify"/>
    </style:style>
    <style:style style:name="P45" style:family="paragraph">
      <style:paragraph-properties fo:line-height="115.00%" fo:text-align="left"/>
    </style:style>
    <text:list-style style:name="L46">
      <text:list-level-style-bullet text:level="1" text:bullet-char="•">
        <style:list-level-properties text:space-before="54.00pt" text:min-label-width="18.00pt"/>
        <style:text-properties fo:font-family="Symbol"/>
      </text:list-level-style-bullet>
    </text:list-style>
    <style:style style:name="P46" style:family="paragraph">
      <style:paragraph-properties fo:line-height="115.00%" fo:text-align="justify"/>
    </style:style>
    <style:style style:name="P47" style:family="paragraph">
      <style:paragraph-properties fo:line-height="115.00%" fo:text-align="justify"/>
    </style:style>
    <text:list-style style:name="L48">
      <text:list-level-style-bullet text:level="1" text:bullet-char="•">
        <style:list-level-properties text:space-before="54.00pt" text:min-label-width="18.00pt"/>
        <style:text-properties fo:font-family="Symbol"/>
      </text:list-level-style-bullet>
    </text:list-style>
    <style:style style:name="P48" style:family="paragraph">
      <style:paragraph-properties fo:line-height="115.00%" fo:text-align="justify"/>
    </style:style>
    <style:style style:name="P49" style:family="paragraph">
      <style:paragraph-properties fo:line-height="115.00%" fo:text-align="justify"/>
    </style:style>
    <text:list-style style:name="L50">
      <text:list-level-style-bullet text:level="1" text:bullet-char="•">
        <style:list-level-properties text:space-before="54.00pt" text:min-label-width="18.00pt"/>
        <style:text-properties fo:font-family="Symbol"/>
      </text:list-level-style-bullet>
    </text:list-style>
    <style:style style:name="P50" style:family="paragraph">
      <style:paragraph-properties fo:line-height="115.00%" fo:text-align="justify"/>
    </style:style>
    <style:style style:name="P51" style:family="paragraph">
      <style:paragraph-properties fo:line-height="115.00%" fo:text-align="left"/>
    </style:style>
    <text:list-style style:name="L52">
      <text:list-level-style-bullet text:level="1" text:bullet-char="•">
        <style:list-level-properties text:space-before="54.00pt" text:min-label-width="18.00pt"/>
        <style:text-properties fo:font-family="Symbol"/>
      </text:list-level-style-bullet>
    </text:list-style>
    <style:style style:name="P52" style:family="paragraph">
      <style:paragraph-properties fo:line-height="115.00%" fo:text-align="justify"/>
    </style:style>
    <style:style style:name="P53" style:family="paragraph">
      <style:paragraph-properties fo:line-height="115.00%" fo:text-align="justify"/>
    </style:style>
    <text:list-style style:name="L54">
      <text:list-level-style-bullet text:level="1" text:bullet-char="•">
        <style:list-level-properties text:space-before="54.00pt" text:min-label-width="18.00pt"/>
        <style:text-properties fo:font-family="Symbol"/>
      </text:list-level-style-bullet>
    </text:list-style>
    <style:style style:name="P54" style:family="paragraph">
      <style:paragraph-properties fo:line-height="115.00%" fo:text-align="justify"/>
    </style:style>
    <style:style style:name="P55" style:family="paragraph">
      <style:paragraph-properties fo:line-height="115.00%" fo:text-align="justify"/>
    </style:style>
    <text:list-style style:name="L56">
      <text:list-level-style-bullet text:level="1" text:bullet-char="•">
        <style:list-level-properties text:space-before="54.00pt" text:min-label-width="18.00pt"/>
        <style:text-properties fo:font-family="Symbol"/>
      </text:list-level-style-bullet>
    </text:list-style>
    <style:style style:name="P56" style:family="paragraph">
      <style:paragraph-properties fo:line-height="115.00%" fo:text-align="justify"/>
    </style:style>
    <style:style style:name="P57" style:family="paragraph">
      <style:paragraph-properties fo:line-height="115.00%" fo:text-align="justify"/>
    </style:style>
    <text:list-style style:name="L58">
      <text:list-level-style-bullet text:level="1" text:bullet-char="•">
        <style:list-level-properties text:space-before="54.00pt" text:min-label-width="18.00pt"/>
        <style:text-properties fo:font-family="Symbol"/>
      </text:list-level-style-bullet>
    </text:list-style>
    <style:style style:name="P58" style:family="paragraph">
      <style:paragraph-properties fo:line-height="115.00%" fo:text-align="justify"/>
    </style:style>
    <style:style style:name="P59" style:family="paragraph">
      <style:paragraph-properties fo:line-height="115.00%" fo:text-align="justify"/>
    </style:style>
    <text:list-style style:name="L60">
      <text:list-level-style-bullet text:level="1" text:bullet-char="•">
        <style:list-level-properties text:space-before="54.00pt" text:min-label-width="18.00pt"/>
        <style:text-properties fo:font-family="Symbol"/>
      </text:list-level-style-bullet>
    </text:list-style>
    <style:style style:name="P60" style:family="paragraph">
      <style:paragraph-properties fo:line-height="115.00%" fo:text-align="justify"/>
    </style:style>
    <style:style style:name="P61" style:family="paragraph">
      <style:paragraph-properties fo:line-height="115.00%" fo:text-align="justify"/>
    </style:style>
    <text:list-style style:name="L62">
      <text:list-level-style-bullet text:level="1" text:bullet-char="•">
        <style:list-level-properties text:space-before="54.00pt" text:min-label-width="18.00pt"/>
        <style:text-properties fo:font-family="Symbol"/>
      </text:list-level-style-bullet>
    </text:list-style>
    <style:style style:name="P62" style:family="paragraph">
      <style:paragraph-properties fo:line-height="115.00%" fo:text-align="justify"/>
    </style:style>
    <style:style style:name="P63" style:family="paragraph">
      <style:paragraph-properties fo:line-height="115.00%" fo:text-align="justify"/>
    </style:style>
    <text:list-style style:name="L64">
      <text:list-level-style-bullet text:level="1" text:bullet-char="•">
        <style:list-level-properties text:space-before="54.00pt" text:min-label-width="18.00pt"/>
        <style:text-properties fo:font-family="Symbol"/>
      </text:list-level-style-bullet>
    </text:list-style>
    <style:style style:name="P64" style:family="paragraph">
      <style:paragraph-properties fo:line-height="115.00%" fo:text-align="justify"/>
    </style:style>
    <style:style style:name="P65" style:family="paragraph">
      <style:paragraph-properties fo:line-height="115.00%" fo:text-align="justify"/>
    </style:style>
    <style:style style:name="P66" style:family="paragraph">
      <style:paragraph-properties fo:line-height="115.00%" fo:text-align="justify" fo:margin-left="36.00pt" fo:text-indent="0.00pt"/>
    </style:style>
    <text:list-style style:name="L67">
      <text:list-level-style-bullet text:level="1" text:bullet-char="•">
        <style:list-level-properties text:space-before="54.00pt" text:min-label-width="18.00pt"/>
        <style:text-properties fo:font-family="Symbol"/>
      </text:list-level-style-bullet>
    </text:list-style>
    <style:style style:name="P67" style:family="paragraph">
      <style:paragraph-properties fo:line-height="115.00%" fo:text-align="justify"/>
    </style:style>
    <style:style style:name="P68" style:family="paragraph">
      <style:paragraph-properties fo:line-height="115.00%" fo:text-align="justify"/>
    </style:style>
    <text:list-style style:name="L69">
      <text:list-level-style-bullet text:level="1" text:bullet-char="•">
        <style:list-level-properties text:space-before="56.25pt" text:min-label-width="18.00pt"/>
        <style:text-properties fo:font-family="Symbol"/>
      </text:list-level-style-bullet>
    </text:list-style>
    <style:style style:name="P69" style:family="paragraph">
      <style:paragraph-properties fo:line-height="115.00%" fo:text-align="justify"/>
    </style:style>
    <style:style style:name="P70" style:family="paragraph">
      <style:paragraph-properties fo:line-height="115.00%" fo:text-align="justify"/>
    </style:style>
    <text:list-style style:name="L71">
      <text:list-level-style-bullet text:level="1" text:bullet-char="•">
        <style:list-level-properties text:space-before="54.00pt" text:min-label-width="18.00pt"/>
        <style:text-properties fo:font-family="Symbol"/>
      </text:list-level-style-bullet>
    </text:list-style>
    <style:style style:name="P71" style:family="paragraph">
      <style:paragraph-properties fo:line-height="115.00%" fo:text-align="justify"/>
    </style:style>
    <style:style style:name="P72" style:family="paragraph">
      <style:paragraph-properties fo:line-height="115.00%" fo:text-align="left" fo:margin-left="36.00pt" fo:text-indent="0.00pt"/>
    </style:style>
    <style:style style:name="P73" style:family="paragraph">
      <style:paragraph-properties fo:line-height="115.00%" fo:text-align="justify"/>
    </style:style>
    <style:style style:name="P74" style:family="paragraph">
      <style:paragraph-properties fo:line-height="115.00%" fo:text-align="justify"/>
    </style:style>
    <text:list-style style:name="L75">
      <text:list-level-style-bullet text:level="1" text:bullet-char="•">
        <style:list-level-properties text:space-before="90.00pt" text:min-label-width="18.00pt"/>
        <style:text-properties fo:font-family="Symbol"/>
      </text:list-level-style-bullet>
    </text:list-style>
    <style:style style:name="P75" style:family="paragraph">
      <style:paragraph-properties fo:line-height="115.00%" fo:text-align="left"/>
    </style:style>
    <style:style style:name="P76" style:family="paragraph">
      <style:paragraph-properties fo:line-height="115.00%" fo:text-align="left"/>
    </style:style>
    <style:style style:name="P77" style:family="paragraph">
      <style:paragraph-properties fo:line-height="115.00%" fo:text-align="justify"/>
    </style:style>
    <text:list-style style:name="L78">
      <text:list-level-style-bullet text:level="1" text:bullet-char="•">
        <style:list-level-properties text:space-before="54.00pt" text:min-label-width="18.00pt"/>
        <style:text-properties fo:font-family="Symbol"/>
      </text:list-level-style-bullet>
    </text:list-style>
    <style:style style:name="P78" style:family="paragraph">
      <style:paragraph-properties fo:line-height="115.00%" fo:text-align="justify"/>
    </style:style>
    <style:style style:name="P79" style:family="paragraph">
      <style:paragraph-properties fo:line-height="115.00%" fo:text-align="justify" fo:margin-left="36.00pt" fo:text-indent="0.00pt"/>
    </style:style>
    <style:style style:name="P80" style:family="paragraph">
      <style:paragraph-properties fo:line-height="115.00%" fo:text-align="justify"/>
    </style:style>
    <text:list-style style:name="L81">
      <text:list-level-style-bullet text:level="1" text:bullet-char="•">
        <style:list-level-properties text:space-before="54.00pt" text:min-label-width="18.00pt"/>
        <style:text-properties fo:font-family="Symbol"/>
      </text:list-level-style-bullet>
    </text:list-style>
    <style:style style:name="P81" style:family="paragraph">
      <style:paragraph-properties fo:line-height="115.00%" fo:text-align="justify"/>
    </style:style>
    <style:style style:name="P82" style:family="paragraph">
      <style:paragraph-properties fo:line-height="115.00%" fo:text-align="justify" fo:margin-left="36.00pt" fo:text-indent="0.00pt"/>
    </style:style>
    <style:style style:name="P83" style:family="paragraph">
      <style:paragraph-properties fo:line-height="115.00%" fo:text-align="left"/>
    </style:style>
    <style:style style:name="P84" style:family="paragraph">
      <style:paragraph-properties fo:line-height="115.00%" fo:text-align="justify"/>
    </style:style>
    <text:list-style style:name="L85">
      <text:list-level-style-bullet text:level="1" text:bullet-char="•">
        <style:list-level-properties text:space-before="90.00pt" text:min-label-width="18.00pt"/>
        <style:text-properties fo:font-family="Symbol"/>
      </text:list-level-style-bullet>
    </text:list-style>
    <style:style style:name="P85" style:family="paragraph">
      <style:paragraph-properties fo:line-height="115.00%" fo:text-align="justify"/>
    </style:style>
    <style:style style:name="P86" style:family="paragraph">
      <style:paragraph-properties fo:line-height="115.00%" fo:text-align="justify"/>
    </style:style>
    <style:style style:name="P87" style:family="paragraph">
      <style:paragraph-properties fo:line-height="115.00%" fo:text-align="left"/>
    </style:style>
    <text:list-style style:name="L88">
      <text:list-level-style-bullet text:level="1" text:bullet-char="•">
        <style:list-level-properties text:space-before="54.00pt" text:min-label-width="18.00pt"/>
        <style:text-properties fo:font-family="Symbol"/>
      </text:list-level-style-bullet>
    </text:list-style>
    <style:style style:name="P88" style:family="paragraph">
      <style:paragraph-properties fo:line-height="115.00%" fo:text-align="justify"/>
    </style:style>
    <style:style style:name="P89" style:family="paragraph">
      <style:paragraph-properties fo:line-height="115.00%" fo:text-align="justify" fo:margin-left="36.00pt" fo:text-indent="0.00pt"/>
    </style:style>
    <style:style style:name="P90" style:family="paragraph">
      <style:paragraph-properties fo:line-height="115.00%" fo:text-align="justify"/>
    </style:style>
    <text:list-style style:name="L91">
      <text:list-level-style-bullet text:level="1" text:bullet-char="•">
        <style:list-level-properties text:space-before="54.00pt" text:min-label-width="18.00pt"/>
        <style:text-properties fo:font-family="Symbol"/>
      </text:list-level-style-bullet>
    </text:list-style>
    <style:style style:name="P91" style:family="paragraph">
      <style:paragraph-properties fo:line-height="120.00%" fo:text-align="justify"/>
    </style:style>
    <style:style style:name="P92" style:family="paragraph">
      <style:paragraph-properties fo:line-height="120.00%" fo:text-align="left" fo:margin-left="54.00pt" fo:text-indent="18.00pt" fo:margin-bottom="7.00pt"/>
    </style:style>
    <style:style style:name="P93" style:family="paragraph">
      <style:paragraph-properties fo:line-height="115.00%" fo:text-align="justify"/>
    </style:style>
    <style:style style:name="P94" style:family="paragraph">
      <style:paragraph-properties fo:line-height="115.00%" fo:text-align="left" fo:margin-left="108.00pt" fo:text-indent="0.00pt"/>
    </style:style>
    <style:style style:name="P95" style:family="paragraph">
      <style:paragraph-properties fo:line-height="115.00%" fo:text-align="justify" fo:margin-left="108.00pt" fo:text-indent="0.00pt"/>
    </style:style>
    <text:list-style style:name="L96">
      <text:list-level-style-bullet text:level="1" text:bullet-char="•">
        <style:list-level-properties text:space-before="54.00pt" text:min-label-width="18.00pt"/>
        <style:text-properties fo:font-family="Symbol"/>
      </text:list-level-style-bullet>
    </text:list-style>
    <style:style style:name="P96" style:family="paragraph">
      <style:paragraph-properties fo:line-height="115.00%" fo:text-align="justify"/>
    </style:style>
    <style:style style:name="P97" style:family="paragraph">
      <style:paragraph-properties fo:line-height="115.00%" fo:text-align="justify"/>
    </style:style>
    <style:style style:name="P98" style:family="paragraph">
      <style:paragraph-properties fo:line-height="120.00%" fo:text-align="justify"/>
    </style:style>
    <style:style style:name="P99" style:family="paragraph">
      <style:paragraph-properties fo:line-height="120.00%" fo:text-align="justify" fo:margin-left="35.25pt" fo:text-indent="0.00pt" fo:margin-bottom="7.00pt"/>
    </style:style>
    <style:style style:name="P100" style:family="paragraph">
      <style:paragraph-properties fo:line-height="115.00%" fo:text-align="justify"/>
    </style:style>
    <text:list-style style:name="L101">
      <text:list-level-style-bullet text:level="1" text:bullet-char="•">
        <style:list-level-properties text:space-before="54.00pt" text:min-label-width="18.00pt"/>
        <style:text-properties fo:font-family="Symbol"/>
      </text:list-level-style-bullet>
    </text:list-style>
    <style:style style:name="P101" style:family="paragraph">
      <style:paragraph-properties fo:line-height="115.00%" fo:text-align="justify"/>
    </style:style>
    <style:style style:name="P102" style:family="paragraph">
      <style:paragraph-properties fo:line-height="115.00%" fo:text-align="justify" fo:margin-left="36.00pt" fo:text-indent="0.00pt"/>
    </style:style>
    <style:style style:name="P103" style:family="paragraph">
      <style:paragraph-properties fo:line-height="115.00%" fo:text-align="justify"/>
    </style:style>
    <text:list-style style:name="L104">
      <text:list-level-style-bullet text:level="1" text:bullet-char="•">
        <style:list-level-properties text:space-before="54.00pt" text:min-label-width="18.00pt"/>
        <style:text-properties fo:font-family="Symbol"/>
      </text:list-level-style-bullet>
    </text:list-style>
    <style:style style:name="P104" style:family="paragraph">
      <style:paragraph-properties fo:line-height="115.00%" fo:text-align="justify"/>
    </style:style>
    <style:style style:name="P105" style:family="paragraph">
      <style:paragraph-properties fo:line-height="115.00%" fo:text-align="justify" fo:margin-left="36.00pt" fo:text-indent="0.00pt"/>
    </style:style>
    <style:style style:name="P106" style:family="paragraph">
      <style:paragraph-properties fo:line-height="115.00%" fo:text-align="left"/>
    </style:style>
    <style:style style:name="P107" style:family="paragraph">
      <style:paragraph-properties fo:line-height="115.00%" fo:text-align="left" fo:margin-left="36.00pt" fo:text-indent="0.00pt"/>
    </style:style>
    <style:style style:name="P108" style:family="paragraph">
      <style:paragraph-properties fo:line-height="115.00%" fo:text-align="justify"/>
    </style:style>
    <text:list-style style:name="L109">
      <text:list-level-style-bullet text:level="1" text:bullet-char="•">
        <style:list-level-properties text:space-before="90.00pt" text:min-label-width="18.00pt"/>
        <style:text-properties fo:font-family="Symbol"/>
      </text:list-level-style-bullet>
    </text:list-style>
    <style:style style:name="P109" style:family="paragraph">
      <style:paragraph-properties fo:line-height="115.00%" fo:text-align="justify"/>
    </style:style>
    <style:style style:name="P110" style:family="paragraph">
      <style:paragraph-properties fo:line-height="115.00%" fo:text-align="left"/>
    </style:style>
    <style:style style:name="P111" style:family="paragraph">
      <style:paragraph-properties fo:line-height="115.00%" fo:text-align="justify"/>
    </style:style>
    <text:list-style style:name="L112">
      <text:list-level-style-bullet text:level="1" text:bullet-char="•">
        <style:list-level-properties text:space-before="90.00pt" text:min-label-width="18.00pt"/>
        <style:text-properties fo:font-family="Symbol"/>
      </text:list-level-style-bullet>
    </text:list-style>
    <style:style style:name="P112" style:family="paragraph">
      <style:paragraph-properties fo:line-height="115.00%" fo:text-align="justify"/>
    </style:style>
    <style:style style:name="P113" style:family="paragraph">
      <style:paragraph-properties fo:line-height="115.00%" fo:text-align="justify"/>
    </style:style>
    <text:list-style style:name="L114">
      <text:list-level-style-bullet text:level="1" text:bullet-char="•">
        <style:list-level-properties text:space-before="54.00pt" text:min-label-width="18.00pt"/>
        <style:text-properties fo:font-family="Symbol"/>
      </text:list-level-style-bullet>
    </text:list-style>
    <style:style style:name="P114" style:family="paragraph">
      <style:paragraph-properties fo:line-height="115.00%" fo:text-align="justify"/>
    </style:style>
    <style:style style:name="P115" style:family="paragraph">
      <style:paragraph-properties fo:line-height="115.00%" fo:text-align="justify" fo:margin-left="36.00pt" fo:text-indent="0.00pt"/>
    </style:style>
    <style:style style:name="P116" style:family="paragraph">
      <style:paragraph-properties fo:line-height="115.00%" fo:text-align="justify"/>
    </style:style>
    <text:list-style style:name="L117">
      <text:list-level-style-bullet text:level="1" text:bullet-char="•">
        <style:list-level-properties text:space-before="54.00pt" text:min-label-width="18.00pt"/>
        <style:text-properties fo:font-family="Symbol"/>
      </text:list-level-style-bullet>
    </text:list-style>
    <style:style style:name="P117" style:family="paragraph">
      <style:paragraph-properties fo:line-height="115.00%" fo:text-align="justify"/>
    </style:style>
    <style:style style:name="P118" style:family="paragraph">
      <style:paragraph-properties fo:line-height="115.00%" fo:text-align="left"/>
    </style:style>
    <text:list-style style:name="L119">
      <text:list-level-style-bullet text:level="1" text:bullet-char="•">
        <style:list-level-properties text:space-before="54.00pt" text:min-label-width="18.00pt"/>
        <style:text-properties fo:font-family="Symbol"/>
      </text:list-level-style-bullet>
    </text:list-style>
    <style:style style:name="P119" style:family="paragraph">
      <style:paragraph-properties fo:line-height="115.00%" fo:text-align="justify"/>
    </style:style>
    <style:style style:name="P120" style:family="paragraph">
      <style:paragraph-properties fo:line-height="115.00%" fo:text-align="justify" fo:margin-left="36.00pt" fo:text-indent="0.00pt"/>
    </style:style>
    <style:style style:name="P121" style:family="paragraph">
      <style:paragraph-properties fo:line-height="115.00%" fo:text-align="left"/>
    </style:style>
    <text:list-style style:name="L122">
      <text:list-level-style-bullet text:level="1" text:bullet-char="•">
        <style:list-level-properties text:space-before="54.00pt" text:min-label-width="18.00pt"/>
        <style:text-properties fo:font-family="Symbol"/>
      </text:list-level-style-bullet>
    </text:list-style>
    <style:style style:name="P122" style:family="paragraph">
      <style:paragraph-properties fo:line-height="115.00%" fo:text-align="justify" fo:margin-bottom="10.00pt"/>
    </style:style>
    <style:style style:name="P123" style:family="paragraph">
      <style:paragraph-properties fo:line-height="100.00%" fo:text-align="justify" fo:margin-left="18.00pt" fo:text-indent="0.00pt"/>
    </style:style>
    <style:style style:name="P124" style:family="paragraph">
      <style:paragraph-properties fo:line-height="115.00%" fo:text-align="justify" fo:margin-left="36.00pt" fo:text-indent="0.00pt" fo:margin-bottom="10.00pt"/>
    </style:style>
    <style:style style:name="P125" style:family="paragraph">
      <style:paragraph-properties fo:line-height="115.00%" fo:text-align="justify" fo:margin-bottom="10.00pt"/>
    </style:style>
    <style:style style:name="P126" style:family="paragraph">
      <style:paragraph-properties fo:line-height="115.00%" fo:text-align="justify" fo:margin-left="36.00pt" fo:text-indent="0.00pt" fo:margin-bottom="10.00pt"/>
    </style:style>
    <style:style style:name="P127" style:family="paragraph">
      <style:paragraph-properties fo:line-height="115.00%" fo:text-align="justify" fo:margin-bottom="10.00pt"/>
    </style:style>
    <style:style style:name="P128" style:family="paragraph">
      <style:paragraph-properties fo:line-height="115.00%" fo:text-align="justify"/>
    </style:style>
    <style:style style:name="P129" style:family="paragraph">
      <style:paragraph-properties fo:line-height="120.00%" fo:text-align="justify"/>
    </style:style>
    <style:style style:name="P130" style:family="paragraph">
      <style:paragraph-properties fo:line-height="120.00%" fo:text-align="justify" fo:margin-bottom="7.00pt"/>
    </style:style>
    <text:list-style style:name="L131">
      <text:list-level-style-bullet text:level="1" text:bullet-char="•">
        <style:list-level-properties text:space-before="74.55pt" text:min-label-width="14.15pt"/>
        <style:text-properties fo:font-family="Symbol"/>
      </text:list-level-style-bullet>
    </text:list-style>
    <style:style style:name="P131" style:family="paragraph">
      <style:paragraph-properties fo:line-height="120.00%" fo:text-align="justify" fo:margin-bottom="7.00pt">
        <style:tab-stops>
          <style:tab-stop style:position="838293.25pt"/>
        </style:tab-stops>
      </style:paragraph-properties>
    </style:style>
    <style:style style:name="P132" style:family="paragraph">
      <style:paragraph-properties fo:line-height="120.00%" fo:text-align="justify" fo:margin-left="36.00pt" fo:text-indent="0.00pt" fo:margin-bottom="7.00pt">
        <style:tab-stops>
          <style:tab-stop style:position="838293.25pt"/>
        </style:tab-stops>
      </style:paragraph-properties>
    </style:style>
    <style:style style:name="P133" style:family="paragraph">
      <style:paragraph-properties fo:line-height="120.00%" fo:text-align="justify" fo:margin-bottom="7.00pt">
        <style:tab-stops>
          <style:tab-stop style:position="838293.25pt"/>
        </style:tab-stops>
      </style:paragraph-properties>
    </style:style>
    <style:style style:name="P134" style:family="paragraph">
      <style:paragraph-properties fo:line-height="120.00%" fo:text-align="left" fo:margin-bottom="7.00pt">
        <style:tab-stops>
          <style:tab-stop style:position="0.00pt"/>
        </style:tab-stops>
      </style:paragraph-properties>
    </style:style>
    <style:style style:name="P135" style:family="paragraph">
      <style:paragraph-properties fo:line-height="120.00%" fo:text-align="justify" fo:margin-bottom="7.00pt">
        <style:tab-stops>
          <style:tab-stop style:position="0.00pt"/>
        </style:tab-stops>
      </style:paragraph-properties>
    </style:style>
    <style:style style:name="P136" style:family="paragraph">
      <style:paragraph-properties fo:line-height="120.00%" fo:text-align="justify" fo:margin-bottom="7.00pt"/>
    </style:style>
    <style:style style:name="P137" style:family="paragraph">
      <style:paragraph-properties fo:line-height="120.00%" fo:text-align="justify" fo:margin-left="53.35pt" fo:text-indent="0.00pt" fo:margin-bottom="7.00pt"/>
    </style:style>
    <style:style style:name="P138" style:family="paragraph">
      <style:paragraph-properties fo:line-height="120.00%" fo:text-align="justify" fo:margin-left="35.35pt" fo:text-indent="0.00pt" fo:margin-bottom="7.00pt"/>
    </style:style>
    <text:list-style style:name="L139">
      <text:list-level-style-bullet text:level="1" text:bullet-char="•">
        <style:list-level-properties text:space-before="74.55pt" text:min-label-width="14.15pt"/>
        <style:text-properties fo:font-family="Symbol"/>
      </text:list-level-style-bullet>
    </text:list-style>
    <style:style style:name="P139" style:family="paragraph">
      <style:paragraph-properties fo:line-height="120.00%" fo:text-align="justify" fo:margin-bottom="7.00pt">
        <style:tab-stops>
          <style:tab-stop style:position="838293.25pt"/>
        </style:tab-stops>
      </style:paragraph-properties>
    </style:style>
    <style:style style:name="P140" style:family="paragraph">
      <style:paragraph-properties fo:line-height="120.00%" fo:text-align="justify" fo:margin-left="18.00pt" fo:text-indent="0.00pt" fo:margin-bottom="7.00pt"/>
    </style:style>
    <text:list-style style:name="L141">
      <text:list-level-style-bullet text:level="1" text:bullet-char="•">
        <style:list-level-properties text:space-before="74.55pt" text:min-label-width="14.15pt"/>
        <style:text-properties fo:font-family="Symbol"/>
      </text:list-level-style-bullet>
    </text:list-style>
    <style:style style:name="P141" style:family="paragraph">
      <style:paragraph-properties fo:line-height="120.00%" fo:text-align="justify" fo:margin-bottom="7.00pt">
        <style:tab-stops>
          <style:tab-stop style:position="838293.25pt"/>
        </style:tab-stops>
      </style:paragraph-properties>
    </style:style>
    <style:style style:name="P142" style:family="paragraph">
      <style:paragraph-properties fo:line-height="120.00%" fo:text-align="justify" fo:margin-left="18.00pt" fo:text-indent="0.00pt" fo:margin-bottom="7.00pt"/>
    </style:style>
    <text:list-style style:name="L143">
      <text:list-level-style-bullet text:level="1" text:bullet-char="•">
        <style:list-level-properties text:space-before="74.55pt" text:min-label-width="14.15pt"/>
        <style:text-properties fo:font-family="Symbol"/>
      </text:list-level-style-bullet>
    </text:list-style>
    <style:style style:name="P143" style:family="paragraph">
      <style:paragraph-properties fo:line-height="120.00%" fo:text-align="justify" fo:margin-bottom="7.00pt">
        <style:tab-stops>
          <style:tab-stop style:position="838293.25pt"/>
        </style:tab-stops>
      </style:paragraph-properties>
    </style:style>
    <style:style style:name="P144" style:family="paragraph">
      <style:paragraph-properties fo:line-height="120.00%" fo:text-align="justify" fo:margin-left="36.00pt" fo:text-indent="0.00pt" fo:margin-bottom="7.00pt">
        <style:tab-stops>
          <style:tab-stop style:position="838293.25pt"/>
        </style:tab-stops>
      </style:paragraph-properties>
    </style:style>
    <style:style style:name="P145" style:family="paragraph">
      <style:paragraph-properties fo:line-height="120.00%" fo:text-align="justify" fo:margin-bottom="7.00pt">
        <style:tab-stops>
          <style:tab-stop style:position="838293.25pt"/>
        </style:tab-stops>
      </style:paragraph-properties>
    </style:style>
    <style:style style:name="P146" style:family="paragraph">
      <style:paragraph-properties fo:line-height="100.00%" fo:text-align="justify"/>
    </style:style>
    <style:style style:name="P147" style:family="paragraph">
      <style:paragraph-properties fo:line-height="120.00%" fo:text-align="left" fo:margin-left="53.35pt" fo:text-indent="-14.15pt" fo:margin-bottom="7.00pt">
        <style:tab-stops>
          <style:tab-stop style:position="0.00pt"/>
        </style:tab-stops>
      </style:paragraph-properties>
    </style:style>
    <style:style style:name="P148" style:family="paragraph">
      <style:paragraph-properties fo:line-height="120.00%" fo:text-align="justify" fo:margin-left="53.35pt" fo:text-indent="-14.15pt" fo:margin-bottom="7.00pt">
        <style:tab-stops>
          <style:tab-stop style:position="0.00pt"/>
        </style:tab-stops>
      </style:paragraph-properties>
    </style:style>
    <style:style style:name="P149" style:family="paragraph">
      <style:paragraph-properties fo:line-height="120.00%" fo:text-align="left" fo:margin-left="53.35pt" fo:text-indent="-14.15pt" fo:margin-bottom="7.00pt">
        <style:tab-stops>
          <style:tab-stop style:position="0.00pt"/>
        </style:tab-stops>
      </style:paragraph-properties>
    </style:style>
    <style:style style:name="P150" style:family="paragraph">
      <style:paragraph-properties fo:line-height="120.00%" fo:text-align="justify" fo:margin-left="53.35pt" fo:text-indent="-14.15pt" fo:margin-bottom="7.00pt">
        <style:tab-stops>
          <style:tab-stop style:position="0.00pt"/>
        </style:tab-stops>
      </style:paragraph-properties>
    </style:style>
    <style:style style:name="P151" style:family="paragraph">
      <style:paragraph-properties fo:line-height="120.00%" fo:text-align="justify" fo:margin-bottom="7.00pt"/>
    </style:style>
    <style:style style:name="P152" style:family="paragraph">
      <style:paragraph-properties fo:line-height="115.00%" fo:text-align="justify"/>
    </style:style>
    <text:list-style style:name="L153">
      <text:list-level-style-bullet text:level="1" text:bullet-char="•">
        <style:list-level-properties text:space-before="54.00pt" text:min-label-width="18.00pt"/>
        <style:text-properties fo:font-family="Symbol"/>
      </text:list-level-style-bullet>
    </text:list-style>
    <style:style style:name="P153" style:family="paragraph">
      <style:paragraph-properties fo:line-height="115.00%" fo:text-align="justify"/>
    </style:style>
    <style:style style:name="P154" style:family="paragraph">
      <style:paragraph-properties fo:line-height="115.00%" fo:text-align="justify"/>
    </style:style>
    <text:list-style style:name="L155">
      <text:list-level-style-bullet text:level="1" text:bullet-char="•">
        <style:list-level-properties text:space-before="54.00pt" text:min-label-width="18.00pt"/>
        <style:text-properties fo:font-family="Symbol"/>
      </text:list-level-style-bullet>
    </text:list-style>
    <style:style style:name="P155" style:family="paragraph">
      <style:paragraph-properties fo:line-height="115.00%" fo:text-align="justify"/>
    </style:style>
    <style:style style:name="P156" style:family="paragraph">
      <style:paragraph-properties fo:line-height="115.00%" fo:text-align="justify"/>
    </style:style>
    <text:list-style style:name="L157">
      <text:list-level-style-bullet text:level="1" text:bullet-char="•">
        <style:list-level-properties text:space-before="54.00pt" text:min-label-width="18.00pt"/>
        <style:text-properties fo:font-family="Symbol"/>
      </text:list-level-style-bullet>
    </text:list-style>
    <style:style style:name="P157" style:family="paragraph">
      <style:paragraph-properties fo:line-height="115.00%" fo:text-align="justify"/>
    </style:style>
    <style:style style:name="P158" style:family="paragraph">
      <style:paragraph-properties fo:line-height="115.00%" fo:text-align="justify"/>
    </style:style>
    <text:list-style style:name="L159">
      <text:list-level-style-bullet text:level="1" text:bullet-char="•">
        <style:list-level-properties text:space-before="54.00pt" text:min-label-width="18.00pt"/>
        <style:text-properties fo:font-family="Symbol"/>
      </text:list-level-style-bullet>
    </text:list-style>
    <style:style style:name="P159" style:family="paragraph">
      <style:paragraph-properties fo:line-height="115.00%" fo:text-align="justify"/>
    </style:style>
    <style:style style:name="P160" style:family="paragraph">
      <style:paragraph-properties fo:line-height="115.00%" fo:text-align="justify"/>
    </style:style>
    <text:list-style style:name="L161">
      <text:list-level-style-bullet text:level="1" text:bullet-char="•">
        <style:list-level-properties text:space-before="54.00pt" text:min-label-width="18.00pt"/>
        <style:text-properties fo:font-family="Symbol"/>
      </text:list-level-style-bullet>
    </text:list-style>
    <style:style style:name="P161" style:family="paragraph">
      <style:paragraph-properties fo:line-height="115.00%" fo:text-align="justify"/>
    </style:style>
    <style:style style:name="P162" style:family="paragraph">
      <style:paragraph-properties fo:line-height="115.00%" fo:text-align="justify"/>
    </style:style>
    <text:list-style style:name="L163">
      <text:list-level-style-bullet text:level="1" text:bullet-char="•">
        <style:list-level-properties text:space-before="54.00pt" text:min-label-width="18.00pt"/>
        <style:text-properties fo:font-family="Symbol"/>
      </text:list-level-style-bullet>
    </text:list-style>
    <style:style style:name="P163" style:family="paragraph">
      <style:paragraph-properties fo:line-height="115.00%" fo:text-align="justify"/>
    </style:style>
    <style:style style:name="P164" style:family="paragraph">
      <style:paragraph-properties fo:line-height="115.00%" fo:text-align="justify"/>
    </style:style>
    <text:list-style style:name="L165">
      <text:list-level-style-bullet text:level="1" text:bullet-char="•">
        <style:list-level-properties text:space-before="54.00pt" text:min-label-width="18.00pt"/>
        <style:text-properties fo:font-family="Symbol"/>
      </text:list-level-style-bullet>
    </text:list-style>
    <style:style style:name="P165" style:family="paragraph">
      <style:paragraph-properties fo:line-height="115.00%" fo:text-align="justify"/>
    </style:style>
    <style:style style:name="P166" style:family="paragraph">
      <style:paragraph-properties fo:line-height="115.00%" fo:text-align="justify"/>
    </style:style>
    <text:list-style style:name="L167">
      <text:list-level-style-bullet text:level="1" text:bullet-char="•">
        <style:list-level-properties text:space-before="54.00pt" text:min-label-width="18.00pt"/>
        <style:text-properties fo:font-family="Symbol"/>
      </text:list-level-style-bullet>
    </text:list-style>
    <style:style style:name="P167" style:family="paragraph">
      <style:paragraph-properties fo:line-height="115.00%" fo:text-align="justify"/>
    </style:style>
    <style:style style:name="P168" style:family="paragraph">
      <style:paragraph-properties fo:line-height="115.00%" fo:text-align="justify"/>
    </style:style>
    <text:list-style style:name="L169">
      <text:list-level-style-bullet text:level="1" text:bullet-char="•">
        <style:list-level-properties text:space-before="54.00pt" text:min-label-width="18.00pt"/>
        <style:text-properties fo:font-family="Symbol"/>
      </text:list-level-style-bullet>
    </text:list-style>
    <style:style style:name="P169" style:family="paragraph">
      <style:paragraph-properties fo:line-height="115.00%" fo:text-align="justify"/>
    </style:style>
    <style:style style:name="P170" style:family="paragraph">
      <style:paragraph-properties fo:line-height="115.00%" fo:text-align="justify"/>
    </style:style>
    <text:list-style style:name="L171">
      <text:list-level-style-bullet text:level="1" text:bullet-char="•">
        <style:list-level-properties text:space-before="54.00pt" text:min-label-width="18.00pt"/>
        <style:text-properties fo:font-family="Symbol"/>
      </text:list-level-style-bullet>
    </text:list-style>
    <style:style style:name="P171" style:family="paragraph">
      <style:paragraph-properties fo:line-height="115.00%" fo:text-align="justify"/>
    </style:style>
    <style:style style:name="P172" style:family="paragraph">
      <style:paragraph-properties fo:line-height="115.00%" fo:text-align="justify"/>
    </style:style>
    <text:list-style style:name="L173">
      <text:list-level-style-bullet text:level="1" text:bullet-char="•">
        <style:list-level-properties text:space-before="54.00pt" text:min-label-width="18.00pt"/>
        <style:text-properties fo:font-family="Symbol"/>
      </text:list-level-style-bullet>
    </text:list-style>
    <style:style style:name="P173" style:family="paragraph">
      <style:paragraph-properties fo:line-height="115.00%" fo:text-align="left"/>
    </style:style>
    <style:style style:name="P174" style:family="paragraph">
      <style:paragraph-properties fo:line-height="115.00%" fo:text-align="justify"/>
    </style:style>
    <style:style style:name="P175" style:family="paragraph">
      <style:paragraph-properties fo:line-height="115.00%" fo:text-align="justify" fo:margin-left="36.00pt" fo:text-indent="0.00pt"/>
    </style:style>
    <style:style style:name="P176" style:family="paragraph">
      <style:paragraph-properties fo:line-height="115.00%" fo:text-align="left"/>
    </style:style>
    <text:list-style style:name="L177">
      <text:list-level-style-bullet text:level="1" text:bullet-char="•">
        <style:list-level-properties text:space-before="54.00pt" text:min-label-width="18.00pt"/>
        <style:text-properties fo:font-family="Symbol"/>
      </text:list-level-style-bullet>
    </text:list-style>
    <style:style style:name="P177" style:family="paragraph">
      <style:paragraph-properties fo:line-height="115.00%" fo:text-align="justify"/>
    </style:style>
    <style:style style:name="P178" style:family="paragraph">
      <style:paragraph-properties fo:line-height="115.00%" fo:text-align="justify"/>
    </style:style>
    <text:list-style style:name="L179">
      <text:list-level-style-bullet text:level="1" text:bullet-char="•">
        <style:list-level-properties text:space-before="54.00pt" text:min-label-width="18.00pt"/>
        <style:text-properties fo:font-family="Symbol"/>
      </text:list-level-style-bullet>
    </text:list-style>
    <style:style style:name="P179" style:family="paragraph">
      <style:paragraph-properties fo:line-height="115.00%" fo:text-align="justify"/>
    </style:style>
    <style:style style:name="P180" style:family="paragraph">
      <style:paragraph-properties fo:line-height="115.00%" fo:text-align="left"/>
    </style:style>
    <style:style style:name="P181" style:family="paragraph">
      <style:paragraph-properties fo:line-height="115.00%" fo:text-align="justify" fo:margin-left="72.00pt" fo:text-indent="0.00pt"/>
    </style:style>
    <text:list-style style:name="L182">
      <text:list-level-style-bullet text:level="1" text:bullet-char="•">
        <style:list-level-properties text:space-before="54.00pt" text:min-label-width="18.00pt"/>
        <style:text-properties fo:font-family="Symbol"/>
      </text:list-level-style-bullet>
    </text:list-style>
    <style:style style:name="P182" style:family="paragraph">
      <style:paragraph-properties fo:line-height="115.00%" fo:text-align="justify"/>
    </style:style>
    <style:style style:name="P183" style:family="paragraph">
      <style:paragraph-properties fo:line-height="115.00%" fo:text-align="justify"/>
    </style:style>
    <style:style style:name="P184" style:family="paragraph">
      <style:paragraph-properties fo:line-height="115.00%" fo:text-align="left" fo:margin-bottom="10.00pt"/>
    </style:style>
    <style:style style:name="P185" style:family="paragraph">
      <style:paragraph-properties fo:line-height="115.00%" fo:text-align="justify"/>
    </style:style>
    <text:list-style style:name="L186">
      <text:list-level-style-bullet text:level="1" text:bullet-char="•">
        <style:list-level-properties text:space-before="54.00pt" text:min-label-width="18.00pt"/>
        <style:text-properties fo:font-family="Symbol"/>
      </text:list-level-style-bullet>
    </text:list-style>
    <style:style style:name="P186" style:family="paragraph">
      <style:paragraph-properties fo:line-height="115.00%" fo:text-align="justify"/>
    </style:style>
    <style:style style:name="P187" style:family="paragraph">
      <style:paragraph-properties fo:line-height="115.00%" fo:text-align="left"/>
    </style:style>
    <text:list-style style:name="L188">
      <text:list-level-style-bullet text:level="1" text:bullet-char="•">
        <style:list-level-properties text:space-before="54.00pt" text:min-label-width="18.00pt"/>
        <style:text-properties fo:font-family="Symbol"/>
      </text:list-level-style-bullet>
    </text:list-style>
    <style:style style:name="P188" style:family="paragraph">
      <style:paragraph-properties fo:line-height="115.00%" fo:text-align="justify"/>
    </style:style>
    <style:style style:name="P189" style:family="paragraph">
      <style:paragraph-properties fo:line-height="115.00%" fo:text-align="left"/>
    </style:style>
    <text:list-style style:name="L190">
      <text:list-level-style-bullet text:level="1" text:bullet-char="•">
        <style:list-level-properties text:space-before="54.00pt" text:min-label-width="18.00pt"/>
        <style:text-properties fo:font-family="Symbol"/>
      </text:list-level-style-bullet>
    </text:list-style>
    <style:style style:name="P190" style:family="paragraph">
      <style:paragraph-properties fo:line-height="115.00%" fo:text-align="justify"/>
    </style:style>
    <style:style style:name="P191" style:family="paragraph">
      <style:paragraph-properties fo:line-height="115.00%" fo:text-align="justify" fo:margin-left="36.00pt" fo:text-indent="0.00pt"/>
    </style:style>
    <style:style style:name="P192" style:family="paragraph">
      <style:paragraph-properties fo:line-height="115.00%" fo:text-align="left"/>
    </style:style>
    <text:list-style style:name="L193">
      <text:list-level-style-bullet text:level="1" text:bullet-char="•">
        <style:list-level-properties text:space-before="54.00pt" text:min-label-width="18.00pt"/>
        <style:text-properties fo:font-family="Symbol"/>
      </text:list-level-style-bullet>
    </text:list-style>
    <style:style style:name="P193" style:family="paragraph">
      <style:paragraph-properties fo:line-height="115.00%" fo:text-align="justify"/>
    </style:style>
    <style:style style:name="P194" style:family="paragraph">
      <style:paragraph-properties fo:line-height="115.00%" fo:text-align="justify"/>
    </style:style>
    <text:list-style style:name="L195">
      <text:list-level-style-bullet text:level="1" text:bullet-char="•">
        <style:list-level-properties text:space-before="54.00pt" text:min-label-width="18.00pt"/>
        <style:text-properties fo:font-family="Symbol"/>
      </text:list-level-style-bullet>
    </text:list-style>
    <style:style style:name="P195" style:family="paragraph">
      <style:paragraph-properties fo:line-height="115.00%" fo:text-align="justify"/>
    </style:style>
    <style:style style:name="P196" style:family="paragraph">
      <style:paragraph-properties fo:line-height="115.00%" fo:text-align="left"/>
    </style:style>
    <text:list-style style:name="L197">
      <text:list-level-style-bullet text:level="1" text:bullet-char="•">
        <style:list-level-properties text:space-before="54.00pt" text:min-label-width="18.00pt"/>
        <style:text-properties fo:font-family="Symbol"/>
      </text:list-level-style-bullet>
    </text:list-style>
    <style:style style:name="P197" style:family="paragraph">
      <style:paragraph-properties fo:line-height="115.00%" fo:text-align="left"/>
    </style:style>
    <style:style style:name="P198" style:family="paragraph">
      <style:paragraph-properties fo:line-height="115.00%" fo:text-align="left"/>
    </style:style>
    <text:list-style style:name="L199">
      <text:list-level-style-bullet text:level="1" text:bullet-char="•">
        <style:list-level-properties text:space-before="54.00pt" text:min-label-width="18.00pt"/>
        <style:text-properties fo:font-family="Symbol"/>
      </text:list-level-style-bullet>
    </text:list-style>
    <style:style style:name="P199" style:family="paragraph">
      <style:paragraph-properties fo:line-height="115.00%" fo:text-align="left"/>
    </style:style>
    <style:style style:name="P200" style:family="paragraph">
      <style:paragraph-properties fo:line-height="115.00%" fo:text-align="left"/>
    </style:style>
    <text:list-style style:name="L201">
      <text:list-level-style-bullet text:level="1" text:bullet-char="•">
        <style:list-level-properties text:space-before="54.00pt" text:min-label-width="18.00pt"/>
        <style:text-properties fo:font-family="Symbol"/>
      </text:list-level-style-bullet>
    </text:list-style>
    <style:style style:name="P201" style:family="paragraph">
      <style:paragraph-properties fo:line-height="115.00%" fo:text-align="left"/>
    </style:style>
    <style:style style:name="P202" style:family="paragraph">
      <style:paragraph-properties fo:line-height="115.00%" fo:text-align="left"/>
    </style:style>
    <text:list-style style:name="L203">
      <text:list-level-style-bullet text:level="1" text:bullet-char="•">
        <style:list-level-properties text:space-before="54.00pt" text:min-label-width="18.00pt"/>
        <style:text-properties fo:font-family="Symbol"/>
      </text:list-level-style-bullet>
    </text:list-style>
    <style:style style:name="P203" style:family="paragraph">
      <style:paragraph-properties fo:line-height="115.00%" fo:text-align="left"/>
    </style:style>
    <style:style style:name="P204" style:family="paragraph">
      <style:paragraph-properties fo:line-height="115.00%" fo:text-align="left"/>
    </style:style>
    <text:list-style style:name="L205">
      <text:list-level-style-bullet text:level="1" text:bullet-char="•">
        <style:list-level-properties text:space-before="54.00pt" text:min-label-width="18.00pt"/>
        <style:text-properties fo:font-family="Symbol"/>
      </text:list-level-style-bullet>
    </text:list-style>
    <style:style style:name="P205" style:family="paragraph">
      <style:paragraph-properties fo:line-height="115.00%" fo:text-align="left"/>
    </style:style>
    <style:style style:name="P206" style:family="paragraph">
      <style:paragraph-properties fo:line-height="115.00%" fo:text-align="left"/>
    </style:style>
    <text:list-style style:name="L207">
      <text:list-level-style-bullet text:level="1" text:bullet-char="•">
        <style:list-level-properties text:space-before="54.00pt" text:min-label-width="18.00pt"/>
        <style:text-properties fo:font-family="Symbol"/>
      </text:list-level-style-bullet>
    </text:list-style>
    <style:style style:name="P207" style:family="paragraph">
      <style:paragraph-properties fo:line-height="115.00%" fo:text-align="left"/>
    </style:style>
    <style:style style:name="P208" style:family="paragraph">
      <style:paragraph-properties fo:line-height="115.00%" fo:text-align="left"/>
    </style:style>
    <text:list-style style:name="L209">
      <text:list-level-style-bullet text:level="1" text:bullet-char="•">
        <style:list-level-properties text:space-before="54.00pt" text:min-label-width="18.00pt"/>
        <style:text-properties fo:font-family="Symbol"/>
      </text:list-level-style-bullet>
    </text:list-style>
    <style:style style:name="P209" style:family="paragraph">
      <style:paragraph-properties fo:line-height="115.00%" fo:text-align="left"/>
    </style:style>
    <style:style style:name="P210" style:family="paragraph">
      <style:paragraph-properties fo:line-height="115.00%" fo:text-align="left"/>
    </style:style>
    <text:list-style style:name="L211">
      <text:list-level-style-bullet text:level="1" text:bullet-char="•">
        <style:list-level-properties text:space-before="54.00pt" text:min-label-width="18.00pt"/>
        <style:text-properties fo:font-family="Symbol"/>
      </text:list-level-style-bullet>
    </text:list-style>
    <style:style style:name="P211" style:family="paragraph">
      <style:paragraph-properties fo:line-height="115.00%" fo:text-align="left"/>
    </style:style>
    <style:style style:name="P212" style:family="paragraph">
      <style:paragraph-properties fo:line-height="115.00%" fo:text-align="left"/>
    </style:style>
    <style:style style:name="P213" style:family="paragraph">
      <style:paragraph-properties fo:line-height="115.00%" fo:text-align="left" fo:margin-bottom="10.00pt"/>
    </style:style>
    <style:style style:name="P214" style:family="paragraph">
      <style:paragraph-properties fo:line-height="120.00%" fo:text-align="left" fo:margin-bottom="7.00pt">
        <style:tab-stops>
          <style:tab-stop style:position="0.00pt"/>
        </style:tab-stops>
      </style:paragraph-properties>
    </style:style>
    <style:style style:name="P215" style:family="paragraph">
      <style:paragraph-properties fo:line-height="115.00%" fo:text-align="justify"/>
    </style:style>
    <text:list-style style:name="L216">
      <text:list-level-style-bullet text:level="1" text:bullet-char="•">
        <style:list-level-properties text:space-before="54.00pt" text:min-label-width="18.00pt"/>
        <style:text-properties fo:font-family="Symbol"/>
      </text:list-level-style-bullet>
    </text:list-style>
    <style:style style:name="P216" style:family="paragraph">
      <style:paragraph-properties fo:line-height="115.00%" fo:text-align="justify"/>
    </style:style>
    <style:style style:name="P217" style:family="paragraph">
      <style:paragraph-properties fo:line-height="115.00%" fo:text-align="justify"/>
    </style:style>
    <text:list-style style:name="L218">
      <text:list-level-style-bullet text:level="1" text:bullet-char="•">
        <style:list-level-properties text:space-before="54.00pt" text:min-label-width="18.00pt"/>
        <style:text-properties fo:font-family="Symbol"/>
      </text:list-level-style-bullet>
    </text:list-style>
    <style:style style:name="P218" style:family="paragraph">
      <style:paragraph-properties fo:line-height="115.00%" fo:text-align="justify"/>
    </style:style>
    <style:style style:name="P219" style:family="paragraph">
      <style:paragraph-properties fo:line-height="115.00%" fo:text-align="justify"/>
    </style:style>
    <text:list-style style:name="L220">
      <text:list-level-style-bullet text:level="1" text:bullet-char="•">
        <style:list-level-properties text:space-before="54.00pt" text:min-label-width="18.00pt"/>
        <style:text-properties fo:font-family="Symbol"/>
      </text:list-level-style-bullet>
    </text:list-style>
    <style:style style:name="P220" style:family="paragraph">
      <style:paragraph-properties fo:line-height="115.00%" fo:text-align="justify"/>
    </style:style>
    <style:style style:name="P221" style:family="paragraph">
      <style:paragraph-properties fo:line-height="115.00%" fo:text-align="justify"/>
    </style:style>
    <text:list-style style:name="L222">
      <text:list-level-style-bullet text:level="1" text:bullet-char="•">
        <style:list-level-properties text:space-before="54.00pt" text:min-label-width="18.00pt"/>
        <style:text-properties fo:font-family="Symbol"/>
      </text:list-level-style-bullet>
    </text:list-style>
    <style:style style:name="P222" style:family="paragraph">
      <style:paragraph-properties fo:line-height="115.00%" fo:text-align="justify"/>
    </style:style>
    <style:style style:name="P223" style:family="paragraph">
      <style:paragraph-properties fo:line-height="115.00%" fo:text-align="left"/>
    </style:style>
    <text:list-style style:name="L224">
      <text:list-level-style-bullet text:level="1" text:bullet-char="•">
        <style:list-level-properties text:space-before="54.00pt" text:min-label-width="18.00pt"/>
        <style:text-properties fo:font-family="Symbol"/>
      </text:list-level-style-bullet>
    </text:list-style>
    <style:style style:name="P224" style:family="paragraph">
      <style:paragraph-properties fo:line-height="115.00%" fo:text-align="justify"/>
    </style:style>
    <style:style style:name="P225" style:family="paragraph">
      <style:paragraph-properties fo:line-height="115.00%" fo:text-align="left"/>
    </style:style>
    <text:list-style style:name="L226">
      <text:list-level-style-bullet text:level="1" text:bullet-char="•">
        <style:list-level-properties text:space-before="54.00pt" text:min-label-width="18.00pt"/>
        <style:text-properties fo:font-family="Symbol"/>
      </text:list-level-style-bullet>
    </text:list-style>
    <style:style style:name="P226" style:family="paragraph">
      <style:paragraph-properties fo:line-height="115.00%" fo:text-align="justify"/>
    </style:style>
    <style:style style:name="P227" style:family="paragraph">
      <style:paragraph-properties fo:line-height="115.00%" fo:text-align="justify"/>
    </style:style>
    <text:list-style style:name="L228">
      <text:list-level-style-bullet text:level="1" text:bullet-char="•">
        <style:list-level-properties text:space-before="54.00pt" text:min-label-width="18.00pt"/>
        <style:text-properties fo:font-family="Symbol"/>
      </text:list-level-style-bullet>
    </text:list-style>
    <style:style style:name="P228" style:family="paragraph">
      <style:paragraph-properties fo:line-height="115.00%" fo:text-align="justify"/>
    </style:style>
    <style:style style:name="P229" style:family="paragraph">
      <style:paragraph-properties fo:line-height="115.00%" fo:text-align="left"/>
    </style:style>
    <style:style style:name="P230" style:family="paragraph">
      <style:paragraph-properties fo:line-height="115.00%" fo:text-align="justify"/>
    </style:style>
    <style:style style:name="P231" style:family="paragraph">
      <style:paragraph-properties fo:line-height="115.00%" fo:text-align="justify" fo:margin-left="36.00pt" fo:text-indent="0.00pt"/>
    </style:style>
    <text:list-style style:name="L232">
      <text:list-level-style-bullet text:level="1" text:bullet-char="•">
        <style:list-level-properties text:space-before="54.00pt" text:min-label-width="18.00pt"/>
        <style:text-properties fo:font-family="Symbol"/>
      </text:list-level-style-bullet>
    </text:list-style>
    <style:style style:name="P232" style:family="paragraph">
      <style:paragraph-properties fo:line-height="115.00%" fo:text-align="justify"/>
    </style:style>
    <style:style style:name="P233" style:family="paragraph">
      <style:paragraph-properties fo:line-height="115.00%" fo:text-align="justify" fo:margin-left="108.00pt" fo:text-indent="0.00pt"/>
    </style:style>
  </office:automatic-styles>
  <office:body>
    <office:text>
      <text:p text:style-name="P1"><text:span text:style-name="T1"/></text:p>
      <text:p text:style-name="P1"><text:span text:style-name="T2">Ejercicios</text:span></text:p>
      <text:p text:style-name="P2"><text:span text:style-name="T3"/></text:p>
      <text:p text:style-name="P2"><text:span text:style-name="T4">Introducción</text:span></text:p>
      <text:p text:style-name="P2"><text:span text:style-name="T5"/></text:p>
      <text:p text:style-name="P2"><text:span text:style-name="T6">Para la ejecución de los ejercicios asociados a este curso, vamos a usar una máquina virtual proporcionada por Cloudera (cdh 5.5) genérica descargada directamente de su web “</text:span><text:a xlink:href="http://www.cloudera.com/downloads/quickstart_vms/5-5.html"><text:span text:style-name="T7">http://www.cloudera.com/downloads/quickstart_vms/5-5.html</text:span></text:a><text:span text:style-name="T8">”. Las características de la misma se pueden ver en la web. Si no estuviera disponible en la web a la hora de realizar estos ejercicios, será proporcionada por el instructor.</text:span></text:p>
      <text:p text:style-name="P2"><text:span text:style-name="T9"/></text:p>
      <text:p text:style-name="P2"><text:span text:style-name="T10">Para la resolución de los ejercicios podéis ayudaros de la documentación online de Spark<text:s/></text:span><text:a xlink:href="https://spark.apache.org/docs/1.5.1/"><text:span text:style-name="T11">https://spark.apache.org/docs/1.5.1/</text:span></text:a><text:span text:style-name="T12"><text:s/>(menú “Programming Guides”, selecciona “Spark Programming Guide”) y preguntar a vuestros compañeros.</text:span></text:p>
      <text:p text:style-name="P2"><text:span text:style-name="T13"/></text:p>
      <text:p text:style-name="P2"><text:span text:style-name="T14">Los ejercicios están prespaparados para ser resueltos en Scala, aunque es posible hacerlo también en Java y Python (bajo criterio personal de cada alumno).</text:span></text:p>
      <text:p text:style-name="P2"><text:span text:style-name="T15"/></text:p>
      <text:p text:style-name="P3"><text:span text:style-name="T16">Ejercicio: Usando el Shell de Spark (modulo 1)</text:span></text:p>
      <text:p text:style-name="P4"><text:span text:style-name="T17">El propósito de este ejercicio es trabajar con el Shell de Spark en Scala para leer un fichero en un RDD.</text:span></text:p>
      <text:p text:style-name="P4"><text:span text:style-name="T17">Tareas a realizar</text:span></text:p>
      <text:list text:style-name="L5">
        <text:list-item>
          <text:p text:style-name="P5"><text:span text:style-name="T17">Arrancar el Shell de Spark para scala y familiarizarse con la información que aparece por pantalla (Infos, Warnings, versión de Scala y Spark, etc…). Tarda un poco en arrancar.</text:span></text:p>
        </text:list-item>
      </text:list>
      <text:p text:style-name="P6"><text:span text:style-name="T18"><text:tab/><text:tab/>spark-shell</text:span></text:p>
      <text:list text:style-name="L7">
        <text:list-item>
          <text:p text:style-name="P7"><text:span text:style-name="T19">Comprobar que se ha creado un contexto “sc” tal y como vimos en la documentación</text:span></text:p>
        </text:list-item>
      </text:list>
      <text:p text:style-name="P8"><text:span text:style-name="T20"><text:tab/><text:tab/>Escribir “sc”</text:span></text:p>
      <text:list text:style-name="L9">
        <text:list-item>
          <text:p text:style-name="P9"><text:span text:style-name="T21">Deberéis ver por pantalla algo de este tipo:<text:s text:c="2"/></text:span></text:p>
        </text:list-item>
      </text:list>
      <text:p text:style-name="P10"><text:span text:style-name="T21">res0:org.apache.spark.SparkContext=<text:s text:c="2"/>org.apache.spark.SparkContext@”</text:span><text:span text:style-name="T22">alfanum</text:span><text:span text:style-name="T23">”</text:span></text:p>
      <text:list text:style-name="L11">
        <text:list-item>
          <text:p text:style-name="P11"><text:span text:style-name="T23">Usando el comando de autocompletado sobre el SparkContext, podéis ver los métodos disponibles. La función de autocompletado consiste en presionar el tabulador después de escribir el objeto SparkContext seguido de un punto</text:span></text:p>
        </text:list-item>
        <text:list-item>
          <text:p text:style-name="P11"><text:span text:style-name="T23">Para salir del Shell, se puede escribir “exit” o presionar Cntrl+C</text:span></text:p>
        </text:list-item>
      </text:list>
      <text:p text:style-name="P12"><text:span text:style-name="T24"/></text:p>
      <text:p text:style-name="P13"><text:span text:style-name="T24"/></text:p>
      <text:p text:style-name="P13"><text:span text:style-name="T25">Ejercicio: Comenzando con los RDDs (módulo 2)</text:span></text:p>
      <text:p text:style-name="P14"><text:span text:style-name="T26"/></text:p>
      <text:p text:style-name="P15"><text:span text:style-name="T27">El objetivo de este ejercicio es practicar con los RDDs a través del Shell de Spark, para lo que usaremos ficheros externos.</text:span></text:p>
      <text:p text:style-name="P15"><text:span text:style-name="T27">Una práctica habitual en el análisis de datos en su etapa de pruebas es analizar ficheros pequeños que son subconjuntos similares a los datasets que se usarán en producción. En ocasiones, estos ficheros no se encuentran físicamente en ninguno de los nodos del cluster, por lo que es necesario importarlos de alguna manera.</text:span></text:p>
      <text:p text:style-name="P15"><text:span text:style-name="T27">Una forma sencilla de hacer estas transferencias entre nuestro Host y la MV/Cluster es a través de herramientas como Winscp<text:s/></text:span><text:a xlink:href="https://winscp.net/eng/download.php"><text:span text:style-name="T28">https://winscp.net/eng/download.php</text:span></text:a><text:span text:style-name="T29"/></text:p>
      <text:p text:style-name="P15"><text:span text:style-name="T30">Otra opción es hacerlo como en los ejercicios pasados, a través de una carpeta compartida con la MV.</text:span></text:p>
      <text:p text:style-name="P15"><text:span text:style-name="T31"/></text:p>
      <text:list text:style-name="L16">
        <text:list-item>
          <text:p text:style-name="P16"><text:span text:style-name="T32">Exploración de fichero plano 1</text:span></text:p>
        </text:list-item>
      </text:list>
      <text:p text:style-name="P17"><text:span text:style-name="T33"/></text:p>
      <text:p text:style-name="P18"><text:span text:style-name="T34">Tareas a realizar</text:span></text:p>
      <text:p text:style-name="P18"><text:span text:style-name="T35"/></text:p>
      <text:list text:style-name="L19">
        <text:list-item>
          <text:p text:style-name="P19"><text:span text:style-name="T36">Inicia el Shell de Spark si te saliste en el paso anterior.</text:span></text:p>
        </text:list-item>
        <text:list-item>
          <text:p text:style-name="P19"><text:span text:style-name="T37">Para este ejercicio vamos a trabajar con datos en local</text:span></text:p>
        </text:list-item>
        <text:list-item>
          <text:p text:style-name="P20"><text:span text:style-name="T37">Para acceder al fichero en local, se coloca delante de la ruta la palabra “file:”</text:span></text:p>
        </text:list-item>
        <text:list-item>
          <text:p text:style-name="P21"><text:span text:style-name="T37">Crea una carpeta llamada BIT en “/home” de forma que se cree la ruta “/home/BIT” y copia dentro de ella todos los ficheros de datos necesarios para el curso:</text:span></text:p>
        </text:list-item>
        <text:list-item>
          <text:p text:style-name="P22"><text:span text:style-name="T38">Copiar la carpeta data_spark a la máquina virtual como en otras ocasiones y familiarizaos con su contenido</text:span></text:p>
        </text:list-item>
      </text:list>
      <text:p text:style-name="P23"><text:span text:style-name="T38"><text:tab/><text:tab/></text:span><text:span text:style-name="T39">La virtual machine no me permite crear archivos y/o <text:tab/><text:tab/>carpetas en "/home", <text:tab/><text:tab/>por lo que la ruta <text:tab/><text:tab/><text:tab/>escogida <text:tab/>será "/home/cloudera/BIT/data_spark"</text:span></text:p>
      <text:list text:style-name="L24">
        <text:list-item>
          <text:p text:style-name="P24"><text:span text:style-name="T40">Dentro de data_spark se encuentra el fichero “relato.txt”. Copia este fichero en la máquina virtual en la siguiente ruta:</text:span></text:p>
        </text:list-item>
      </text:list>
      <text:p text:style-name="P25"><text:span text:style-name="T41"><text:tab/><text:tab/><text:s/></text:span><text:span text:style-name="T42">“/home/cloudera/BIT/data_spark/relato.txt”</text:span></text:p>
      <text:list text:style-name="L26">
        <text:list-item>
          <text:p text:style-name="P26"><text:span text:style-name="T43">Visualiza el fichero con un editor de texto como “gedit” o “vi” o a través de la Shell con el comando “cat”</text:span></text:p>
        </text:list-item>
        <text:list-item>
          <text:p text:style-name="P26"><text:span text:style-name="T43">Crea un RDD llamado “relato” que contenga el contenido del fichero utilizando el método “textFile”</text:span></text:p>
        </text:list-item>
      </text:list>
      <text:p text:style-name="P27"><text:span text:style-name="T44"><text:tab/><text:tab/>val relato = <text:tab/><text:tab/><text:tab/>sc.textFile("file:/home/BIT/data/relato.txt")</text:span></text:p>
      <text:p text:style-name="P28"><text:span text:style-name="T44"><text:tab/><text:tab/></text:span><text:span text:style-name="T45">Una vez hecho esto, observa que aún no se ha creado el RDD. Esto ocurrirá <text:tab/><text:tab/>cuando <text:tab/>ejecutemos una acción sobre el RDD</text:span></text:p>
      <text:list text:style-name="L29">
        <text:list-item>
          <text:p text:style-name="P29"><text:span text:style-name="T45">Cuenta el número de líneas del RDD y observa el resultado. Si el resultado es 23 es correcto.</text:span></text:p>
        </text:list-item>
      </text:list>
      <text:p text:style-name="P30"><text:span text:style-name="T46"><text:tab/><text:tab/>relato.count()</text:span></text:p>
      <text:list text:style-name="L31">
        <text:list-item>
          <text:p text:style-name="P31"><text:span text:style-name="T47">Ejecuta el método “collect()” sobre el RDD y observa el resultado. Recuerda lo que comentamos durante el curso sobre cuándo es recomendable el uso de este método.</text:span></text:p>
        </text:list-item>
      </text:list>
      <text:p text:style-name="P32"><text:span text:style-name="T48"><text:tab/><text:tab/>relato.collect()</text:span></text:p>
      <text:list text:style-name="L33">
        <text:list-item>
          <text:p text:style-name="P33"><text:span text:style-name="T49">Observa el resto de métodos aplicables sobre el RDD como vimos en el ejercicio anterior.</text:span></text:p>
        </text:list-item>
        <text:list-item>
          <text:p text:style-name="P33"><text:span text:style-name="T49">Si tienes tiempo, investiga cómo usar la función “foreach” para visualizar el contenido del RDD de una forma más cómoda de entender</text:span></text:p>
        </text:list-item>
      </text:list>
      <text:p text:style-name="P34"><text:span text:style-name="T50"><text:tab/><text:tab/>relato.foreach(println)</text:span></text:p>
      <text:p text:style-name="P34"><text:span text:style-name="T51"/></text:p>
      <text:p text:style-name="P34"><text:span text:style-name="T51"/></text:p>
      <text:p text:style-name="P34"><text:span text:style-name="T51"/></text:p>
      <text:p text:style-name="P34"><text:span text:style-name="T51"/></text:p>
      <text:list text:style-name="L35">
        <text:list-item>
          <text:p text:style-name="P35"><text:span text:style-name="T52">Exploración de fichero plano 2</text:span></text:p>
        </text:list-item>
      </text:list>
      <text:p text:style-name="P36"><text:span text:style-name="T53"/></text:p>
      <text:p text:style-name="P37"><text:span text:style-name="T54">Tareas a realizar</text:span></text:p>
      <text:p text:style-name="P37"><text:span text:style-name="T55"/></text:p>
      <text:list text:style-name="L38">
        <text:list-item>
          <text:p text:style-name="P38"><text:span text:style-name="T56">Copia la carpeta weblogs contenida en la carpeta de ejercicios de Spark a “/home/BIT/data/weblogs/” y revisa su contenido.<text:s/></text:span><text:span text:style-name="T57">(copiada a "/home/cloudera/BIT/data_spark/weblogs/")</text:span></text:p>
        </text:list-item>
        <text:list-item>
          <text:p text:style-name="P38"><text:span text:style-name="T58">Escoge uno de los ficheros, ábrelo, y estudia cómo está estructurada cada una de sus líneas (datos que contiene, separadores (espacio), etc)</text:span></text:p>
        </text:list-item>
      </text:list>
      <text:p text:style-name="P39"><text:span text:style-name="T59"/></text:p>
      <text:p text:style-name="P40"><text:span text:style-name="T60">16.155.212.87 - </text:span></text:p>
      <text:p text:style-name="P40"><text:span text:style-name="T60">97 </text:span></text:p>
      <text:p text:style-name="P40"><text:span text:style-name="T60">[27/Sep/2013:23:58:11 +0100] </text:span></text:p>
      <text:p text:style-name="P40"><text:span text:style-name="T60">"GET /KBDOC-00184.html HTTP/1.0" </text:span></text:p>
      <text:p text:style-name="P40"><text:span text:style-name="T60">200 </text:span></text:p>
      <text:p text:style-name="P40"><text:span text:style-name="T60">18352 </text:span></text:p>
      <text:p text:style-name="P40"><text:span text:style-name="T60">"</text:span><text:a xlink:href="http://www.loudacre.com/"><text:span text:style-name="T62">http://www.loudacre.com</text:span></text:a><text:span text:style-name="T63">"<text:s text:c="2"/></text:span></text:p>
      <text:p text:style-name="P40"><text:span text:style-name="T63">"Loudacre CSR Browser"</text:span></text:p>
      <text:p text:style-name="P41"><text:span text:style-name="T64"/></text:p>
      <text:list text:style-name="L42">
        <text:list-item>
          <text:p text:style-name="P42"><text:span text:style-name="T65">Crea una variable que contenga la ruta del fichero, por ejemplo<text:s/></text:span><text:a xlink:href="../../../BIT/data/weblogs/2013-09-15.log"><text:span text:style-name="T67">file:/home/BIT/data/weblogs/2013-09-15.log</text:span></text:a><text:span text:style-name="T68"><text:s text:c="2"/>(he usado el 2013-09-27.log)</text:span></text:p>
        </text:list-item>
      </text:list>
      <text:p text:style-name="P43"><text:span text:style-name="T69"><text:tab/><text:tab/>val log= "</text:span><text:a xlink:href="//home/cloudera/BIT/data_spark/weblogs/2013-09-27.log"><text:span text:style-name="T71">file:/home/cloudera/BIT/data_spark/weblogs/2013-09-27.log</text:span></text:a><text:span text:style-name="T72">"</text:span></text:p>
      <text:list text:style-name="L44">
        <text:list-item>
          <text:p text:style-name="P44"><text:span text:style-name="T73">Crea un RDD con el contenido del fichero llamada logs</text:span></text:p>
        </text:list-item>
      </text:list>
      <text:p text:style-name="P45"><text:span text:style-name="T74"><text:tab/><text:tab/>val logs= sc.textFile(log)</text:span></text:p>
      <text:list text:style-name="L46">
        <text:list-item>
          <text:p text:style-name="P46"><text:span text:style-name="T75">Crea un nuevo RDD, jpglogs, que contenga solo las líneas del RDD que contienen la cadena de caracteres “.jpg”</text:span></text:p>
        </text:list-item>
      </text:list>
      <text:p text:style-name="P47"><text:span text:style-name="T76"><text:tab/><text:tab/></text:span><text:span text:style-name="T77">val jpglogs=logs.filter(x=&gt;x.contains(".jpg"))</text:span></text:p>
      <text:list text:style-name="L48">
        <text:list-item>
          <text:p text:style-name="P48"><text:span text:style-name="T78">Imprime en pantalla las 5 primeras líneas de jpglogs</text:span></text:p>
        </text:list-item>
      </text:list>
      <text:p text:style-name="P49"><text:span text:style-name="T79"><text:tab/><text:tab/></text:span><text:span text:style-name="T80">jpglogs.take(5)</text:span></text:p>
      <text:list text:style-name="L50">
        <text:list-item>
          <text:p text:style-name="P50"><text:span text:style-name="T81">Es posible anidar varios métodos en la misma línea. Crea una variable jpglogs2 que devuelva el número de líneas que contienen la cadena de caracteres “.jpg”</text:span></text:p>
        </text:list-item>
      </text:list>
      <text:p text:style-name="P51"><text:span text:style-name="T81"><text:tab/></text:span><text:span text:style-name="T82"><text:tab/></text:span><text:span text:style-name="T83">val jpglogs2=logs.filter(x=&gt;<text:tab/><text:tab/><text:tab/><text:tab/><text:s text:c="2"/><text:tab/><text:tab/>x.contains(".jpg")).count()</text:span></text:p>
      <text:list text:style-name="L52">
        <text:list-item>
          <text:p text:style-name="P52"><text:span text:style-name="T84">Ahora vamos a comenzar a usar una de las funciones más importantes de Spark, la función “map()”. Para ello, coge el RDD logs y calcula la longitud de las 5 primeras líneas. Puedes usar la función “</text:span><text:span text:style-name="T85">size()</text:span><text:span text:style-name="T86">” o “</text:span><text:span text:style-name="T87">length()</text:span><text:span text:style-name="T88">” Recordad que la función map ejecuta una función sobre cada línea del RDD, no sobre el conjunto total del RDD.</text:span></text:p>
        </text:list-item>
      </text:list>
      <text:p text:style-name="P53"><text:span text:style-name="T89"><text:tab/><text:tab/></text:span><text:span text:style-name="T90">logs.map(x=&gt;x.length).take(5)</text:span></text:p>
      <text:list text:style-name="L54">
        <text:list-item>
          <text:p text:style-name="P54"><text:span text:style-name="T91">Imprime por pantalla cada una de las palabras que contiene cada una de las 5 primeras líneas del RDD logs. Puedes usar la función “split()”</text:span></text:p>
        </text:list-item>
      </text:list>
      <text:p text:style-name="P55"><text:span text:style-name="T92"><text:tab/><text:tab/></text:span><text:span text:style-name="T93">logs.take(5).foreach(println)</text:span></text:p>
      <text:p text:style-name="P55"><text:span text:style-name="T93"><text:tab/><text:tab/>(he usado println, para que se lea con más claridad)</text:span></text:p>
      <text:list text:style-name="L56">
        <text:list-item>
          <text:p text:style-name="P56"><text:span text:style-name="T94">Mapea el contenido de logs a un RDD “logwords” de arrays de palabras de cada líneap</text:span></text:p>
        </text:list-item>
      </text:list>
      <text:p text:style-name="P57"><text:span text:style-name="T95"><text:tab/><text:tab/>val logwords = logs.map(x=&gt; x.split(' '))</text:span></text:p>
      <text:list text:style-name="L58">
        <text:list-item>
          <text:p text:style-name="P58"><text:span text:style-name="T96">Crea un nuevo RDD llamado “ips” a partir del RDD logs que contenga solamente las ips de cada línea (primer elemento de cada fila)</text:span></text:p>
        </text:list-item>
      </text:list>
      <text:p text:style-name="P59"><text:span text:style-name="T97"><text:tab/><text:tab/>val ips = logs.map(line =&gt; line.split(' ')(0))</text:span></text:p>
      <text:list text:style-name="L60">
        <text:list-item>
          <text:p text:style-name="P60"><text:span text:style-name="T98">Imprime por pantalla las 5 primeras líneas de ips</text:span></text:p>
        </text:list-item>
      </text:list>
      <text:p text:style-name="P61"><text:span text:style-name="T99"><text:tab/><text:tab/></text:span><text:span text:style-name="T100">ips.take(5)</text:span></text:p>
      <text:p text:style-name="P61"><text:span text:style-name="T100"><text:tab/><text:tab/>Aunque prefiero hacer: </text:span></text:p>
      <text:p text:style-name="P61"><text:span text:style-name="T100"><text:tab/><text:tab/>ips.take(5).foreach(println)</text:span></text:p>
      <text:p text:style-name="P61"><text:span text:style-name="T100"><text:tab/><text:tab/>Es mucho más visual</text:span></text:p>
      <text:list text:style-name="L62">
        <text:list-item>
          <text:p text:style-name="P62"><text:span text:style-name="T101">Visualiza el contenido de ips con la función “collect()”. Verás que no es demasiado intuitivo. Prueba a usar el comando “foreach”</text:span></text:p>
        </text:list-item>
      </text:list>
      <text:p text:style-name="P63"><text:span text:style-name="T101"><text:tab/><text:tab/></text:span><text:span text:style-name="T102">Es más visible con "foreach(println)" si usamos <text:tab/><text:tab/><text:tab/>"foreach(print)" se ve prácticamente igual de mal <text:tab/><text:tab/>que sin foreach</text:span></text:p>
      <text:list text:style-name="L64">
        <text:list-item>
          <text:p text:style-name="P64"><text:span text:style-name="T103">Crea un bucle “for” para visualizar el contenido de las 10 primeras líneas de ips. Ayuda: un bucle for tiene la siguiente sintaxis:</text:span></text:p>
        </text:list-item>
      </text:list>
      <text:p text:style-name="P65"><text:span text:style-name="T104"/></text:p>
      <text:p text:style-name="P66"><text:span text:style-name="T105"><text:s/><text:tab/>for (x &lt;- ips.take(10)) { print(x) }</text:span></text:p>
      <text:p text:style-name="P66"><text:span text:style-name="T106"/></text:p>
      <text:p text:style-name="P66"><text:span text:style-name="T106"/></text:p>
      <text:p text:style-name="P66"><text:span text:style-name="T106"/></text:p>
      <text:list text:style-name="L67">
        <text:list-item>
          <text:p text:style-name="P67"><text:span text:style-name="T107">Guarda el resultado del bucle anterior en un fichero de texto usando el método saveAsTextFile en la ruta “/home/cloudera/iplist” y observa su contenido.</text:span></text:p>
        </text:list-item>
      </text:list>
      <text:p text:style-name="P68"><text:span text:style-name="T108"><text:tab/><text:tab/></text:span><text:span text:style-name="T109">No permite guardar el bucle, por lo que la única <text:tab/><text:tab/><text:tab/>solución es guardar el RDD ips.</text:span></text:p>
      <text:p text:style-name="P68"><text:span text:style-name="T109"><text:tab/></text:span></text:p>
      <text:p text:style-name="P68"><text:span text:style-name="T109"><text:tab/><text:tab/>ips.saveAsTextFile("file:/home/cloudera/iplist")</text:span></text:p>
      <text:p text:style-name="P68"><text:span text:style-name="T110"/></text:p>
      <text:p text:style-name="P68"><text:span text:style-name="T110"/></text:p>
      <text:list text:style-name="L69">
        <text:list-item>
          <text:p text:style-name="P69"><text:span text:style-name="T111">Exploración de un conjunto de ficheros planos en una carpeta</text:span></text:p>
        </text:list-item>
      </text:list>
      <text:p text:style-name="P70"><text:span text:style-name="T112"/></text:p>
      <text:p text:style-name="P70"><text:span text:style-name="T113">Tareas a realizar</text:span></text:p>
      <text:p text:style-name="P70"><text:span text:style-name="T114"/></text:p>
      <text:list text:style-name="L71">
        <text:list-item>
          <text:p text:style-name="P71"><text:span text:style-name="T115">Crea un RDD que contenga solo las ips de todos los documentos contenidos en la ruta “/home/BIT/data/weblogs”. Guarda su contenido en la ruta “/home/cloudera/iplistw” y observa su contenido.</text:span></text:p>
        </text:list-item>
        <text:list-item>
          <text:p text:style-name="P72"><text:span text:style-name="T116">sc.textFile("file:/home/BIT/data/weblogs/*").map(line =&gt; line.split(' ')(0))saveAsTextFile("file:/home/cloudera/iplistw")</text:span></text:p>
        </text:list-item>
        <text:list-item>
          <text:p text:style-name="P73"><text:span text:style-name="T117">A partir del RDD logs, crea un RDD llamado “htmllogs” que contenga solo la ip seguida de cada ID de usuario de cada fichero html. El ID de usuario es el tercer campo de cada línea de cada log. Después imprime las 5 primeras líneas. Un ejemplo sería este:</text:span></text:p>
        </text:list-item>
      </text:list>
      <text:p text:style-name="P74"><text:span text:style-name="T118"/></text:p>
      <text:list text:style-name="L75">
        <text:list-item>
          <text:p text:style-name="P75"><text:span text:style-name="T119">var htmllogs=logs.filter(_.contains(".html")).map(line = c&gt; (line.split(' ')(0),line.split(' ')(2)))</text:span></text:p>
        </text:list-item>
        <text:list-item>
          <text:p text:style-name="P75"><text:span text:style-name="T119">htmllogs.take(5).foreach(t =&gt; println(t._1 + "/" + t._2))</text:span></text:p>
        </text:list-item>
      </text:list>
      <text:p text:style-name="P76"><text:span text:style-name="T120"/></text:p>
      <text:p text:style-name="P77"><text:span text:style-name="T121">Ejercicio: Trabajando con PairRDDs (módulo 4)</text:span></text:p>
      <text:p text:style-name="P77"><text:span text:style-name="T122"/></text:p>
      <text:p text:style-name="P77"><text:span text:style-name="T123">El objetivo de este ejercicio es familiarizarnos con el trabajo con pares RDD.</text:span></text:p>
      <text:p text:style-name="P77"><text:span text:style-name="T124"/></text:p>
      <text:list text:style-name="L78">
        <text:list-item>
          <text:p text:style-name="P78"><text:span text:style-name="T125">Trabajo con todos los datos de la carpeta de logs: “/home/BIT/data/weblogs/*”</text:span></text:p>
        </text:list-item>
      </text:list>
      <text:p text:style-name="P79"><text:span text:style-name="T126"/></text:p>
      <text:p text:style-name="P80"><text:span text:style-name="T127">Tareas a realizar</text:span></text:p>
      <text:p text:style-name="P80"><text:span text:style-name="T128"/></text:p>
      <text:list text:style-name="L81">
        <text:list-item>
          <text:p text:style-name="P81"><text:span text:style-name="T129">Usando MapReduce, cuenta el número de peticiones de cada usuario, es decir, las veces que cada usuario aparece en una línea de un log. Para ello</text:span></text:p>
        </text:list-item>
        <text:list-item>
          <text:p text:style-name="P82"><text:span text:style-name="T129">Usa un Map para crear un RDD que contenga el par (ID, 1), siendo la clave el ID y el Value el número 1. Recordad que el campo ID es el tercer elemento de cada línea. Los datos obtenidos tendrían que quedar de la siguiente manera</text:span></text:p>
        </text:list-item>
      </text:list>
      <text:p text:style-name="P83"><text:span text:style-name="T130"><text:tab/><text:tab/><text:tab/>val total_logs = sc.textFile <text:tab/><text:tab/><text:tab/>("</text:span><text:a xlink:href="//home/cloudera/BIT/data_spark/weblogs/*"><text:span text:style-name="T132">file:/home/cloudera/BIT/data_spark/weblogs/*</text:span></text:a><text:span text:style-name="T133">")</text:span></text:p>
      <text:p text:style-name="P84"><text:span text:style-name="T134"/></text:p>
      <text:p text:style-name="P84"><text:span text:style-name="T134"/></text:p>
      <text:p text:style-name="P84"><text:span text:style-name="T134"/></text:p>
      <text:list text:style-name="L85">
        <text:list-item>
          <text:p text:style-name="P85"><text:span text:style-name="T135">Usa un Reduce para sumar los valores correspondientes a cada userid. Los datos tendría que mostrarse de la siguiente manera:</text:span></text:p>
        </text:list-item>
      </text:list>
      <text:p text:style-name="P86"><text:span text:style-name="T136"/></text:p>
      <text:p text:style-name="P87"><text:span text:style-name="T137"><text:tab/><text:tab/><text:tab/>val registro_usuarios = total_logs.map(a =&gt; <text:tab/><text:tab/><text:tab/>a.split(' ')).map(b =&gt; (b(2), <text:tab/><text:tab/><text:tab/><text:tab/><text:tab/><text:tab/>1)).reduceByKey((c1, c2) =&gt; c1 + c2)</text:span></text:p>
      <text:p text:style-name="P87"><text:span text:style-name="T138"/></text:p>
      <text:p text:style-name="P87"><text:span text:style-name="T139"><text:tab/><text:tab/><text:tab/>En lugar de hacerlo paso a paso, he visto la <text:tab/><text:tab/><text:tab/>posibilidad de encadenar ordenes, y he hecho <text:tab/><text:tab/><text:tab/>los mapeos y el reduce encadenados.</text:span></text:p>
      <text:p text:style-name="P87"><text:span text:style-name="T140"/></text:p>
      <text:list text:style-name="L88">
        <text:list-item>
          <text:p text:style-name="P88"><text:span text:style-name="T141">Muestra los id de usuario y el número de accesos para los 10 usuarios con mayor número de accesos. Para ello:</text:span></text:p>
        </text:list-item>
        <text:list-item>
          <text:p text:style-name="P89"><text:span text:style-name="T141">Utiliza un map() para intercambiar la Clave por el Valor, de forma que quede algo así: (Si no se te ocurre cómo hacerlo, investiga la función “swap()”)</text:span></text:p>
        </text:list-item>
      </text:list>
      <text:p text:style-name="P90"><text:span text:style-name="T141"><text:tab/><text:tab/></text:span></text:p>
      <text:p text:style-name="P90"><text:span text:style-name="T142"><text:tab/><text:tab/></text:span><text:span text:style-name="T143">val swap10 = registro_usuarios.map(x =&gt; x.swap)</text:span></text:p>
      <text:p text:style-name="P90"><text:span text:style-name="T144"/></text:p>
      <text:p text:style-name="P90"><text:span text:style-name="T144"/></text:p>
      <text:list text:style-name="L91">
        <text:list-item>
          <text:p text:style-name="P91"><text:span text:style-name="T145">Utiliza la función vista en teoría para ordenar un RDD. Ten en cuenta que queremos mostrar los datos en orden descendiente (De mayor a menor número de peticiones). Recuerda que el RDD debe estar en la misma forma que al inicio, es decir, con clave: userid y valor: nº de peticiones. El resultado debe ser: </text:span></text:p>
        </text:list-item>
      </text:list>
      <text:p text:style-name="P92"><draw:frame text:anchor-type="as-char" svg:width="24.55mm" svg:height="45.30mm" style:rel-width="scale" style:rel-height="scale"><draw:object-ole xlink:href="OleObj1"/><draw:image xlink:href="ObjectReplacements/OleObj1"/></draw:frame><text:span text:style-name="T147"> </text:span></text:p>
      <text:p text:style-name="P92"><text:span text:style-name="T148">swap10.sortByKey(false).map(x =&gt; <text:tab/>x.swap).take(10).foreach(println)</text:span></text:p>
      <text:p text:style-name="P92"><text:span text:style-name="T149"/></text:p>
      <text:p text:style-name="P92"><text:span text:style-name="T149"/></text:p>
      <text:p text:style-name="P92"><text:span text:style-name="T150">Yo lo habría hecho sin swap de este modo</text:span></text:p>
      <text:p text:style-name="P93"><text:span text:style-name="T150"><text:tab/><text:tab/>val sinswap10 = registro_usuarios.sortBy(x =&gt; x._2, <text:tab/><text:tab/></text:span><text:span text:style-name="T151">ascending = false)</text:span></text:p>
      <text:p text:style-name="P93"><text:span text:style-name="T152"/></text:p>
      <text:p text:style-name="P93"><text:span text:style-name="T153"><text:tab/><text:tab/>sinswap10.take(10).foreach(println)</text:span></text:p>
      <text:p text:style-name="P94"><text:span text:style-name="T154"/></text:p>
      <text:p text:style-name="P94"><text:span text:style-name="T154"/></text:p>
      <text:p text:style-name="P95"><text:span text:style-name="T154"/></text:p>
      <text:list text:style-name="L96">
        <text:list-item>
          <text:p text:style-name="P96"><text:span text:style-name="T155">Crea un RDD donde la clave sea el userid y el valor sea una lista de ips a las que el userid se ha conectado (es decir, agrupar las IPs por userID). Ayúdate de la función groupByKey() para conseguirlo, de manera que el resultado final sea algo así:</text:span></text:p>
        </text:list-item>
      </text:list>
      <text:p text:style-name="P97"><text:span text:style-name="T155"><text:tab/><text:tab/></text:span><text:span text:style-name="T156">val ipsusuarios = total_logs.map(x =&gt; x.split(' ')).map(c <text:tab/><text:tab/>=&gt; (c(2),c(0))).groupByKey</text:span></text:p>
      <text:p text:style-name="P97"><text:span text:style-name="T157"/></text:p>
      <text:p text:style-name="P97"><text:span text:style-name="T158"><text:tab/><text:tab/></text:span></text:p>
      <text:p text:style-name="P97"><text:span text:style-name="T158"><text:tab/><text:tab/>ipsusuarios.take(10).foreach(println)</text:span></text:p>
      <text:p text:style-name="P97"><text:span text:style-name="T159"/></text:p>
      <text:p text:style-name="P97"><text:span text:style-name="T159"/></text:p>
      <text:p text:style-name="P97"><text:span text:style-name="T159"/></text:p>
      <text:p text:style-name="P97"><text:span text:style-name="T159"/></text:p>
      <text:p text:style-name="P98"><text:span text:style-name="T159"/></text:p>
      <text:p text:style-name="P98"><text:span text:style-name="T160">Si te sobra tiempo prueba a mostrar el RDD resultante por pantalla de forma que tenga una estructura como la siguiente: </text:span></text:p>
      <text:p text:style-name="P99"><draw:frame text:anchor-type="as-char" svg:width="33.66mm" svg:height="93.98mm" style:rel-width="scale" style:rel-height="scale"><draw:object-ole xlink:href="OleObj2"/><draw:image xlink:href="ObjectReplacements/OleObj2"/></draw:frame><text:span text:style-name="T162"> </text:span></text:p>
      <text:p text:style-name="P99"><text:span text:style-name="T163">He estado intentando averiguar como imprimir los datos por pantalla con este formato (ya que me resulta muy interesante), pero no he encontrado el modo de hacerlo; supongo que tengo que mapear el RDD para cambiar su estructura y entonces hacer el print, pero no lo tengo claro del todo...</text:span></text:p>
      <text:p text:style-name="P100"><text:span text:style-name="T164"/></text:p>
      <text:p text:style-name="P100"><text:span text:style-name="T164"/></text:p>
      <text:list text:style-name="L101">
        <text:list-item>
          <text:p text:style-name="P101"><text:span text:style-name="T165">Trabajo con todos los datos de la carpeta de logs: “/home/BIT/data/accounts.cvs”</text:span></text:p>
        </text:list-item>
      </text:list>
      <text:p text:style-name="P102"><text:span text:style-name="T166"/></text:p>
      <text:p text:style-name="P103"><text:span text:style-name="T167">Tareas a realizar</text:span></text:p>
      <text:p text:style-name="P103"><text:span text:style-name="T168"/></text:p>
      <text:list text:style-name="L104">
        <text:list-item>
          <text:p text:style-name="P104"><text:span text:style-name="T169">Abre el fichero accounts.cvs con el editor de texto que prefieras y estudia su contenido. Verás que el primer campo es el id del usuario, que corresponde con el id del usua1rio de los logs del servidor web.</text:span><text:span text:style-name="T170"><text:s/></text:span><text:span text:style-name="T171">El resto de campos corresponden con fecha, nombre, apellido, dirección, etc.</text:span></text:p>
        </text:list-item>
        <text:list-item>
          <text:p text:style-name="P104"><text:span text:style-name="T172">Haz un JOIN entre los datos de logs del ejercicio pasado y los datos de accounts.csv, de manera que se obtenga un conjunto de datos en el que la clave sea el userid y como valor tenga la información del usuario seguido del número de visitas de cada usuario. Los pasos a ejecutar son:</text:span></text:p>
        </text:list-item>
        <text:list-item>
          <text:p text:style-name="P105"><text:span text:style-name="T172">Haz un map() de los datos de accounts.cvs de forma que la Clave sea el userid y el Valor sea toda la línea, incluido el userid. Obtendríamos algo de este tipo</text:span></text:p>
        </text:list-item>
      </text:list>
      <text:p text:style-name="P106"><text:span text:style-name="T173"><text:tab/><text:tab/>var cuentas = <text:tab/>sc.textFile("file:/home/cloudera/BIT/data_spark/accounts.<text:tab/>csv").map(x =&gt; x.split(',')).map(y =&gt; (y(0), y))</text:span></text:p>
      <text:p text:style-name="P106"><text:span text:style-name="T174"/></text:p>
      <text:p text:style-name="P106"><text:span text:style-name="T174"/></text:p>
      <text:p text:style-name="P107"><text:span text:style-name="T175">(userid1, [userid1, 2008-11-24 10:04:08, \N, Cheryl, West, 4905 Olive Street, San Francisco, CA, …])</text:span></text:p>
      <text:p text:style-name="P107"><text:span text:style-name="T176"/></text:p>
      <text:p text:style-name="P107"><text:span text:style-name="T177">(userid2, [userid2, 2008-11-23 14:05:07, \N, Elizabeth, Kerns, 4703 Eva Pearl Street, Richmond, CA, …])</text:span></text:p>
      <text:p text:style-name="P107"><text:span text:style-name="T178"/></text:p>
      <text:p text:style-name="P107"><text:span text:style-name="T179">(userid3, [userid3, 2008-11-02 17:12:12, 2013-07-18 16:42:36, Melissa, Roman, 3539 James Martin Circle, Oakland, CA, ...])</text:span></text:p>
      <text:p text:style-name="P107"><text:span text:style-name="T180"/></text:p>
      <text:p text:style-name="P107"><text:span text:style-name="T180"/></text:p>
      <text:p text:style-name="P107"><text:span text:style-name="T180"/></text:p>
      <text:p text:style-name="P107"><text:span text:style-name="T180"/></text:p>
      <text:p text:style-name="P108"><text:span text:style-name="T180"/></text:p>
      <text:p text:style-name="P108"><text:span text:style-name="T180"/></text:p>
      <text:p text:style-name="P108"><text:span text:style-name="T180"/></text:p>
      <text:p text:style-name="P108"><text:span text:style-name="T180"/></text:p>
      <text:p text:style-name="P108"><text:span text:style-name="T180"/></text:p>
      <text:p text:style-name="P108"><text:span text:style-name="T180"/></text:p>
      <text:p text:style-name="P108"><text:span text:style-name="T180"/></text:p>
      <text:list text:style-name="L109">
        <text:list-item>
          <text:p text:style-name="P109"><text:span text:style-name="T181">Haz un JOIN del RDD que acabas de crear con el que creaste en el paso anterior que contenía (userid, nº visitas), de manera que quede algo como esto:</text:span></text:p>
        </text:list-item>
      </text:list>
      <text:p text:style-name="P110"><text:span text:style-name="T182"><text:tab/><text:tab/><text:tab/>var cuentasjoin = <text:tab/><text:tab/><text:tab/><text:s text:c="5"/><text:tab/><text:tab/><text:tab/><text:tab/><text:tab/>cuentas.join(registro_usuarios)</text:span></text:p>
      <text:p text:style-name="P111"><text:span text:style-name="T183"/></text:p>
      <text:p text:style-name="P111"><text:span text:style-name="T183"/></text:p>
      <text:list text:style-name="L112">
        <text:list-item>
          <text:p text:style-name="P112"><text:span text:style-name="T184">Crea un RDD a partir del RDD anterior, que contenga el userid, número de visitas, nombre y apellido de las 5 primeras líneas, para obtener una estructura como la siguiente</text:span></text:p>
        </text:list-item>
      </text:list>
      <text:p text:style-name="P113"><text:span text:style-name="T185"><text:tab/><text:tab/>for</text:span></text:p>
      <text:p text:style-name="P113"><text:span text:style-name="T185"><text:s text:c="5"/><text:tab/><text:tab/>| (pair &lt;- cuentasjoin.take(5)){println(pair._1, <text:tab/><text:tab/><text:tab/>pair._2._2, pair._2._1(3), <text:tab/><text:tab/>pair._2._1(4))}</text:span></text:p>
      <text:p text:style-name="P113"><text:span text:style-name="T186"/></text:p>
      <text:p text:style-name="P113"><text:span text:style-name="T187"><text:tab/><text:tab/><text:tab/></text:span><draw:frame text:anchor-type="as-char" svg:width="59.48mm" svg:height="86.57mm" style:rel-width="scale" style:rel-height="scale"><draw:object-ole xlink:href="OleObj3"/><draw:image xlink:href="ObjectReplacements/OleObj3"/></draw:frame><text:span text:style-name="T187"/></text:p>
      <text:p text:style-name="P113"><text:span text:style-name="T188"/></text:p>
      <text:p text:style-name="P113"><text:span text:style-name="T188"/></text:p>
      <text:list text:style-name="L114">
        <text:list-item>
          <text:p text:style-name="P114"><text:span text:style-name="T189">Trabajo con más métodos sobre pares RDD</text:span></text:p>
        </text:list-item>
      </text:list>
      <text:p text:style-name="P115"><text:span text:style-name="T190"/></text:p>
      <text:p text:style-name="P116"><text:span text:style-name="T191">Tareas a realizar</text:span></text:p>
      <text:p text:style-name="P116"><text:span text:style-name="T192"/></text:p>
      <text:list text:style-name="L117">
        <text:list-item>
          <text:p text:style-name="P117"><text:span text:style-name="T193">Usa keyBy para crear un RDD con los datos de las cuentas, pero con el código postal como clave (noveno campo del fichero accounts.CSV). Puedes buscar información sobre este método en la API online de Spark</text:span></text:p>
        </text:list-item>
      </text:list>
      <text:p text:style-name="P118"><text:span text:style-name="T194"><text:tab/><text:tab/>var cpsclave = <text:tab/>sc.textFile("file:/home/cloudera/BIT/data_spark/accounts.<text:tab/>csv").map(_.split(',')).keyBy(_(8))</text:span></text:p>
      <text:p text:style-name="P118"><text:span text:style-name="T195"/></text:p>
      <text:list text:style-name="L119">
        <text:list-item>
          <text:p text:style-name="P119"><text:span text:style-name="T196">Crea un RDD de pares con el código postal como la clave y una lista de nombres (Apellido, Nombre) de ese código postal como el valor. Sus lugares son el 5º y el 4º respectivamente.v=</text:span></text:p>
        </text:list-item>
        <text:list-item>
          <text:p text:style-name="P120"><text:span text:style-name="T196">Si tienes tiempo, estudia la función “mapValues()” e intenta utilizarla para cumplir con el propósito de este ejercicio.</text:span></text:p>
        </text:list-item>
      </text:list>
      <text:p text:style-name="P121"><text:span text:style-name="T197"><text:tab/><text:tab/><text:tab/></text:span><text:span text:style-name="T198">var cpnombres = cpsclave.mapValues(x =&gt; x(4)+ <text:tab/><text:tab/><text:tab/>',' + x(3)).groupByKey()</text:span></text:p>
      <text:list text:style-name="L122">
        <text:list-item>
          <text:p text:style-name="P122"><text:span text:style-name="T199">Ordena los datos por código postal y luego, para los primeros 5 códigos postales, muestra el código y la lista de nombres cuyas cuentas están en ese código postal. La salida sería parecida a esta:</text:span></text:p>
        </text:list-item>
      </text:list>
      <text:p text:style-name="P123"><text:span text:style-name="T200">cpnombres.sortByKey().take(5).foreach{</text:span></text:p>
      <text:p text:style-name="P123"><text:span text:style-name="T200"><text:s text:c="5"/>| case(x,y) =&gt; println("---"+x)</text:span></text:p>
      <text:p text:style-name="P123"><text:span text:style-name="T200"><text:s text:c="5"/>| y.foreach(println)};</text:span></text:p>
      <text:p text:style-name="P123"><text:span text:style-name="T201"/></text:p>
      <text:p text:style-name="P123"><text:span text:style-name="T201"/></text:p>
      <text:p text:style-name="P124"><text:span text:style-name="T201"/></text:p>
      <text:p text:style-name="P125"><text:span text:style-name="T202">--- 85003</text:span></text:p>
      <text:p text:style-name="P125"><text:span text:style-name="T202">Jenkins,Thad</text:span></text:p>
      <text:p text:style-name="P125"><text:span text:style-name="T202">Rick,Edward</text:span></text:p>
      <text:p text:style-name="P125"><text:span text:style-name="T202">Lindsay,Ivy</text:span></text:p>
      <text:p text:style-name="P125"><text:span text:style-name="T202">...</text:span></text:p>
      <text:p text:style-name="P125"><text:span text:style-name="T202">--- 85004</text:span></text:p>
      <text:p text:style-name="P125"><text:span text:style-name="T202">Morris,Eric</text:span></text:p>
      <text:p text:style-name="P125"><text:span text:style-name="T202">Reiser,Hazel</text:span></text:p>
      <text:p text:style-name="P125"><text:span text:style-name="T202">Gregg,Alicia</text:span></text:p>
      <text:p text:style-name="P125"><text:span text:style-name="T202">Preston,Elizabeth</text:span></text:p>
      <text:p text:style-name="P125"><text:span text:style-name="T202">...</text:span></text:p>
      <text:p text:style-name="P125"><text:span text:style-name="T203"/></text:p>
      <text:p text:style-name="P126"><text:span text:style-name="T203"/></text:p>
      <text:p text:style-name="P126"><text:span text:style-name="T203"/></text:p>
      <text:p text:style-name="P126"><text:span text:style-name="T203"/></text:p>
      <text:p text:style-name="P126"><text:span text:style-name="T203"/></text:p>
      <text:p text:style-name="P126"><text:span text:style-name="T203"/></text:p>
      <text:p text:style-name="P126"><text:span text:style-name="T203"/></text:p>
      <text:p text:style-name="P126"><text:span text:style-name="T203"/></text:p>
      <text:p text:style-name="P126"><text:span text:style-name="T203"/></text:p>
      <text:p text:style-name="P126"><text:span text:style-name="T203"/></text:p>
      <text:p text:style-name="P127"><text:span text:style-name="T203"/></text:p>
      <text:p text:style-name="P127"><text:span text:style-name="T203"/></text:p>
      <text:p text:style-name="P127"><text:span text:style-name="T203"/></text:p>
      <text:p text:style-name="P127"><text:span text:style-name="T203"/></text:p>
      <text:p text:style-name="P127"><text:span text:style-name="T203"/></text:p>
      <text:p text:style-name="P128"><text:span text:style-name="T203"/></text:p>
      <text:p text:style-name="P128"><text:span text:style-name="T203"/></text:p>
      <text:p text:style-name="P128"><text:span text:style-name="T203"/></text:p>
      <text:p text:style-name="P128"><text:span text:style-name="T203"/></text:p>
      <text:p text:style-name="P128"><text:span text:style-name="T203"/></text:p>
      <text:p text:style-name="P129"><text:span text:style-name="T204">Ejercicios opcionales: Trabajando con PairRDDs (módulo 4.1) </text:span></text:p>
      <text:p text:style-name="P130"><text:span text:style-name="T205"> </text:span></text:p>
      <text:p text:style-name="P130"><text:span text:style-name="T205"> </text:span><text:span text:style-name="T206">El objetivo de estos ejercicios es afianzar los conocimientos obtenidos sobre PairRDDs</text:span><text:span text:style-name="T207"><text:s/></text:span><text:span text:style-name="T208">con ejercicios de una dificultad un poco mayor. Estos ejercicios vienen a reflejar un poco mejor los usos que podemos darle al Big Data.</text:span><text:span text:style-name="T209"> </text:span></text:p>
      <text:p text:style-name="P130"><text:span text:style-name="T209"> </text:span></text:p>
      <text:p text:style-name="P130"><text:span text:style-name="T210">EJ1: Tareas a realizar</text:span><text:span text:style-name="T211"> </text:span></text:p>
      <text:p text:style-name="P130"><text:span text:style-name="T211"> </text:span></text:p>
      <text:list text:style-name="L131">
        <text:list-item>
          <text:p text:style-name="P131"><text:span text:style-name="T212">Toma el dataset</text:span><text:span text:style-name="T213"><text:s/></text:span><text:span text:style-name="T214">'shakespeare' proporcionado por el profesor</text:span><text:span text:style-name="T215">. Cópialo</text:span><text:span text:style-name="T216"><text:s/></text:span><text:span text:style-name="T217">a la máquina virtual arrastrando y soltando la carpeta.</text:span><text:span text:style-name="T218"> </text:span></text:p>
        </text:list-item>
        <text:list-item>
          <text:p text:style-name="P131"><text:span text:style-name="T219">Utilizando la terminal, introduce dicho dataset</text:span><text:span text:style-name="T220"><text:s/></text:span><text:span text:style-name="T221">en el HDFS (La ruta por defecto del HDFS es:<text:s/></text:span><text:span text:style-name="T222">hdfs://quickstart.cloudera:8020/user/cloudera,</text:span><text:span text:style-name="T223"><text:s/></text:span><text:span text:style-name="T224">copia</text:span><text:span text:style-name="T225"><text:s/></text:span><text:span text:style-name="T226">el dataset</text:span><text:span text:style-name="T227"><text:s/></text:span><text:span text:style-name="T228">en dicha ruta en la carpeta 'shakespeare')</text:span><text:span text:style-name="T229"> </text:span></text:p>
        </text:list-item>
        <text:list-item>
          <text:p text:style-name="P132"><text:span text:style-name="T230"> hdfs dfs -put “rutadelacarpeta”<text:s/></text:span><text:span text:style-name="T231">user/cloudera</text:span></text:p>
        </text:list-item>
        <text:list-item>
          <text:p text:style-name="P133"><text:span text:style-name="T232">Ahora vamos a realizar un análisis al estilo de escritura de Shakespeare, para ello nos interesa conocer<text:s/></text:span><text:span text:style-name="T233">las palabras más repetidas en sus obras.<text:s/></text:span><text:span text:style-name="T234">Muestra por pantalla las 100 palabras que más veces aparecen en las obras de Shakespeare, junto con la frecuencia de aparición de cada una, ordenadas descendientemente (de mayor a menor frecuencia de aparición).</text:span><text:span text:style-name="T235"> </text:span></text:p>
        </text:list-item>
      </text:list>
      <text:p text:style-name="P134"><text:span text:style-name="T236">val texto = sc.textFile ("</text:span><text:a xlink:href="//home/cloudera/ejercicios/shakespeare/shakepoems.txt"><text:span text:style-name="T238">file:/home/cloudera/ejercicios/shakespeare/shakepoems.txt</text:span></text:a><text:span text:style-name="T239">")</text:span></text:p>
      <text:p text:style-name="P134"><text:span text:style-name="T240"/></text:p>
      <text:p text:style-name="P134"><text:span text:style-name="T241">val textosplit = texto.flatMap(x=&gt;x.split(" ")) </text:span></text:p>
      <text:p text:style-name="P134"><text:span text:style-name="T242"/></text:p>
      <text:p text:style-name="P134"><text:span text:style-name="T243">val textosplit = texto.map(x=&gt;x.replace(",","")).map(x=&gt;x.replace("!","")).map(x=&gt;x.replace(".","")).map(x=&gt;x.replace("?",""))</text:span></text:p>
      <text:p text:style-name="P134"><text:span text:style-name="T244"/></text:p>
      <text:p text:style-name="P134"><text:span text:style-name="T245">val minusculas = textosplit.map(_.toLowerCase)</text:span></text:p>
      <text:p text:style-name="P134"><text:span text:style-name="T246"/></text:p>
      <text:p text:style-name="P134"><text:span text:style-name="T247">val wordcount = minusculas.map(x =&gt; (x, 1)).reduceByKey((x,y) =&gt; x+y)</text:span></text:p>
      <text:p text:style-name="P134"><text:span text:style-name="T248"/></text:p>
      <text:p text:style-name="P135"><text:span text:style-name="T249">val ordenado = wordcount.sortBy(x =&gt; x._2, ascending=false)</text:span></text:p>
      <text:p text:style-name="P135"><text:span text:style-name="T250"/></text:p>
      <text:p text:style-name="P135"><text:span text:style-name="T251">Habría que seguir realizando maps para quitar absolutamente todos los signos de puntuación, por otra parte, al visualizar el RDD "ordenado", he visto que la palabra más repetida es<text:s text:c="2"/>un valor vacío, y es algo que también habría que eliminar.</text:span></text:p>
      <text:p text:style-name="P136"><text:span text:style-name="T252"> </text:span></text:p>
      <text:p text:style-name="P137"><text:span text:style-name="T253"/></text:p>
      <text:p text:style-name="P137"><text:span text:style-name="T253"/></text:p>
      <text:p text:style-name="P138"><text:span text:style-name="T253"/></text:p>
      <text:list text:style-name="L139">
        <text:list-item>
          <text:p text:style-name="P139"><text:span text:style-name="T254">El análisis anterior no es todo lo completo que una situación real nos puede requerir, pues entre las palabras más repetidas encontramos: pronombres, artículos, proposiciones...; es decir, palabras que no nos aportan información alguna. A este tipo de palabras se les conoce como<text:s/></text:span><text:a xlink:href="https://es.wikipedia.org/wiki/Palabra_vacía"><text:span text:style-name="T256">palabras vacías</text:span></text:a><text:span text:style-name="T257"><text:s/></text:span><text:span text:style-name="T258">(StopWords),</text:span><text:span text:style-name="T259"><text:s/></text:span><text:span text:style-name="T260">y nos interesa eliminarlas de nuestro análisis.</text:span><text:span text:style-name="T261"> </text:span></text:p>
        </text:list-item>
      </text:list>
      <text:p text:style-name="P140"><text:span text:style-name="T262"> </text:span></text:p>
      <text:list text:style-name="L141">
        <text:list-item>
          <text:p text:style-name="P141"><text:span text:style-name="T263">Para la realización de este ejercicio vamos a necesitar un dataset</text:span><text:span text:style-name="T264"><text:s/></text:span><text:span text:style-name="T265">que contenga "stop words" en inglés (pues, como es lógico, los libros de Shakespeare están en este idioma). Copia el archivo "stop-word-list.csv" en la máquina virtual y cópialo</text:span><text:span text:style-name="T266"><text:s/></text:span><text:span text:style-name="T267">al HDFS (en la ruta por defecto).</text:span><text:span text:style-name="T268"> </text:span></text:p>
        </text:list-item>
      </text:list>
      <text:p text:style-name="P142"><text:span text:style-name="T269"> </text:span></text:p>
      <text:list text:style-name="L143">
        <text:list-item>
          <text:p text:style-name="P143"><text:span text:style-name="T270">También tenemos que tener en cuenta que, para hacer nuestro análisis, no nos interesan ni las líneas</text:span><text:span text:style-name="T271"><text:s/></text:span><text:span text:style-name="T272">que solo contengan espacios en blanco ni las palabras que estén formadas por una única letra. Tampoco haremos distinción entre mayúsculas ni minúsculas, por lo que, por ejemplo, "Hello" y "hello" deberán ser tomadas como la misma palabra en el análisis.</text:span><text:span text:style-name="T273"> </text:span></text:p>
        </text:list-item>
        <text:list-item>
          <text:p text:style-name="P144"><text:span text:style-name="T274">El método para cambiar una línea a minúsculas es: toLowerCase</text:span><text:span text:style-name="T275"> </text:span></text:p>
        </text:list-item>
        <text:list-item>
          <text:p text:style-name="P144"><text:span text:style-name="T276">La expresión regular que toma únicamente</text:span><text:span text:style-name="T277"><text:s/></text:span><text:span text:style-name="T278">caracteres alfabéticos es:<text:s/></text:span><text:span text:style-name="T279">"[^a-zA-Z]+"</text:span><text:span text:style-name="T280"> </text:span><text:span text:style-name="T281"><text:tab/></text:span></text:p>
        </text:list-item>
        <text:list-item>
          <text:p text:style-name="P144"><text:span text:style-name="T282">Un archivo CSV está delimitado por comas.</text:span><text:span text:style-name="T283"> </text:span></text:p>
        </text:list-item>
        <text:list-item>
          <text:p text:style-name="P144"><text:span text:style-name="T284">No nos interesa mostrar las ocurrencias de una única letra. Por lo que deberemos filtrar el RDD final.</text:span><text:span text:style-name="T285"> </text:span></text:p>
        </text:list-item>
        <text:list-item>
          <text:p text:style-name="P145"><text:span text:style-name="T286">El resultado de este ejercicio debería ser parecido a:</text:span><text:span text:style-name="T287"> </text:span></text:p>
        </text:list-item>
      </text:list>
      <text:p text:style-name="P146"><text:span text:style-name="T288"/></text:p>
      <text:p text:style-name="P147"><text:span text:style-name="T289">val textoshake = sc.textFile("file:/home/cloudera/ejercicios/shakespeare/shakepoems.txt")</text:span></text:p>
      <text:p text:style-name="P148"><text:span text:style-name="T289">val textoshake2 = textoshake.flatMap(x =&gt; x.split(" "))</text:span></text:p>
      <text:p text:style-name="P148"><text:span text:style-name="T289">val textoshake3 = textoshake2.map(x =&gt; x.replaceAll("[^a-zA-Z]+",""))</text:span></text:p>
      <text:p text:style-name="P148"><text:span text:style-name="T289">val textoshake4 = textoshake3.map(x =&gt; x.toLowerCase)</text:span></text:p>
      <text:p text:style-name="P148"><text:span text:style-name="T289">val stopwords =sc.textFile(“stop-word-list.csv”)</text:span></text:p>
      <text:p text:style-name="P148"><text:span text:style-name="T289">val stopwords2=stopwords.flatMap(line =&gt; line.split(“,”))</text:span></text:p>
      <text:p text:style-name="P148"><text:span text:style-name="T289">val stopwords3=stopwords2.map(word =&gt; word.replace(“ “,””)</text:span></text:p>
      <text:p text:style-name="P148"><text:span text:style-name="T289">val textoshake5 = textoshake4.subtract(sc.parallelize(Seq(" ")))</text:span></text:p>
      <text:p text:style-name="P148"><text:span text:style-name="T289">val textoshake6 = textoshake5.subtract(stopwords3)</text:span></text:p>
      <text:p text:style-name="P149"><text:span text:style-name="T289">val textoshake7 = textoshake6.map(x =&gt; (x,1)).reduceByKey((x,y) = x+y)</text:span></text:p>
      <text:p text:style-name="P150"><text:span text:style-name="T289">val textoshake8 = textoshake7.sortBy(x<text:s text:c="2"/>=&gt; x._2, ascending=false)</text:span></text:p>
      <text:p text:style-name="P150"><text:span text:style-name="T289">val textoshake9 = textoshake8.filter(x =&gt; x._1.size !=1)</text:span></text:p>
      <text:p text:style-name="P150"><text:span text:style-name="T289">val textoshake10 = textoshake9.filter(x =&gt; x._1.size !=0)</text:span></text:p>
      <text:p text:style-name="P150"><text:span text:style-name="T290"/></text:p>
      <text:p text:style-name="P150"><text:span text:style-name="T290"/></text:p>
      <text:p text:style-name="P150"><text:span text:style-name="T291">(thy,465)</text:span></text:p>
      <text:p text:style-name="P150"><text:span text:style-name="T291">(thou,432)</text:span></text:p>
      <text:p text:style-name="P150"><text:span text:style-name="T291">(love,289)</text:span></text:p>
      <text:p text:style-name="P150"><text:span text:style-name="T291">(thee,275)</text:span></text:p>
      <text:p text:style-name="P150"><text:span text:style-name="T291">(doth,216)</text:span></text:p>
      <text:p text:style-name="P150"><text:span text:style-name="T291">(eyes,143)</text:span></text:p>
      <text:p text:style-name="P150"><text:span text:style-name="T291">(more,136)</text:span></text:p>
      <text:p text:style-name="P150"><text:span text:style-name="T291">(shall,135)</text:span></text:p>
      <text:p text:style-name="P150"><text:span text:style-name="T291">(one,133)</text:span></text:p>
      <text:p text:style-name="P150"><text:span text:style-name="T291">(now,127)</text:span></text:p>
      <text:p text:style-name="P150"><text:span text:style-name="T292"/></text:p>
      <text:p text:style-name="P150"><text:span text:style-name="T292"/></text:p>
      <text:p text:style-name="P150"><text:span text:style-name="T292"/></text:p>
      <text:p text:style-name="P150"><text:span text:style-name="T292"/></text:p>
      <text:p text:style-name="P150"><text:span text:style-name="T292"/></text:p>
      <text:p text:style-name="P151"><text:span text:style-name="T292"/></text:p>
      <text:p text:style-name="P151"><text:span text:style-name="T292"/></text:p>
      <text:p text:style-name="P151"><text:span text:style-name="T292"/></text:p>
      <text:p text:style-name="P151"><text:span text:style-name="T292"/></text:p>
      <text:p text:style-name="P151"><text:span text:style-name="T292"/></text:p>
      <text:p text:style-name="P151"><text:span text:style-name="T292"/></text:p>
      <text:p text:style-name="P151"><text:span text:style-name="T292"/></text:p>
      <text:p text:style-name="P151"><text:span text:style-name="T292"/></text:p>
      <text:p text:style-name="P151"><text:span text:style-name="T292"/></text:p>
      <text:p text:style-name="P151"><text:span text:style-name="T292"/></text:p>
      <text:p text:style-name="P152"><text:span text:style-name="T292"/></text:p>
      <text:p text:style-name="P152"><text:span text:style-name="T292"/></text:p>
      <text:p text:style-name="P152"><text:span text:style-name="T292"/></text:p>
      <text:p text:style-name="P152"><text:span text:style-name="T292"/></text:p>
      <text:p text:style-name="P152"><text:span text:style-name="T292"/></text:p>
      <text:p text:style-name="P152"><text:span text:style-name="T293">Ejercicio: SparkSQL (JSON) (modulo 5.1)</text:span></text:p>
      <text:p text:style-name="P152"><text:span text:style-name="T294"/></text:p>
      <text:p text:style-name="P152"><text:span text:style-name="T295">EL objetivo de este ejercicio es familiarizarnos con el uso de la herramienta SQL de Spark.</text:span></text:p>
      <text:p text:style-name="P152"><text:span text:style-name="T296"/></text:p>
      <text:p text:style-name="P152"><text:span text:style-name="T297">Tareas a realizar</text:span></text:p>
      <text:p text:style-name="P152"><text:span text:style-name="T298"/></text:p>
      <text:list text:style-name="L153">
        <text:list-item>
          <text:p text:style-name="P153"><text:span text:style-name="T299">Crea un nuevo contexto SQLContext</text:span></text:p>
        </text:list-item>
      </text:list>
      <text:p text:style-name="P154"><text:span text:style-name="T300"><text:tab/><text:tab/>var ssc = new org.apache.spark.sql.SQLContext(sc)</text:span></text:p>
      <text:list text:style-name="L155">
        <text:list-item>
          <text:p text:style-name="P155"><text:span text:style-name="T301">Importa los implicits que permiten convertir RDDs en DataFrames</text:span></text:p>
        </text:list-item>
      </text:list>
      <text:p text:style-name="P156"><text:span text:style-name="T302"><text:tab/><text:tab/>import sqlContext.implicits._</text:span></text:p>
      <text:list text:style-name="L157">
        <text:list-item>
          <text:p text:style-name="P157"><text:span text:style-name="T303">Carga el dataset “zips.json” que se encuentra en la carpeta de ejercicios de Spark y que contiene datos de códigos postales de Estados Unidos. Puedes usar el comando “ssc.load(“ruta_fichero”, “formato”)”. Tiene este aspecto:</text:span></text:p>
        </text:list-item>
      </text:list>
      <text:p text:style-name="P158"><text:span text:style-name="T304"/></text:p>
      <text:p text:style-name="P158"><text:span text:style-name="T305"><text:tab/><text:tab/>var zips = ssc.load("file:/home/BIT/data/zips.json", <text:tab/><text:tab/>"json")</text:span></text:p>
      <text:list text:style-name="L159">
        <text:list-item>
          <text:p text:style-name="P159"><text:span text:style-name="T306">Visualiza los datos con el comando “show()”. Tienes que ver una tabla con 5 columnas con un subconjunto de los datos del fichero. Puedes ver que el código postal es “_id”, la ciudad es “city”, la ubicación “loc”, la población “pop” y el estado “state”.</text:span></text:p>
        </text:list-item>
      </text:list>
      <text:p text:style-name="P160"><text:span text:style-name="T307"><text:tab/><text:tab/>zips.show()</text:span></text:p>
      <text:list text:style-name="L161">
        <text:list-item>
          <text:p text:style-name="P161"><text:span text:style-name="T308">Obtén las filas cuyos códigos postales cuya población es superior a 10000 usando el api de DataFrames</text:span></text:p>
        </text:list-item>
      </text:list>
      <text:p text:style-name="P162"><text:span text:style-name="T309"><text:tab/><text:tab/>zips.filter(zips("pop") &gt; 10000).collect()</text:span></text:p>
      <text:p text:style-name="P162"><text:span text:style-name="T310"/></text:p>
      <text:list text:style-name="L163">
        <text:list-item>
          <text:p text:style-name="P163"><text:span text:style-name="T311">Guarda esta tabla en un fichero temporal para poder ejecutar SQL contra ella.</text:span></text:p>
        </text:list-item>
      </text:list>
      <text:p text:style-name="P164"><text:span text:style-name="T312"><text:tab/><text:tab/>zips.registerTempTable("zips")</text:span></text:p>
      <text:list text:style-name="L165">
        <text:list-item>
          <text:p text:style-name="P165"><text:span text:style-name="T313">Realiza la misma consulta que en el punto 5, pero esta vez usando SQL</text:span></text:p>
        </text:list-item>
      </text:list>
      <text:p text:style-name="P166"><text:span text:style-name="T314"><text:tab/><text:tab/>ssc.sql("select * from zips where pop &gt; <text:tab/><text:tab/><text:tab/><text:tab/>10000").collect()</text:span></text:p>
      <text:list text:style-name="L167">
        <text:list-item>
          <text:p text:style-name="P167"><text:span text:style-name="T315">Usando SQL, obtén la ciudad con más de 100 códigos postales</text:span></text:p>
        </text:list-item>
      </text:list>
      <text:p text:style-name="P168"><text:span text:style-name="T316"/></text:p>
      <text:p text:style-name="P168"><text:span text:style-name="T317"><text:tab/><text:tab/>ssc.sql("select city from zips group by city having <text:tab/><text:tab/>count(*)&gt;100 ").show()</text:span></text:p>
      <text:p text:style-name="P168"><text:span text:style-name="T318"/></text:p>
      <text:p text:style-name="P168"><text:span text:style-name="T318"/></text:p>
      <text:p text:style-name="P168"><text:span text:style-name="T318"/></text:p>
      <text:list text:style-name="L169">
        <text:list-item>
          <text:p text:style-name="P169"><text:span text:style-name="T319">Usando SQL, obtén la población del estado de Wisconsin (WI)</text:span></text:p>
        </text:list-item>
      </text:list>
      <text:p text:style-name="P170"><text:span text:style-name="T320"/></text:p>
      <text:p text:style-name="P170"><text:span text:style-name="T321"><text:tab/><text:tab/>ssc.sql("select SUM(pop) as PobTotal from zips where <text:tab/><text:tab/>state='WI'").show()</text:span></text:p>
      <text:p text:style-name="P170"><text:span text:style-name="T322"/></text:p>
      <text:p text:style-name="P170"><text:span text:style-name="T322"/></text:p>
      <text:p text:style-name="P170"><text:span text:style-name="T322"/></text:p>
      <text:list text:style-name="L171">
        <text:list-item>
          <text:p text:style-name="P171"><text:span text:style-name="T323">Usando SQL, obtén los 5 estados más poblados</text:span></text:p>
        </text:list-item>
      </text:list>
      <text:p text:style-name="P172"><text:span text:style-name="T324"><text:tab/><text:tab/>ssc.sql("select state from zips group by state order <text:tab/><text:tab/>by sum(pop) DESC").show(5)</text:span></text:p>
      <text:p text:style-name="P172"><text:span text:style-name="T325"/></text:p>
      <text:p text:style-name="P172"><text:span text:style-name="T326">ssc.sql("select state, SUM(pop) as POPULATION from zips group by state order by SUM(pop) DESC ").show()</text:span></text:p>
      <text:p text:style-name="P172"><text:span text:style-name="T327"/></text:p>
      <text:p text:style-name="P172"><text:span text:style-name="T327"/></text:p>
      <text:p text:style-name="P172"><text:span text:style-name="T327"/></text:p>
      <text:p text:style-name="P172"><text:span text:style-name="T327"/></text:p>
      <text:p text:style-name="P172"><text:span text:style-name="T327"/></text:p>
      <text:p text:style-name="P172"><text:span text:style-name="T328">Ejercicio: SparkSQL (hive) (módulo 5.2)</text:span></text:p>
      <text:p text:style-name="P172"><text:span text:style-name="T329">El objetivo de este ejercicio es familiarizarnos con el uso de SparkSQL para acceder a tablas en Hive, dado que es una herramienta ampliamente extendida en entornos analíticos.</text:span></text:p>
      <text:p text:style-name="P172"><text:span text:style-name="T330"/></text:p>
      <text:p text:style-name="P172"><text:span text:style-name="T331">Tareas a realizar</text:span></text:p>
      <text:p text:style-name="P172"><text:span text:style-name="T332"/></text:p>
      <text:list text:style-name="L173">
        <text:list-item>
          <text:p text:style-name="P173"><text:span text:style-name="T333">Abrir una<text:s text:c="2"/>terminal y ejecutad este comando: “sudo cp /usr/lib/hive/conf/hive-site.xml /usr/lib/spark/conf/”. Para más información podéis consultar esta web “<text:s text:c="2"/></text:span><text:a xlink:href="https://community.cloudera.com/t5/Advanced-Analytics-Apache-Spark/how-to-access-the-hive-tables-from-spark-shell/td-p/36609"><text:span text:style-name="T334">https://community.cloudera.com/t5/Advanced-Analytics-Apache-Spark/how-to-access-the-hive-tables-from-spark-shell/td-p/36609</text:span></text:a><text:span text:style-name="T335"><text:s/>”</text:span></text:p>
        </text:list-item>
        <text:list-item>
          <text:p text:style-name="P174"><text:span text:style-name="T335">Reiniciar el Shell de Spark.</text:span></text:p>
        </text:list-item>
        <text:list-item>
          <text:p text:style-name="P174"><text:span text:style-name="T335">En un terminal, arrancar el Shell de<text:s/></text:span><text:span text:style-name="T336">Hive</text:span><text:span text:style-name="T337"><text:s/>y echar un vistazo a las bases de datos y tablas que hay en cada una de ellas.</text:span></text:p>
        </text:list-item>
        <text:list-item>
          <text:p text:style-name="P174"><text:span text:style-name="T337">En otro terminal aparte, arrancar el Shell de Spark, y a través de SparkSQL crear una base de datos y una tabla con dos o tres columnas. Si no creamocon Spark a través de Hive.</text:span></text:p>
        </text:list-item>
      </text:list>
      <text:p text:style-name="P175"><text:span text:style-name="T337">bbdd: hivespark</text:span></text:p>
      <text:p text:style-name="P175"><text:span text:style-name="T337">tabla: empleados</text:span></text:p>
      <text:p text:style-name="P175"><text:span text:style-name="T337">columnas: id INT, name STRING, age INT</text:span></text:p>
      <text:p text:style-name="P175"><text:span text:style-name="T337">config table: FIELDS TERMINATED BY ',' LINES TERMINATED BY '\n'</text:span></text:p>
      <text:p text:style-name="P176"><text:span text:style-name="T338"><text:tab/><text:tab/>val sqlContext = new <text:tab/><text:tab/><text:tab/><text:tab/><text:tab/><text:tab/><text:tab/><text:tab/>org.apache.spark.sql.hive.HiveContext(sc)</text:span></text:p>
      <text:p text:style-name="P176"><text:span text:style-name="T339"/></text:p>
      <text:p text:style-name="P176"><text:span text:style-name="T340"><text:tab/><text:tab/>sqlContext.sql("CREATE DATABASE IF NOT EXISTS <text:tab/><text:tab/><text:tab/>hivespark")</text:span></text:p>
      <text:p text:style-name="P176"><text:span text:style-name="T341"/></text:p>
      <text:p text:style-name="P176"><text:span text:style-name="T342"><text:tab/><text:tab/>sqlContext.sql("CREATE TABLE IF<text:s text:c="2"/><text:tab/><text:tab/><text:tab/><text:tab/><text:tab/>hivespark.empleados(id INT, name STRING, age INT) <text:tab/><text:tab/>ROW FORMAT DELIMITED FIELDS TERMINATED BY ',' LINES <text:tab/><text:tab/>TERMINATED BY '\n'")</text:span></text:p>
      <text:list text:style-name="L177">
        <text:list-item>
          <text:p text:style-name="P177"><text:span text:style-name="T343">Crear un fichero “/home/cloudera/empleado.txt” que contenga los siguientes datos de esta manera dispuestos</text:span></text:p>
        </text:list-item>
      </text:list>
      <text:p text:style-name="P178"><text:span text:style-name="T344"/></text:p>
      <text:p text:style-name="P178"><text:span text:style-name="T345">1201, nombre1, 25</text:span></text:p>
      <text:p text:style-name="P178"><text:span text:style-name="T345">1202, nombre2, 28</text:span></text:p>
      <text:p text:style-name="P178"><text:span text:style-name="T345">1203, nombre3, 39</text:span></text:p>
      <text:p text:style-name="P178"><text:span text:style-name="T345">1204, nombre4, 23</text:span></text:p>
      <text:p text:style-name="P178"><text:span text:style-name="T345">1205, nombre5, 23</text:span></text:p>
      <text:p text:style-name="P178"><text:span text:style-name="T346"><text:tab/></text:span></text:p>
      <text:p text:style-name="P178"><text:span text:style-name="T347"/></text:p>
      <text:p text:style-name="P178"><text:span text:style-name="T347"/></text:p>
      <text:p text:style-name="P178"><text:span text:style-name="T347"/></text:p>
      <text:p text:style-name="P178"><text:span text:style-name="T347"/></text:p>
      <text:p text:style-name="P178"><text:span text:style-name="T347"/></text:p>
      <text:p text:style-name="P178"><text:span text:style-name="T347"/></text:p>
      <text:p text:style-name="P178"><text:span text:style-name="T347"/></text:p>
      <text:list text:style-name="L179">
        <text:list-item>
          <text:p text:style-name="P179"><text:span text:style-name="T348">Aprovechando la estructura de la tabla que hemos creado antes, usando SparkSQL, subid los</text:span><text:span text:style-name="T349"><text:s/>datos del fichero “/home/cloudera/empleado.txt” a la tabla<text:s/></text:span><text:span text:style-name="T350">hive, usando como la sintaxis de HiveQL como vimos en el curso de Hive (LOAD DATA LOCAL INPATH).</text:span></text:p>
        </text:list-item>
      </text:list>
      <text:p text:style-name="P180"><text:span text:style-name="T351"><text:tab/><text:tab/></text:span><text:span text:style-name="T352">sqlContext.sql("LOAD DATA LOCAL INPATH <text:tab/><text:tab/><text:tab/><text:tab/>'/home/cloudera/empleado.txt' INTO TABLE <text:tab/><text:tab/><text:tab/><text:tab/>hivespark.empleados")</text:span></text:p>
      <text:p text:style-name="P181"><text:span text:style-name="T353"/></text:p>
      <text:list text:style-name="L182">
        <text:list-item>
          <text:p text:style-name="P182"><text:span text:style-name="T354">Ejecutad cualquier consulta en los terminales de Hive y Spark para comprobar que todo funciona y se devuelven los mismos datos. En el terminal de Spark usad el comando “show()” para mostrar los datos.</text:span></text:p>
        </text:list-item>
      </text:list>
      <text:p text:style-name="P183"><text:span text:style-name="T355"><text:tab/><text:tab/>Hive: select * from empleados;</text:span></text:p>
      <text:p text:style-name="P183"><text:span text:style-name="T355"><text:tab/><text:tab/>Spark: var consulta=sqlContext.sql("SELECT * FROM <text:tab/><text:tab/>hivespark.empleados")</text:span></text:p>
      <text:p text:style-name="P183"><text:span text:style-name="T355"><text:tab/><text:tab/>Spark: consulta.show()</text:span></text:p>
      <text:p text:style-name="P183"><text:span text:style-name="T356"/></text:p>
      <text:p text:style-name="P183"><text:span text:style-name="T356"/></text:p>
      <text:p text:style-name="P183"><text:span text:style-name="T356"/></text:p>
      <text:p text:style-name="P183"><text:span text:style-name="T356"/></text:p>
      <text:p text:style-name="P184"><text:span text:style-name="T356"/></text:p>
      <text:p text:style-name="P185"><text:span text:style-name="T357">Ejercicio: SparkSQL (DataFrames) (módulo 5.3)</text:span></text:p>
      <text:p text:style-name="P185"><text:span text:style-name="T358">El objetivo de este ejercicio es familiarizarnos un poco más con la API de DataFrames.</text:span></text:p>
      <text:p text:style-name="P185"><text:span text:style-name="T359"/></text:p>
      <text:list text:style-name="L186">
        <text:list-item>
          <text:p text:style-name="P186"><text:span text:style-name="T360">Creamos un contexto SQL</text:span></text:p>
        </text:list-item>
      </text:list>
      <text:p text:style-name="P187"><text:span text:style-name="T361"><text:tab/><text:tab/>var ssc = new org.apache.spark.sql.SQLContext(sc)</text:span></text:p>
      <text:list text:style-name="L188">
        <text:list-item>
          <text:p text:style-name="P188"><text:span text:style-name="T362">Importa los implicits que permiten convertir RDDs en DataFrames y Row</text:span></text:p>
        </text:list-item>
      </text:list>
      <text:p text:style-name="P189"><text:span text:style-name="T363"><text:tab/><text:tab/>import sqlContext.implicits._</text:span></text:p>
      <text:p text:style-name="P189"><text:span text:style-name="T364"/></text:p>
      <text:p text:style-name="P189"><text:span text:style-name="T365"><text:tab/><text:tab/>import org.apache.spark.sql.Row</text:span></text:p>
      <text:p text:style-name="P189"><text:span text:style-name="T366"/></text:p>
      <text:p text:style-name="P189"><text:span text:style-name="T367"><text:tab/><text:tab/>import org.apache.spark.sql.types.{StructType, <text:tab/><text:tab/><text:tab/>StructField, StringType}</text:span></text:p>
      <text:list text:style-name="L190">
        <text:list-item>
          <text:p text:style-name="P190"><text:span text:style-name="T368">Creamos una variable con la ruta al fichero “/home/cloudera/Desktop/DataSetPartidos.txt”. Será necesario copiar el dataset “DataSetPartidos.txt” al escritorio de la máquina virtual. Las líneas tienen el siguiente formato:</text:span></text:p>
        </text:list-item>
      </text:list>
      <text:p text:style-name="P191"><text:span text:style-name="T369"># idPartido::temporada::jornada::EquipoLocal::EquipoVisitante::golesLocal::golesVisitante::fecha::timestamp</text:span></text:p>
      <text:p text:style-name="P192"><text:span text:style-name="T369"><text:tab/><text:tab/>var ruta_datos<text:s text:c="2"/>= <text:tab/><text:tab/><text:tab/>"</text:span><text:a xlink:href="file:/home/cloudera/Desktop/DataSetPartidos.txt"><text:span text:style-name="T370">file:/home/cloudera/Desktop/DataSetPartidos.txt</text:span></text:a><text:span text:style-name="T371">"</text:span></text:p>
      <text:list text:style-name="L193">
        <text:list-item>
          <text:p text:style-name="P193"><text:span text:style-name="T372">Leemos el contenido del archivo en una variable</text:span></text:p>
        </text:list-item>
      </text:list>
      <text:p text:style-name="P194"><text:span text:style-name="T373"><text:tab/><text:tab/>var dataset =sc.textFile(ruta_datos)</text:span></text:p>
      <text:list text:style-name="L195">
        <text:list-item>
          <text:p text:style-name="P195"><text:span text:style-name="T374">Creamos una variable que contenga el esquema de los datos</text:span></text:p>
        </text:list-item>
      </text:list>
      <text:p text:style-name="P196"><text:span text:style-name="T375"><text:tab/><text:tab/>val schemaString = <text:tab/><text:tab/>"idPartido::temporada::jornada::EquipoLocal::EquipoVisitante::golesLocal::golesVisitante::fecha::timestamp”</text:span><text:span text:style-name="T376"/></text:p>
      <text:list text:style-name="L197">
        <text:list-item>
          <text:p text:style-name="P197"><text:span text:style-name="T377">Generamos el esquema basado en la variable que contiene el esquema de los datos que acabamos de crear</text:span></text:p>
        </text:list-item>
      </text:list>
      <text:p text:style-name="P198"><text:span text:style-name="T378"><text:tab/><text:tab/></text:span><text:span text:style-name="T379">val schema =<text:s text:c="2"/><text:tab/><text:tab/>StructType(schemaString.split("::").map(fieldName =&gt; <text:tab/><text:tab/>StructField(fieldName, StringType, true)))</text:span><text:span text:style-name="T380"/></text:p>
      <text:list text:style-name="L199">
        <text:list-item>
          <text:p text:style-name="P199"><text:span text:style-name="T381">Convertimos las filas de nuestro RDD a Rows</text:span></text:p>
        </text:list-item>
      </text:list>
      <text:p text:style-name="P200"><text:span text:style-name="T382"><text:tab/><text:tab/>val rowRDD = dataset.map(_.split("::")).map(p =&gt; <text:tab/><text:tab/>Row(p(0), p(1) , p(2) , p(3) , p(4) , p(5) , p(6) , <text:tab/><text:tab/>p(7) , p(8).trim))</text:span><text:span text:style-name="T383"/></text:p>
      <text:list text:style-name="L201">
        <text:list-item>
          <text:p text:style-name="P201"><text:span text:style-name="T384">Aplicamos el Schema al RDD</text:span></text:p>
        </text:list-item>
      </text:list>
      <text:p text:style-name="P202"><text:span text:style-name="T385"><text:tab/><text:tab/>val partidosDataFrame = <text:tab/><text:tab/><text:tab/>sqlContext.createDataFrame(rowRDD, schema)</text:span><text:span text:style-name="T386"/></text:p>
      <text:list text:style-name="L203">
        <text:list-item>
          <text:p text:style-name="P203"><text:span text:style-name="T387">Registramos el DataFrame como una Tabla</text:span></text:p>
        </text:list-item>
      </text:list>
      <text:p text:style-name="P204"><text:span text:style-name="T388"><text:tab/><text:tab/>partidosDataFrame.registerTempTable("partidos")</text:span></text:p>
      <text:list text:style-name="L205">
        <text:list-item>
          <text:p text:style-name="P205"><text:span text:style-name="T389">Ya estamos listos para hacer consultas sobre el DF con el siguiente formato</text:span></text:p>
        </text:list-item>
      </text:list>
      <text:p text:style-name="P206"><text:span text:style-name="T390"><text:tab/></text:span><text:span text:style-name="T391"><text:tab/>val results = sqlContext.sql("SELECT temporada, jornada FROM partidos")</text:span></text:p>
      <text:p text:style-name="P206"><text:span text:style-name="T391"><text:tab/><text:tab/>results.show()</text:span></text:p>
      <text:list text:style-name="L207">
        <text:list-item>
          <text:p text:style-name="P207"><text:span text:style-name="T392">los resulados de las queries son DF y soportan las operaciones como los RDDs normales. Las columnas en el Row de resultados son accesibles por índice o nombre de campo</text:span></text:p>
        </text:list-item>
      </text:list>
      <text:p text:style-name="P208"><text:span text:style-name="T393"><text:tab/><text:tab/></text:span><text:span text:style-name="T394">results.map(t =&gt; "Name: " + t(0)).collect().foreach(println)</text:span><text:span text:style-name="T395"/></text:p>
      <text:list text:style-name="L209">
        <text:list-item>
          <text:p text:style-name="P209"><text:span text:style-name="T396">Ejercicio: ¿Cuál es el record de goles como visitante en una temporada del Oviedo?</text:span></text:p>
        </text:list-item>
      </text:list>
      <text:p text:style-name="P210"><text:span text:style-name="T397"><text:tab/><text:tab/></text:span><text:span text:style-name="T398">Val recordOviedo = sqlContext.sql("select sum(golesVisitante) as goles, <text:tab/><text:tab/>temporada from partidos where equipoVisitante='Real Oviedo' group by temporada <text:tab/>order by goles desc")</text:span><text:span text:style-name="T399"/></text:p>
      <text:p text:style-name="P210"><text:span text:style-name="T399"><text:tab/></text:span></text:p>
      <text:p text:style-name="P210"><text:span text:style-name="T400"><text:tab/>recordOviedo.take(1)</text:span><text:span text:style-name="T401"/></text:p>
      <text:p text:style-name="P210"><text:span text:style-name="T401"/></text:p>
      <text:list text:style-name="L211">
        <text:list-item>
          <text:p text:style-name="P211"><text:span text:style-name="T402">¿Quién ha estado más temporadas en 1 Division Sporting u Oviedo?</text:span></text:p>
        </text:list-item>
      </text:list>
      <text:p text:style-name="P212"><text:span text:style-name="T403"><text:tab/></text:span><text:span text:style-name="T404"><text:tab/>val temporadasOviedo = sqlContext.sql("select count(distinct(temporada)) <text:tab/><text:tab/>from partidos where equipoLocal='Real Oviedo' or equipoVisitante='Real <text:tab/><text:tab/>Oviedo' ")</text:span></text:p>
      <text:p text:style-name="P212"><text:span text:style-name="T404"/></text:p>
      <text:p text:style-name="P212"><text:span text:style-name="T404"/></text:p>
      <text:p text:style-name="P212"><text:span text:style-name="T405"><text:tab/><text:tab/></text:span><text:span text:style-name="T406">val temporadasSporting = sqlContext.sql("select count(distinct(temporada)) <text:tab/><text:tab/>from partidos where equipoLocal='Sporting de Gijon' or <text:tab/><text:tab/><text:tab/><text:tab/>equipoVisitante='Sporting de Gijon' ")</text:span><text:span text:style-name="T407"/></text:p>
      <text:p text:style-name="P213"><text:span text:style-name="T408"/></text:p>
      <text:p text:style-name="P213"><text:span text:style-name="T408"/></text:p>
      <text:p text:style-name="P214"><text:span text:style-name="T408"/></text:p>
      <text:p text:style-name="P215"><text:span text:style-name="T409">Ejercicio: Spark Streaming I (modulo 6.1)</text:span></text:p>
      <text:p text:style-name="P215"><text:span text:style-name="T410"/></text:p>
      <text:p text:style-name="P215"><text:span text:style-name="T411">El objetivo de este ejercicio es el de iniciarnos en el uso de Spark Streaming y observar sus cualidades. Para ello generaremos un script en un terminal que contará las palabras que introduzcamos en otra terminal a modo de streaming simulado.</text:span></text:p>
      <text:p text:style-name="P215"><text:span text:style-name="T412"/></text:p>
      <text:p text:style-name="P215"><text:span text:style-name="T413">Tareas a realizar</text:span></text:p>
      <text:p text:style-name="P215"><text:span text:style-name="T414"/></text:p>
      <text:list text:style-name="L216">
        <text:list-item>
          <text:p text:style-name="P216"><text:span text:style-name="T415">Visita en la web la documentación de Spark<text:s/></text:span><text:a xlink:href="https://spark.apache.org/docs/1.5.2/streamindirg-programming-guide.html"><text:span text:style-name="T416">https://spark.apache.org/docs/1.5.2/streamindirg-programming-guide.html</text:span></text:a><text:span text:style-name="T417"><text:s/>y familiarízate con el ejercicio. El objetivo es hacer lo mismo que pone en la web en el apartado “A Quick Example”</text:span></text:p>
        </text:list-item>
        <text:list-item>
          <text:p text:style-name="P216"><text:span text:style-name="T417">Tomate un tiempo para navegar por la web y explorar todo lo que puede ofrecerte. Cuando lo consideres, comienza el ejercicio:</text:span></text:p>
        </text:list-item>
        <text:list-item>
          <text:p text:style-name="P216"><text:span text:style-name="T417">Abre un terminal nuevo y escribe el siguiente comando: “nc -lkv 4444”, que hace que todo lo que escribas se envíe al puerto 4444</text:span></text:p>
        </text:list-item>
        <text:list-item>
          <text:p text:style-name="P216"><text:span text:style-name="T417">Inicia un nuevo terminal y arranca el Shell de Spark en modo local con al menos 2 threads, necesarios para ejecutar este ejercicio: “spark-shell --master local[2]”</text:span></text:p>
        </text:list-item>
      </text:list>
      <text:p text:style-name="P217"><text:span text:style-name="T418"><text:tab/><text:tab/></text:span><text:span text:style-name="T419">spark-shell --master local[2]</text:span><text:span text:style-name="T420"/></text:p>
      <text:list text:style-name="L218">
        <text:list-item>
          <text:p text:style-name="P218"><text:span text:style-name="T421">Por otro lado, accede al fichero “/usr/lib/spark/conf/log4j.properties”, y edítalo para poner el nivel de log a ERROR, de modo que en tu Shell puedas ver con claridad el streaming de palabras contadas devuelto por tu script.</text:span></text:p>
        </text:list-item>
        <text:list-item>
          <text:p text:style-name="P218"><text:span text:style-name="T421">Importa las clases necesarias para trabajar con Spark Streaming</text:span></text:p>
        </text:list-item>
      </text:list>
      <text:p text:style-name="P219"><text:span text:style-name="T422"><text:tab/><text:tab/></text:span><text:span text:style-name="T423">import org.apache.spark.streaming.StreamingContext</text:span></text:p>
      <text:p text:style-name="P219"><text:span text:style-name="T423"><text:tab/><text:tab/>import org.apache.spark.streaming.StreamingContext._</text:span></text:p>
      <text:p text:style-name="P219"><text:span text:style-name="T423"><text:tab/><text:tab/>import org.apache.spark.streaming.Seconds</text:span></text:p>
      <text:list text:style-name="L220">
        <text:list-item>
          <text:p text:style-name="P220"><text:span text:style-name="T424">Crea un SparkContext con una duración de 5 segundos</text:span></text:p>
        </text:list-item>
      </text:list>
      <text:p text:style-name="P221"><text:span text:style-name="T425"><text:tab/><text:tab/>var ssc = new StreamingContext(sc,Seconds(5))</text:span></text:p>
      <text:list text:style-name="L222">
        <text:list-item>
          <text:p text:style-name="P222"><text:span text:style-name="T426">Crea un DStream para leer texto del puerto que pusiste en el comando “nc”, especificando el hostname de nuestra máquina, que es “quickstart.cloudera”</text:span></text:p>
        </text:list-item>
      </text:list>
      <text:p text:style-name="P223"><text:span text:style-name="T427"><text:tab/></text:span><text:span text:style-name="T428"><text:tab/>var mystream = <text:tab/><text:tab/><text:tab/><text:tab/><text:tab/><text:tab/><text:tab/><text:tab/><text:tab/>ssc.socketTextStream("localhost",4444)</text:span><text:span text:style-name="T429"/></text:p>
      <text:list text:style-name="L224">
        <text:list-item>
          <text:p text:style-name="P224"><text:span text:style-name="T430">Crea un MapReduce, como vimos en los apuntes, para contar el número de palabras que aparecen en cada Stream</text:span></text:p>
        </text:list-item>
      </text:list>
      <text:p text:style-name="P225"><text:span text:style-name="T431"><text:tab/><text:tab/>var words = mystream.flatMap(line =&gt; line.split("\\W"))</text:span></text:p>
      <text:p text:style-name="P225"><text:span text:style-name="T432"><text:tab/><text:tab/></text:span><text:span text:style-name="T433">var wordCounts = words.map(x =&gt; (x, 1)).reduceByKey((x,y) <text:tab/><text:tab/>=&gt; x+y)</text:span><text:span text:style-name="T434"/></text:p>
      <text:list text:style-name="L226">
        <text:list-item>
          <text:p text:style-name="P226"><text:span text:style-name="T435">Imprime por pantalla los resultados de cada batch</text:span></text:p>
        </text:list-item>
      </text:list>
      <text:p text:style-name="P227"><text:span text:style-name="T436"><text:tab/><text:tab/>wordCounts.print()</text:span></text:p>
      <text:list text:style-name="L228">
        <text:list-item>
          <text:p text:style-name="P228"><text:span text:style-name="T437">Arranca el Streaming Context y llama a awaitTermination para esperar a que la tarea termine</text:span></text:p>
        </text:list-item>
      </text:list>
      <text:p text:style-name="P229"><text:span text:style-name="T438"><text:tab/><text:tab/></text:span><text:span text:style-name="T439">ssc.start()</text:span></text:p>
      <text:p text:style-name="P229"><text:span text:style-name="T439"><text:tab/><text:tab/>ssc.awaitTermination()</text:span></text:p>
      <text:p text:style-name="P229"><text:span text:style-name="T440"/></text:p>
      <text:p text:style-name="P230"><text:span text:style-name="T441">spark-shell --master local[2]</text:span></text:p>
      <text:p text:style-name="P230"><text:span text:style-name="T442"/></text:p>
      <text:p text:style-name="P230"><text:span text:style-name="T443">import org.apache.spark.streaming.StreamingContext</text:span></text:p>
      <text:p text:style-name="P230"><text:span text:style-name="T443">import org.apache.spark.streaming.StreamingContext._</text:span></text:p>
      <text:p text:style-name="P230"><text:span text:style-name="T443">import org.apache.spark.streaming.Seconds</text:span></text:p>
      <text:p text:style-name="P230"><text:span text:style-name="T443">val ssc = new StreamingContext(sc, Seconds(5))</text:span></text:p>
      <text:p text:style-name="P230"><text:span text:style-name="T443">val mystream = ssc.socketTextStream("quickstart.cloudera",4444)</text:span></text:p>
      <text:p text:style-name="P230"><text:span text:style-name="T443">val words = mystream.flatMap(line =&gt; line.split(" "))</text:span></text:p>
      <text:p text:style-name="P230"><text:span text:style-name="T443">val wordCounts = words.map(x =&gt; (x, 1)).reduceByKey((x,y) =&gt; x+y)</text:span></text:p>
      <text:p text:style-name="P230"><text:span text:style-name="T443">wordCounts.print()</text:span></text:p>
      <text:p text:style-name="P230"><text:span text:style-name="T443">ssc.start()</text:span></text:p>
      <text:p text:style-name="P230"><text:span text:style-name="T443">ssc.awaitTermination()</text:span></text:p>
      <text:p text:style-name="P230"><text:span text:style-name="T444"/></text:p>
      <text:p text:style-name="P230"><text:span text:style-name="T444"/></text:p>
      <text:p text:style-name="P230"><text:span text:style-name="T444"/></text:p>
      <text:p text:style-name="P231"><text:span text:style-name="T444"/></text:p>
      <text:list text:style-name="L232">
        <text:list-item>
          <text:p text:style-name="P232"><text:span text:style-name="T445">Una vez hayas acabado, sal del Shell y del terminal donde ejecutaste el comando “nc” haciendo un CNTRL+C</text:span></text:p>
        </text:list-item>
        <text:list-item>
          <text:p text:style-name="P232"><text:span text:style-name="T445">Para ejecutarlo desde un script:</text:span></text:p>
        </text:list-item>
      </text:list>
      <text:p text:style-name="P233"><text:span text:style-name="T445">spark-shell --master local[2] -i prueba.scala</text:span><text:span text:style-name="T44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